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table table:name="biblio" table:style-name="ta1">
        <table:table-column table:style-name="co1" table:number-columns-repeated="39" table:default-cell-style-name="Default"/>
        <table:table-row table:style-name="ro1">
          <table:table-cell office:value-type="string" calcext:value-type="string">
            <text:p>Identifier</text:p>
          </table:table-cell>
          <table:table-cell office:value-type="string" calcext:value-type="string">
            <text:p>Type</text:p>
          </table:table-cell>
          <table:table-cell office:value-type="string" calcext:value-type="string">
            <text:p>Address</text:p>
          </table:table-cell>
          <table:table-cell office:value-type="string" calcext:value-type="string">
            <text:p>Assignee</text:p>
          </table:table-cell>
          <table:table-cell office:value-type="string" calcext:value-type="string">
            <text:p>Annote</text:p>
          </table:table-cell>
          <table:table-cell office:value-type="string" calcext:value-type="string">
            <text:p>Author</text:p>
          </table:table-cell>
          <table:table-cell office:value-type="string" calcext:value-type="string">
            <text:p>Booktitle</text:p>
          </table:table-cell>
          <table:table-cell office:value-type="string" calcext:value-type="string">
            <text:p>Chapter</text:p>
          </table:table-cell>
          <table:table-cell office:value-type="string" calcext:value-type="string">
            <text:p>Day</text:p>
          </table:table-cell>
          <table:table-cell office:value-type="string" calcext:value-type="string">
            <text:p>Dayfiled</text:p>
          </table:table-cell>
          <table:table-cell office:value-type="string" calcext:value-type="string">
            <text:p>Edition</text:p>
          </table:table-cell>
          <table:table-cell office:value-type="string" calcext:value-type="string">
            <text:p>Editor</text:p>
          </table:table-cell>
          <table:table-cell office:value-type="string" calcext:value-type="string">
            <text:p>Howpublish</text:p>
          </table:table-cell>
          <table:table-cell office:value-type="string" calcext:value-type="string">
            <text:p>Institution</text:p>
          </table:table-cell>
          <table:table-cell office:value-type="string" calcext:value-type="string">
            <text:p>Journal</text:p>
          </table:table-cell>
          <table:table-cell office:value-type="string" calcext:value-type="string">
            <text:p>Language</text:p>
          </table:table-cell>
          <table:table-cell office:value-type="string" calcext:value-type="string">
            <text:p>Month</text:p>
          </table:table-cell>
          <table:table-cell office:value-type="string" calcext:value-type="string">
            <text:p>Monthfiled</text:p>
          </table:table-cell>
          <table:table-cell office:value-type="string" calcext:value-type="string">
            <text:p>Nationality</text:p>
          </table:table-cell>
          <table:table-cell office:value-type="string" calcext:value-type="string">
            <text:p>Note</text:p>
          </table:table-cell>
          <table:table-cell office:value-type="string" calcext:value-type="string">
            <text:p>Number</text:p>
          </table:table-cell>
          <table:table-cell office:value-type="string" calcext:value-type="string">
            <text:p>Organization</text:p>
          </table:table-cell>
          <table:table-cell office:value-type="string" calcext:value-type="string">
            <text:p>Pages</text:p>
          </table:table-cell>
          <table:table-cell office:value-type="string" calcext:value-type="string">
            <text:p>Publisher</text:p>
          </table:table-cell>
          <table:table-cell office:value-type="string" calcext:value-type="string">
            <text:p>Revision</text:p>
          </table:table-cell>
          <table:table-cell office:value-type="string" calcext:value-type="string">
            <text:p>School</text:p>
          </table:table-cell>
          <table:table-cell office:value-type="string" calcext:value-type="string">
            <text:p>Series</text:p>
          </table:table-cell>
          <table:table-cell office:value-type="string" calcext:value-type="string">
            <text:p>Title</text:p>
          </table:table-cell>
          <table:table-cell office:value-type="string" calcext:value-type="string">
            <text:p>RepType</text:p>
          </table:table-cell>
          <table:table-cell office:value-type="string" calcext:value-type="string">
            <text:p>Volume</text:p>
          </table:table-cell>
          <table:table-cell office:value-type="string" calcext:value-type="string">
            <text:p>Year</text:p>
          </table:table-cell>
          <table:table-cell office:value-type="string" calcext:value-type="string">
            <text:p>Yearfiled</text:p>
          </table:table-cell>
          <table:table-cell office:value-type="string" calcext:value-type="string">
            <text:p>URL</text:p>
          </table:table-cell>
          <table:table-cell office:value-type="string" calcext:value-type="string">
            <text:p>Custom1</text:p>
          </table:table-cell>
          <table:table-cell office:value-type="string" calcext:value-type="string">
            <text:p>Custom2</text:p>
          </table:table-cell>
          <table:table-cell office:value-type="string" calcext:value-type="string">
            <text:p>Custom3</text:p>
          </table:table-cell>
          <table:table-cell office:value-type="string" calcext:value-type="string">
            <text:p>Custom4</text:p>
          </table:table-cell>
          <table:table-cell office:value-type="string" calcext:value-type="string">
            <text:p>Custom5</text:p>
          </table:table-cell>
          <table:table-cell office:value-type="string" calcext:value-type="string">
            <text:p>ISBN</text:p>
          </table:table-cell>
        </table:table-row>
        <table:table-row-group>
          <table:table-row-group table:display="false">
            <table:table-row table:style-name="ro1" table:visibility="collapse">
              <table:table-cell office:value-type="string" calcext:value-type="string">
                <text:p>Rowe1981</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Rowe, L.</text:p>
              </table:table-cell>
              <table:table-cell office:value-type="string" calcext:value-type="string">
                <text:p>Proceedings of the ACM '81 Conference</text:p>
              </table:table-cell>
              <table:table-cell table:number-columns-repeated="15" office:value-type="string" calcext:value-type="string">
                <text:p/>
              </table:table-cell>
              <table:table-cell office:value-type="string" calcext:value-type="string">
                <text:p>281--282</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ACM '81</text:p>
              </table:table-cell>
              <table:table-cell office:value-type="string" calcext:value-type="string">
                <text:p>State of the Art Issues in Distributed Databases (Panel Session): Form-Flow Application Development</text:p>
              </table:table-cell>
              <table:table-cell table:number-columns-repeated="2" office:value-type="string" calcext:value-type="string">
                <text:p/>
              </table:table-cell>
              <table:table-cell office:value-type="string" calcext:value-type="string">
                <text:p>1981</text:p>
              </table:table-cell>
              <table:table-cell office:value-type="string" calcext:value-type="string">
                <text:p/>
              </table:table-cell>
              <table:table-cell office:value-type="string" calcext:value-type="string">
                <text:p>http://doi.acm.org/10.1145/800175.809899</text:p>
              </table:table-cell>
              <table:table-cell table:number-columns-repeated="5" office:value-type="string" calcext:value-type="string">
                <text:p/>
              </table:table-cell>
              <table:table-cell office:value-type="string" calcext:value-type="string">
                <text:p>0-89791-049-4</text:p>
              </table:table-cell>
            </table:table-row>
          </table:table-row-group>
          <table:table-row table:style-name="ro1">
            <table:table-cell table:style-name="Result" table:formula="of:=SUBTOTAL(3;[.$A$2:.$A$2])" office:value-type="float" office:value="1" calcext:value-type="float">
              <text:p>1</text:p>
            </table:table-cell>
            <table:table-cell table:number-columns-repeated="29"/>
            <table:table-cell table:style-name="Result" office:value-type="string" calcext:value-type="string">
              <text:p>1981 Cont.Núm</text:p>
            </table:table-cell>
            <table:table-cell table:number-columns-repeated="8"/>
          </table:table-row>
          <table:table-row-group table:display="false">
            <table:table-row table:style-name="ro1" table:visibility="collapse">
              <table:table-cell office:value-type="string" calcext:value-type="string">
                <text:p>Humphrey1990</text:p>
              </table:table-cell>
              <table:table-cell office:value-type="string" calcext:value-type="string">
                <text:p>6</text:p>
              </table:table-cell>
              <table:table-cell office:value-type="string" calcext:value-type="string">
                <text:p>Los Alamitos, CA, USA</text:p>
              </table:table-cell>
              <table:table-cell table:number-columns-repeated="2" office:value-type="string" calcext:value-type="string">
                <text:p/>
              </table:table-cell>
              <table:table-cell office:value-type="string" calcext:value-type="string">
                <text:p>Humphrey, Watts</text:p>
              </table:table-cell>
              <table:table-cell office:value-type="string" calcext:value-type="string">
                <text:p>Proceedings of the 5th International Software Process Workshop on Experience with Software Process Models</text:p>
              </table:table-cell>
              <table:table-cell table:number-columns-repeated="15" office:value-type="string" calcext:value-type="string">
                <text:p/>
              </table:table-cell>
              <table:table-cell office:value-type="string" calcext:value-type="string">
                <text:p>7--11</text:p>
              </table:table-cell>
              <table:table-cell office:value-type="string" calcext:value-type="string">
                <text:p>IEEE Computer Society Press</text:p>
              </table:table-cell>
              <table:table-cell table:number-columns-repeated="2" office:value-type="string" calcext:value-type="string">
                <text:p/>
              </table:table-cell>
              <table:table-cell office:value-type="string" calcext:value-type="string">
                <text:p>ISPW '90</text:p>
              </table:table-cell>
              <table:table-cell office:value-type="string" calcext:value-type="string">
                <text:p>Review of the State-of-the-art (Session Summary)</text:p>
              </table:table-cell>
              <table:table-cell table:number-columns-repeated="2" office:value-type="string" calcext:value-type="string">
                <text:p/>
              </table:table-cell>
              <table:table-cell office:value-type="string" calcext:value-type="string">
                <text:p>1990</text:p>
              </table:table-cell>
              <table:table-cell office:value-type="string" calcext:value-type="string">
                <text:p/>
              </table:table-cell>
              <table:table-cell office:value-type="string" calcext:value-type="string">
                <text:p>http://dl.acm.org/citation.cfm?id=317498.317687</text:p>
              </table:table-cell>
              <table:table-cell table:number-columns-repeated="5" office:value-type="string" calcext:value-type="string">
                <text:p/>
              </table:table-cell>
              <table:table-cell office:value-type="string" calcext:value-type="string">
                <text:p>0-8186-2104-4</text:p>
              </table:table-cell>
            </table:table-row>
            <table:table-row table:style-name="ro1" table:visibility="collapse">
              <table:table-cell office:value-type="string" calcext:value-type="string">
                <text:p>SugiyamaHorowitz1990</text:p>
              </table:table-cell>
              <table:table-cell office:value-type="string" calcext:value-type="string">
                <text:p>6</text:p>
              </table:table-cell>
              <table:table-cell office:value-type="string" calcext:value-type="string">
                <text:p>Los Alamitos, CA, USA</text:p>
              </table:table-cell>
              <table:table-cell table:number-columns-repeated="2" office:value-type="string" calcext:value-type="string">
                <text:p/>
              </table:table-cell>
              <table:table-cell office:value-type="string" calcext:value-type="string">
                <text:p>Sugiyama, Yasuhiro and Horowitz, Ellis</text:p>
              </table:table-cell>
              <table:table-cell office:value-type="string" calcext:value-type="string">
                <text:p>Proceedings of the 5th International Software Process Workshop on Experience with Software Process Models</text:p>
              </table:table-cell>
              <table:table-cell table:number-columns-repeated="15" office:value-type="string" calcext:value-type="string">
                <text:p/>
              </table:table-cell>
              <table:table-cell office:value-type="string" calcext:value-type="string">
                <text:p>134--136</text:p>
              </table:table-cell>
              <table:table-cell office:value-type="string" calcext:value-type="string">
                <text:p>IEEE Computer Society Press</text:p>
              </table:table-cell>
              <table:table-cell table:number-columns-repeated="2" office:value-type="string" calcext:value-type="string">
                <text:p/>
              </table:table-cell>
              <table:table-cell office:value-type="string" calcext:value-type="string">
                <text:p>ISPW '90</text:p>
              </table:table-cell>
              <table:table-cell office:value-type="string" calcext:value-type="string">
                <text:p>OPM: An Object Process Modeling Environment0</text:p>
              </table:table-cell>
              <table:table-cell table:number-columns-repeated="2" office:value-type="string" calcext:value-type="string">
                <text:p/>
              </table:table-cell>
              <table:table-cell office:value-type="string" calcext:value-type="string">
                <text:p>1990</text:p>
              </table:table-cell>
              <table:table-cell office:value-type="string" calcext:value-type="string">
                <text:p/>
              </table:table-cell>
              <table:table-cell office:value-type="string" calcext:value-type="string">
                <text:p>http://dl.acm.org/citation.cfm?id=317498.317737</text:p>
              </table:table-cell>
              <table:table-cell table:number-columns-repeated="5" office:value-type="string" calcext:value-type="string">
                <text:p/>
              </table:table-cell>
              <table:table-cell office:value-type="string" calcext:value-type="string">
                <text:p>0-8186-2104-4</text:p>
              </table:table-cell>
            </table:table-row>
          </table:table-row-group>
          <table:table-row table:style-name="ro1">
            <table:table-cell table:style-name="Result" table:formula="of:=SUBTOTAL(3;[.$A$4:.$A$5])" office:value-type="float" office:value="2" calcext:value-type="float">
              <text:p>2</text:p>
            </table:table-cell>
            <table:table-cell table:number-columns-repeated="29"/>
            <table:table-cell table:style-name="Result" office:value-type="string" calcext:value-type="string">
              <text:p>1990 Cont.Núm</text:p>
            </table:table-cell>
            <table:table-cell table:number-columns-repeated="8"/>
          </table:table-row>
          <table:table-row-group table:display="false">
            <table:table-row table:style-name="ro1" table:visibility="collapse">
              <table:table-cell office:value-type="string" calcext:value-type="string">
                <text:p>GoldbergNicholsOkiEtAl1992</text:p>
              </table:table-cell>
              <table:table-cell office:value-type="string" calcext:value-type="string">
                <text:p>7</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Goldberg, David and Nichols, David and Oki, Brian M. and Terry, Douglas</text:p>
              </table:table-cell>
              <table:table-cell table:number-columns-repeated="8" office:value-type="string" calcext:value-type="string">
                <text:p/>
              </table:table-cell>
              <table:table-cell office:value-type="string" calcext:value-type="string">
                <text:p>Commun. ACM</text:p>
              </table:table-cell>
              <table:table-cell office:value-type="string" calcext:value-type="string">
                <text:p/>
              </table:table-cell>
              <table:table-cell office:value-type="string" calcext:value-type="string">
                <text:p>December</text:p>
              </table:table-cell>
              <table:table-cell table:number-columns-repeated="3" office:value-type="string" calcext:value-type="string">
                <text:p/>
              </table:table-cell>
              <table:table-cell office:value-type="string" calcext:value-type="string">
                <text:p>12</text:p>
              </table:table-cell>
              <table:table-cell office:value-type="string" calcext:value-type="string">
                <text:p/>
              </table:table-cell>
              <table:table-cell office:value-type="string" calcext:value-type="string">
                <text:p>61--70</text:p>
              </table:table-cell>
              <table:table-cell office:value-type="string" calcext:value-type="string">
                <text:p>ACM</text:p>
              </table:table-cell>
              <table:table-cell table:number-columns-repeated="3" office:value-type="string" calcext:value-type="string">
                <text:p/>
              </table:table-cell>
              <table:table-cell office:value-type="string" calcext:value-type="string">
                <text:p>Using Collaborative Filtering to Weave an Information Tapestry</text:p>
              </table:table-cell>
              <table:table-cell office:value-type="string" calcext:value-type="string">
                <text:p/>
              </table:table-cell>
              <table:table-cell office:value-type="string" calcext:value-type="string">
                <text:p>35</text:p>
              </table:table-cell>
              <table:table-cell office:value-type="string" calcext:value-type="string">
                <text:p>1992</text:p>
              </table:table-cell>
              <table:table-cell office:value-type="string" calcext:value-type="string">
                <text:p/>
              </table:table-cell>
              <table:table-cell office:value-type="string" calcext:value-type="string">
                <text:p>http://doi.acm.org/10.1145/138859.138867</text:p>
              </table:table-cell>
              <table:table-cell table:number-columns-repeated="6" office:value-type="string" calcext:value-type="string">
                <text:p/>
              </table:table-cell>
            </table:table-row>
          </table:table-row-group>
          <table:table-row table:style-name="ro1">
            <table:table-cell table:style-name="Result" table:formula="of:=SUBTOTAL(3;[.$A$7:.$A$7])" office:value-type="float" office:value="1" calcext:value-type="float">
              <text:p>1</text:p>
            </table:table-cell>
            <table:table-cell table:number-columns-repeated="29"/>
            <table:table-cell table:style-name="Result" office:value-type="string" calcext:value-type="string">
              <text:p>1992 Cont.Núm</text:p>
            </table:table-cell>
            <table:table-cell table:number-columns-repeated="8"/>
          </table:table-row>
          <table:table-row-group table:display="false">
            <table:table-row table:style-name="ro1" table:visibility="collapse">
              <table:table-cell office:value-type="string" calcext:value-type="string">
                <text:p>Kuhn1999</text:p>
              </table:table-cell>
              <table:table-cell office:value-type="string" calcext:value-type="string">
                <text:p>7</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Kuhn, D. Richard</text:p>
              </table:table-cell>
              <table:table-cell table:number-columns-repeated="8" office:value-type="string" calcext:value-type="string">
                <text:p/>
              </table:table-cell>
              <table:table-cell office:value-type="string" calcext:value-type="string">
                <text:p>ACM Trans. Softw. Eng. Methodol.</text:p>
              </table:table-cell>
              <table:table-cell office:value-type="string" calcext:value-type="string">
                <text:p/>
              </table:table-cell>
              <table:table-cell office:value-type="string" calcext:value-type="string">
                <text:p>October</text:p>
              </table:table-cell>
              <table:table-cell table:number-columns-repeated="3" office:value-type="string" calcext:value-type="string">
                <text:p/>
              </table:table-cell>
              <table:table-cell office:value-type="string" calcext:value-type="string">
                <text:p>4</text:p>
              </table:table-cell>
              <table:table-cell office:value-type="string" calcext:value-type="string">
                <text:p/>
              </table:table-cell>
              <table:table-cell office:value-type="string" calcext:value-type="string">
                <text:p>411--424</text:p>
              </table:table-cell>
              <table:table-cell office:value-type="string" calcext:value-type="string">
                <text:p>ACM</text:p>
              </table:table-cell>
              <table:table-cell table:number-columns-repeated="3" office:value-type="string" calcext:value-type="string">
                <text:p/>
              </table:table-cell>
              <table:table-cell office:value-type="string" calcext:value-type="string">
                <text:p>Fault Classes and Error Detection Capability of Specification-based Testing</text:p>
              </table:table-cell>
              <table:table-cell office:value-type="string" calcext:value-type="string">
                <text:p/>
              </table:table-cell>
              <table:table-cell office:value-type="string" calcext:value-type="string">
                <text:p>8</text:p>
              </table:table-cell>
              <table:table-cell office:value-type="string" calcext:value-type="string">
                <text:p>1999</text:p>
              </table:table-cell>
              <table:table-cell office:value-type="string" calcext:value-type="string">
                <text:p/>
              </table:table-cell>
              <table:table-cell office:value-type="string" calcext:value-type="string">
                <text:p>http://doi.acm.org/10.1145/322993.322996</text:p>
              </table:table-cell>
              <table:table-cell table:number-columns-repeated="6" office:value-type="string" calcext:value-type="string">
                <text:p/>
              </table:table-cell>
            </table:table-row>
          </table:table-row-group>
          <table:table-row table:style-name="ro1">
            <table:table-cell table:style-name="Result" table:formula="of:=SUBTOTAL(3;[.$A$9:.$A$9])" office:value-type="float" office:value="1" calcext:value-type="float">
              <text:p>1</text:p>
            </table:table-cell>
            <table:table-cell table:number-columns-repeated="29"/>
            <table:table-cell table:style-name="Result" office:value-type="string" calcext:value-type="string">
              <text:p>1999 Cont.Núm</text:p>
            </table:table-cell>
            <table:table-cell table:number-columns-repeated="8"/>
          </table:table-row>
          <table:table-row-group table:display="false">
            <table:table-row table:style-name="ro1" table:visibility="collapse">
              <table:table-cell office:value-type="string" calcext:value-type="string">
                <text:p>SinnettBarr200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Sinnett, Christian J. and Barr, Tammy</text:p>
              </table:table-cell>
              <table:table-cell office:value-type="string" calcext:value-type="string">
                <text:p>Proceedings of the 32Nd Annual ACM SIGUCCS Conference on User Services</text:p>
              </table:table-cell>
              <table:table-cell table:number-columns-repeated="15" office:value-type="string" calcext:value-type="string">
                <text:p/>
              </table:table-cell>
              <table:table-cell office:value-type="string" calcext:value-type="string">
                <text:p>209--216</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SIGUCCS '04</text:p>
              </table:table-cell>
              <table:table-cell office:value-type="string" calcext:value-type="string">
                <text:p>OSU Helpdesk: A Cost-effective Helpdesk Solution for Everyone</text:p>
              </table:table-cell>
              <table:table-cell table:number-columns-repeated="2" office:value-type="string" calcext:value-type="string">
                <text:p/>
              </table:table-cell>
              <table:table-cell office:value-type="string" calcext:value-type="string">
                <text:p>2004</text:p>
              </table:table-cell>
              <table:table-cell office:value-type="string" calcext:value-type="string">
                <text:p/>
              </table:table-cell>
              <table:table-cell office:value-type="string" calcext:value-type="string">
                <text:p>http://doi.acm.org/10.1145/1027802.1027851</text:p>
              </table:table-cell>
              <table:table-cell table:number-columns-repeated="5" office:value-type="string" calcext:value-type="string">
                <text:p/>
              </table:table-cell>
              <table:table-cell office:value-type="string" calcext:value-type="string">
                <text:p>1-58113-869-5</text:p>
              </table:table-cell>
            </table:table-row>
          </table:table-row-group>
          <table:table-row table:style-name="ro1">
            <table:table-cell table:style-name="Result" table:formula="of:=SUBTOTAL(3;[.$A$11:.$A$11])" office:value-type="float" office:value="1" calcext:value-type="float">
              <text:p>1</text:p>
            </table:table-cell>
            <table:table-cell table:number-columns-repeated="29"/>
            <table:table-cell table:style-name="Result" office:value-type="string" calcext:value-type="string">
              <text:p>2004 Cont.Núm</text:p>
            </table:table-cell>
            <table:table-cell table:number-columns-repeated="8"/>
          </table:table-row>
          <table:table-row-group table:display="false">
            <table:table-row table:style-name="ro1" table:visibility="collapse">
              <table:table-cell office:value-type="string" calcext:value-type="string">
                <text:p>AnvikHiewMurphy2005</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Anvik, John and Hiew, Lyndon and Murphy, Gail C.</text:p>
              </table:table-cell>
              <table:table-cell office:value-type="string" calcext:value-type="string">
                <text:p>Proceedings of the 2005 OOPSLA Workshop on Eclipse Technology eXchange</text:p>
              </table:table-cell>
              <table:table-cell table:number-columns-repeated="15" office:value-type="string" calcext:value-type="string">
                <text:p/>
              </table:table-cell>
              <table:table-cell office:value-type="string" calcext:value-type="string">
                <text:p>35--39</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eclipse '05</text:p>
              </table:table-cell>
              <table:table-cell office:value-type="string" calcext:value-type="string">
                <text:p>Coping with an Open Bug Repository</text:p>
              </table:table-cell>
              <table:table-cell table:number-columns-repeated="2" office:value-type="string" calcext:value-type="string">
                <text:p/>
              </table:table-cell>
              <table:table-cell office:value-type="string" calcext:value-type="string">
                <text:p>2005</text:p>
              </table:table-cell>
              <table:table-cell office:value-type="string" calcext:value-type="string">
                <text:p/>
              </table:table-cell>
              <table:table-cell office:value-type="string" calcext:value-type="string">
                <text:p>http://doi.acm.org/10.1145/1117696.1117704</text:p>
              </table:table-cell>
              <table:table-cell table:number-columns-repeated="5" office:value-type="string" calcext:value-type="string">
                <text:p/>
              </table:table-cell>
              <table:table-cell office:value-type="string" calcext:value-type="string">
                <text:p>1-59593-342-5</text:p>
              </table:table-cell>
            </table:table-row>
            <table:table-row table:style-name="ro1" table:visibility="collapse">
              <table:table-cell office:value-type="string" calcext:value-type="string">
                <text:p>MichailXie2005</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Michail, Amir and Xie, Tao</text:p>
              </table:table-cell>
              <table:table-cell office:value-type="string" calcext:value-type="string">
                <text:p>Proceedings of the 27th International Conference on Software Engineering</text:p>
              </table:table-cell>
              <table:table-cell table:number-columns-repeated="15" office:value-type="string" calcext:value-type="string">
                <text:p/>
              </table:table-cell>
              <table:table-cell office:value-type="string" calcext:value-type="string">
                <text:p>107--116</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CSE '05</text:p>
              </table:table-cell>
              <table:table-cell office:value-type="string" calcext:value-type="string">
                <text:p>Helping Users Avoid Bugs in GUI Applications</text:p>
              </table:table-cell>
              <table:table-cell table:number-columns-repeated="2" office:value-type="string" calcext:value-type="string">
                <text:p/>
              </table:table-cell>
              <table:table-cell office:value-type="string" calcext:value-type="string">
                <text:p>2005</text:p>
              </table:table-cell>
              <table:table-cell office:value-type="string" calcext:value-type="string">
                <text:p/>
              </table:table-cell>
              <table:table-cell office:value-type="string" calcext:value-type="string">
                <text:p>http://doi.acm.org/10.1145/1062455.1062490</text:p>
              </table:table-cell>
              <table:table-cell table:number-columns-repeated="5" office:value-type="string" calcext:value-type="string">
                <text:p/>
              </table:table-cell>
              <table:table-cell office:value-type="string" calcext:value-type="string">
                <text:p>1-58113-963-2</text:p>
              </table:table-cell>
            </table:table-row>
            <table:table-row table:style-name="ro1" table:visibility="collapse">
              <table:table-cell office:value-type="string" calcext:value-type="string">
                <text:p>OhiraOhsugiOhokaEtAl2005</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Ohira, Masao and Ohsugi, Naoki and Ohoka, Tetsuya and Matsumoto, Ken-ichi</text:p>
              </table:table-cell>
              <table:table-cell office:value-type="string" calcext:value-type="string">
                <text:p>Proceedings of the 2005 International Workshop on Mining Software Repositories</text:p>
              </table:table-cell>
              <table:table-cell table:number-columns-repeated="15" office:value-type="string" calcext:value-type="string">
                <text:p/>
              </table:table-cell>
              <table:table-cell office:value-type="string" calcext:value-type="string">
                <text:p>1--5</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MSR '05</text:p>
              </table:table-cell>
              <table:table-cell office:value-type="string" calcext:value-type="string">
                <text:p>Accelerating Cross-project Knowledge Collaboration Using Collaborative Filtering and Social Networks</text:p>
              </table:table-cell>
              <table:table-cell table:number-columns-repeated="2" office:value-type="string" calcext:value-type="string">
                <text:p/>
              </table:table-cell>
              <table:table-cell office:value-type="string" calcext:value-type="string">
                <text:p>2005</text:p>
              </table:table-cell>
              <table:table-cell office:value-type="string" calcext:value-type="string">
                <text:p/>
              </table:table-cell>
              <table:table-cell office:value-type="string" calcext:value-type="string">
                <text:p>http://doi.acm.org/10.1145/1082983.1083163</text:p>
              </table:table-cell>
              <table:table-cell table:number-columns-repeated="5" office:value-type="string" calcext:value-type="string">
                <text:p/>
              </table:table-cell>
              <table:table-cell office:value-type="string" calcext:value-type="string">
                <text:p>1-59593-123-6</text:p>
              </table:table-cell>
            </table:table-row>
            <table:table-row table:style-name="ro1" table:visibility="collapse">
              <table:table-cell office:value-type="string" calcext:value-type="string">
                <text:p>OhiraOhsugiOhokaEtAl2005a</text:p>
              </table:table-cell>
              <table:table-cell office:value-type="string" calcext:value-type="string">
                <text:p>7</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Ohira, Masao and Ohsugi, Naoki and Ohoka, Tetsuya and Matsumoto, Ken-ichi</text:p>
              </table:table-cell>
              <table:table-cell table:number-columns-repeated="8" office:value-type="string" calcext:value-type="string">
                <text:p/>
              </table:table-cell>
              <table:table-cell office:value-type="string" calcext:value-type="string">
                <text:p>SIGSOFT Softw. Eng. Notes</text:p>
              </table:table-cell>
              <table:table-cell office:value-type="string" calcext:value-type="string">
                <text:p/>
              </table:table-cell>
              <table:table-cell office:value-type="string" calcext:value-type="string">
                <text:p>May</text:p>
              </table:table-cell>
              <table:table-cell table:number-columns-repeated="3" office:value-type="string" calcext:value-type="string">
                <text:p/>
              </table:table-cell>
              <table:table-cell office:value-type="string" calcext:value-type="string">
                <text:p>4</text:p>
              </table:table-cell>
              <table:table-cell office:value-type="string" calcext:value-type="string">
                <text:p/>
              </table:table-cell>
              <table:table-cell office:value-type="string" calcext:value-type="string">
                <text:p>1--5</text:p>
              </table:table-cell>
              <table:table-cell office:value-type="string" calcext:value-type="string">
                <text:p>ACM</text:p>
              </table:table-cell>
              <table:table-cell table:number-columns-repeated="3" office:value-type="string" calcext:value-type="string">
                <text:p/>
              </table:table-cell>
              <table:table-cell office:value-type="string" calcext:value-type="string">
                <text:p>Accelerating Cross-project Knowledge Collaboration Using Collaborative Filtering and Social Networks</text:p>
              </table:table-cell>
              <table:table-cell office:value-type="string" calcext:value-type="string">
                <text:p/>
              </table:table-cell>
              <table:table-cell office:value-type="string" calcext:value-type="string">
                <text:p>30</text:p>
              </table:table-cell>
              <table:table-cell office:value-type="string" calcext:value-type="string">
                <text:p>2005</text:p>
              </table:table-cell>
              <table:table-cell office:value-type="string" calcext:value-type="string">
                <text:p/>
              </table:table-cell>
              <table:table-cell office:value-type="string" calcext:value-type="string">
                <text:p>http://doi.acm.org/10.1145/1082983.1083163</text:p>
              </table:table-cell>
              <table:table-cell table:number-columns-repeated="6" office:value-type="string" calcext:value-type="string">
                <text:p/>
              </table:table-cell>
            </table:table-row>
          </table:table-row-group>
          <table:table-row table:style-name="ro1">
            <table:table-cell table:style-name="Result" table:formula="of:=SUBTOTAL(3;[.$A$13:.$A$16])" office:value-type="float" office:value="4" calcext:value-type="float">
              <text:p>4</text:p>
            </table:table-cell>
            <table:table-cell table:number-columns-repeated="29"/>
            <table:table-cell table:style-name="Result" office:value-type="string" calcext:value-type="string">
              <text:p>2005 Cont.Núm</text:p>
            </table:table-cell>
            <table:table-cell table:number-columns-repeated="8"/>
          </table:table-row>
          <table:table-row-group table:display="false">
            <table:table-row table:style-name="ro1" table:visibility="collapse">
              <table:table-cell office:value-type="string" calcext:value-type="string">
                <text:p>SpaccoHovemeyerPugh2006</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Spacco, Jaime and Hovemeyer, David and Pugh, William</text:p>
              </table:table-cell>
              <table:table-cell office:value-type="string" calcext:value-type="string">
                <text:p>Proceedings of the 2006 International Workshop on Mining Software Repositories</text:p>
              </table:table-cell>
              <table:table-cell table:number-columns-repeated="15" office:value-type="string" calcext:value-type="string">
                <text:p/>
              </table:table-cell>
              <table:table-cell office:value-type="string" calcext:value-type="string">
                <text:p>133--136</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MSR '06</text:p>
              </table:table-cell>
              <table:table-cell office:value-type="string" calcext:value-type="string">
                <text:p>Tracking Defect Warnings Across Versions</text:p>
              </table:table-cell>
              <table:table-cell table:number-columns-repeated="2" office:value-type="string" calcext:value-type="string">
                <text:p/>
              </table:table-cell>
              <table:table-cell office:value-type="string" calcext:value-type="string">
                <text:p>2006</text:p>
              </table:table-cell>
              <table:table-cell office:value-type="string" calcext:value-type="string">
                <text:p/>
              </table:table-cell>
              <table:table-cell office:value-type="string" calcext:value-type="string">
                <text:p>http://doi.acm.org/10.1145/1137983.1138014</text:p>
              </table:table-cell>
              <table:table-cell table:number-columns-repeated="5" office:value-type="string" calcext:value-type="string">
                <text:p/>
              </table:table-cell>
              <table:table-cell office:value-type="string" calcext:value-type="string">
                <text:p>1-59593-397-2</text:p>
              </table:table-cell>
            </table:table-row>
            <table:table-row table:style-name="ro1" table:visibility="collapse">
              <table:table-cell office:value-type="string" calcext:value-type="string">
                <text:p>WeisgerberDiehl2006</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Wei\ssgerber, Peter and Diehl, Stephan</text:p>
              </table:table-cell>
              <table:table-cell office:value-type="string" calcext:value-type="string">
                <text:p>Proceedings of the 2006 International Workshop on Mining Software Repositories</text:p>
              </table:table-cell>
              <table:table-cell table:number-columns-repeated="15" office:value-type="string" calcext:value-type="string">
                <text:p/>
              </table:table-cell>
              <table:table-cell office:value-type="string" calcext:value-type="string">
                <text:p>112--118</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MSR '06</text:p>
              </table:table-cell>
              <table:table-cell office:value-type="string" calcext:value-type="string">
                <text:p>Are Refactorings Less Error-prone Than Other Changes?</text:p>
              </table:table-cell>
              <table:table-cell table:number-columns-repeated="2" office:value-type="string" calcext:value-type="string">
                <text:p/>
              </table:table-cell>
              <table:table-cell office:value-type="string" calcext:value-type="string">
                <text:p>2006</text:p>
              </table:table-cell>
              <table:table-cell office:value-type="string" calcext:value-type="string">
                <text:p/>
              </table:table-cell>
              <table:table-cell office:value-type="string" calcext:value-type="string">
                <text:p>http://doi.acm.org/10.1145/1137983.1138011</text:p>
              </table:table-cell>
              <table:table-cell table:number-columns-repeated="5" office:value-type="string" calcext:value-type="string">
                <text:p/>
              </table:table-cell>
              <table:table-cell office:value-type="string" calcext:value-type="string">
                <text:p>1-59593-397-2</text:p>
              </table:table-cell>
            </table:table-row>
            <table:table-row table:style-name="ro1" table:visibility="collapse">
              <table:table-cell office:value-type="string" calcext:value-type="string">
                <text:p>Weimer2006</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Weimer, Westley</text:p>
              </table:table-cell>
              <table:table-cell office:value-type="string" calcext:value-type="string">
                <text:p>Proceedings of the 5th International Conference on Generative Programming and Component Engineering</text:p>
              </table:table-cell>
              <table:table-cell table:number-columns-repeated="15" office:value-type="string" calcext:value-type="string">
                <text:p/>
              </table:table-cell>
              <table:table-cell office:value-type="string" calcext:value-type="string">
                <text:p>181--190</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GPCE '06</text:p>
              </table:table-cell>
              <table:table-cell office:value-type="string" calcext:value-type="string">
                <text:p>Patches As Better Bug Reports</text:p>
              </table:table-cell>
              <table:table-cell table:number-columns-repeated="2" office:value-type="string" calcext:value-type="string">
                <text:p/>
              </table:table-cell>
              <table:table-cell office:value-type="string" calcext:value-type="string">
                <text:p>2006</text:p>
              </table:table-cell>
              <table:table-cell office:value-type="string" calcext:value-type="string">
                <text:p/>
              </table:table-cell>
              <table:table-cell office:value-type="string" calcext:value-type="string">
                <text:p>http://doi.acm.org/10.1145/1173706.1173734</text:p>
              </table:table-cell>
              <table:table-cell table:number-columns-repeated="5" office:value-type="string" calcext:value-type="string">
                <text:p/>
              </table:table-cell>
              <table:table-cell office:value-type="string" calcext:value-type="string">
                <text:p>1-59593-237-2</text:p>
              </table:table-cell>
            </table:table-row>
          </table:table-row-group>
          <table:table-row table:style-name="ro1">
            <table:table-cell table:style-name="Result" table:formula="of:=SUBTOTAL(3;[.$A$18:.$A$20])" office:value-type="float" office:value="3" calcext:value-type="float">
              <text:p>3</text:p>
            </table:table-cell>
            <table:table-cell table:number-columns-repeated="29"/>
            <table:table-cell table:style-name="Result" office:value-type="string" calcext:value-type="string">
              <text:p>2006 Cont.Núm</text:p>
            </table:table-cell>
            <table:table-cell table:number-columns-repeated="8"/>
          </table:table-row>
          <table:table-row-group table:display="false">
            <table:table-row table:style-name="ro1" table:visibility="collapse">
              <table:table-cell office:value-type="string" calcext:value-type="string">
                <text:p>BettenburgJustSchroeterEtAl2007</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Bettenburg, Nicolas and Just, Sascha and Schr\"{o}ter, Adrian and Wei\ss, Cathrin and Premraj, Rahul and Zimmermann, Thomas</text:p>
              </table:table-cell>
              <table:table-cell office:value-type="string" calcext:value-type="string">
                <text:p>Proceedings of the 2007 OOPSLA Workshop on Eclipse Technology eXchange</text:p>
              </table:table-cell>
              <table:table-cell table:number-columns-repeated="15" office:value-type="string" calcext:value-type="string">
                <text:p/>
              </table:table-cell>
              <table:table-cell office:value-type="string" calcext:value-type="string">
                <text:p>21--25</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eclipse '07</text:p>
              </table:table-cell>
              <table:table-cell office:value-type="string" calcext:value-type="string">
                <text:p>Quality of Bug Reports in Eclipse</text:p>
              </table:table-cell>
              <table:table-cell table:number-columns-repeated="2" office:value-type="string" calcext:value-type="string">
                <text:p/>
              </table:table-cell>
              <table:table-cell office:value-type="string" calcext:value-type="string">
                <text:p>2007</text:p>
              </table:table-cell>
              <table:table-cell office:value-type="string" calcext:value-type="string">
                <text:p/>
              </table:table-cell>
              <table:table-cell office:value-type="string" calcext:value-type="string">
                <text:p>http://doi.acm.org/10.1145/1328279.1328284</text:p>
              </table:table-cell>
              <table:table-cell table:number-columns-repeated="5" office:value-type="string" calcext:value-type="string">
                <text:p/>
              </table:table-cell>
              <table:table-cell office:value-type="string" calcext:value-type="string">
                <text:p>978-1-60558-015-9</text:p>
              </table:table-cell>
            </table:table-row>
            <table:table-row table:style-name="ro1" table:visibility="collapse">
              <table:table-cell office:value-type="string" calcext:value-type="string">
                <text:p>Conlon2007</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Conlon, Matthew J.</text:p>
              </table:table-cell>
              <table:table-cell office:value-type="string" calcext:value-type="string">
                <text:p>Proceedings of the 35th Annual ACM SIGUCCS Fall Conference</text:p>
              </table:table-cell>
              <table:table-cell table:number-columns-repeated="15" office:value-type="string" calcext:value-type="string">
                <text:p/>
              </table:table-cell>
              <table:table-cell office:value-type="string" calcext:value-type="string">
                <text:p>37--40</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SIGUCCS '07</text:p>
              </table:table-cell>
              <table:table-cell office:value-type="string" calcext:value-type="string">
                <text:p>Overhaul Your Helpdesk Ticketing System</text:p>
              </table:table-cell>
              <table:table-cell table:number-columns-repeated="2" office:value-type="string" calcext:value-type="string">
                <text:p/>
              </table:table-cell>
              <table:table-cell office:value-type="string" calcext:value-type="string">
                <text:p>2007</text:p>
              </table:table-cell>
              <table:table-cell office:value-type="string" calcext:value-type="string">
                <text:p/>
              </table:table-cell>
              <table:table-cell office:value-type="string" calcext:value-type="string">
                <text:p>http://doi.acm.org/10.1145/1294046.1294056</text:p>
              </table:table-cell>
              <table:table-cell table:number-columns-repeated="5" office:value-type="string" calcext:value-type="string">
                <text:p/>
              </table:table-cell>
              <table:table-cell office:value-type="string" calcext:value-type="string">
                <text:p>978-1-59593-634-9</text:p>
              </table:table-cell>
            </table:table-row>
            <table:table-row table:style-name="ro1" table:visibility="collapse">
              <table:table-cell office:value-type="string" calcext:value-type="string">
                <text:p>Delugach2007</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Delugach, Harry S.</text:p>
              </table:table-cell>
              <table:table-cell office:value-type="string" calcext:value-type="string">
                <text:p>Proceedings of the 2Nd International Conference on Pragmatic Web</text:p>
              </table:table-cell>
              <table:table-cell table:number-columns-repeated="15" office:value-type="string" calcext:value-type="string">
                <text:p/>
              </table:table-cell>
              <table:table-cell office:value-type="string" calcext:value-type="string">
                <text:p>49--55</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CPW '07</text:p>
              </table:table-cell>
              <table:table-cell office:value-type="string" calcext:value-type="string">
                <text:p>An Evaluation of the Pragmatics of Web-based Bug Tracking Tools</text:p>
              </table:table-cell>
              <table:table-cell table:number-columns-repeated="2" office:value-type="string" calcext:value-type="string">
                <text:p/>
              </table:table-cell>
              <table:table-cell office:value-type="string" calcext:value-type="string">
                <text:p>2007</text:p>
              </table:table-cell>
              <table:table-cell office:value-type="string" calcext:value-type="string">
                <text:p/>
              </table:table-cell>
              <table:table-cell office:value-type="string" calcext:value-type="string">
                <text:p>http://doi.acm.org/10.1145/1324237.1324243</text:p>
              </table:table-cell>
              <table:table-cell table:number-columns-repeated="5" office:value-type="string" calcext:value-type="string">
                <text:p/>
              </table:table-cell>
              <table:table-cell office:value-type="string" calcext:value-type="string">
                <text:p>978-1-59593-859-6</text:p>
              </table:table-cell>
            </table:table-row>
            <table:table-row table:style-name="ro1" table:visibility="collapse">
              <table:table-cell office:value-type="string" calcext:value-type="string">
                <text:p>HindleGodfreyHolt2007</text:p>
              </table:table-cell>
              <table:table-cell office:value-type="string" calcext:value-type="string">
                <text:p>6</text:p>
              </table:table-cell>
              <table:table-cell office:value-type="string" calcext:value-type="string">
                <text:p>Washington, DC, USA</text:p>
              </table:table-cell>
              <table:table-cell table:number-columns-repeated="2" office:value-type="string" calcext:value-type="string">
                <text:p/>
              </table:table-cell>
              <table:table-cell office:value-type="string" calcext:value-type="string">
                <text:p>Hindle, Abram and Godfrey, Michael W. and Holt, Richard C.</text:p>
              </table:table-cell>
              <table:table-cell office:value-type="string" calcext:value-type="string">
                <text:p>Proceedings of the Fourth International Workshop on Mining Software Repositories</text:p>
              </table:table-cell>
              <table:table-cell table:number-columns-repeated="15" office:value-type="string" calcext:value-type="string">
                <text:p/>
              </table:table-cell>
              <table:table-cell office:value-type="string" calcext:value-type="string">
                <text:p>19--</text:p>
              </table:table-cell>
              <table:table-cell office:value-type="string" calcext:value-type="string">
                <text:p>IEEE Computer Society</text:p>
              </table:table-cell>
              <table:table-cell table:number-columns-repeated="2" office:value-type="string" calcext:value-type="string">
                <text:p/>
              </table:table-cell>
              <table:table-cell office:value-type="string" calcext:value-type="string">
                <text:p>MSR '07</text:p>
              </table:table-cell>
              <table:table-cell office:value-type="string" calcext:value-type="string">
                <text:p>Release Pattern Discovery via Partitioning: Methodology and Case Study</text:p>
              </table:table-cell>
              <table:table-cell table:number-columns-repeated="2" office:value-type="string" calcext:value-type="string">
                <text:p/>
              </table:table-cell>
              <table:table-cell office:value-type="string" calcext:value-type="string">
                <text:p>2007</text:p>
              </table:table-cell>
              <table:table-cell office:value-type="string" calcext:value-type="string">
                <text:p/>
              </table:table-cell>
              <table:table-cell office:value-type="string" calcext:value-type="string">
                <text:p>http://dx.doi.org/10.1109/MSR.2007.28</text:p>
              </table:table-cell>
              <table:table-cell table:number-columns-repeated="5" office:value-type="string" calcext:value-type="string">
                <text:p/>
              </table:table-cell>
              <table:table-cell office:value-type="string" calcext:value-type="string">
                <text:p>0-7695-2950-X</text:p>
              </table:table-cell>
            </table:table-row>
            <table:table-row table:style-name="ro1" table:visibility="collapse">
              <table:table-cell office:value-type="string" calcext:value-type="string">
                <text:p>ReidWilson2007</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Reid, Karen L. and Wilson, Gregory V.</text:p>
              </table:table-cell>
              <table:table-cell office:value-type="string" calcext:value-type="string">
                <text:p>Proceedings of the 38th SIGCSE Technical Symposium on Computer Science Education</text:p>
              </table:table-cell>
              <table:table-cell table:number-columns-repeated="15" office:value-type="string" calcext:value-type="string">
                <text:p/>
              </table:table-cell>
              <table:table-cell office:value-type="string" calcext:value-type="string">
                <text:p>317--321</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SIGCSE '07</text:p>
              </table:table-cell>
              <table:table-cell office:value-type="string" calcext:value-type="string">
                <text:p>DrProject: A Software Project Management Portal to Meet Educational Needs</text:p>
              </table:table-cell>
              <table:table-cell table:number-columns-repeated="2" office:value-type="string" calcext:value-type="string">
                <text:p/>
              </table:table-cell>
              <table:table-cell office:value-type="string" calcext:value-type="string">
                <text:p>2007</text:p>
              </table:table-cell>
              <table:table-cell office:value-type="string" calcext:value-type="string">
                <text:p/>
              </table:table-cell>
              <table:table-cell office:value-type="string" calcext:value-type="string">
                <text:p>http://doi.acm.org/10.1145/1227310.1227421</text:p>
              </table:table-cell>
              <table:table-cell table:number-columns-repeated="5" office:value-type="string" calcext:value-type="string">
                <text:p/>
              </table:table-cell>
              <table:table-cell office:value-type="string" calcext:value-type="string">
                <text:p>1-59593-361-1</text:p>
              </table:table-cell>
            </table:table-row>
            <table:table-row table:style-name="ro1" table:visibility="collapse">
              <table:table-cell office:value-type="string" calcext:value-type="string">
                <text:p>ReidWilson2007a</text:p>
              </table:table-cell>
              <table:table-cell office:value-type="string" calcext:value-type="string">
                <text:p>7</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Reid, Karen L. and Wilson, Gregory V.</text:p>
              </table:table-cell>
              <table:table-cell table:number-columns-repeated="8" office:value-type="string" calcext:value-type="string">
                <text:p/>
              </table:table-cell>
              <table:table-cell office:value-type="string" calcext:value-type="string">
                <text:p>SIGCSE Bull.</text:p>
              </table:table-cell>
              <table:table-cell office:value-type="string" calcext:value-type="string">
                <text:p/>
              </table:table-cell>
              <table:table-cell office:value-type="string" calcext:value-type="string">
                <text:p>March</text:p>
              </table:table-cell>
              <table:table-cell table:number-columns-repeated="3" office:value-type="string" calcext:value-type="string">
                <text:p/>
              </table:table-cell>
              <table:table-cell office:value-type="string" calcext:value-type="string">
                <text:p>1</text:p>
              </table:table-cell>
              <table:table-cell office:value-type="string" calcext:value-type="string">
                <text:p/>
              </table:table-cell>
              <table:table-cell office:value-type="string" calcext:value-type="string">
                <text:p>317--321</text:p>
              </table:table-cell>
              <table:table-cell office:value-type="string" calcext:value-type="string">
                <text:p>ACM</text:p>
              </table:table-cell>
              <table:table-cell table:number-columns-repeated="3" office:value-type="string" calcext:value-type="string">
                <text:p/>
              </table:table-cell>
              <table:table-cell office:value-type="string" calcext:value-type="string">
                <text:p>DrProject: A Software Project Management Portal to Meet Educational Needs</text:p>
              </table:table-cell>
              <table:table-cell office:value-type="string" calcext:value-type="string">
                <text:p/>
              </table:table-cell>
              <table:table-cell office:value-type="string" calcext:value-type="string">
                <text:p>39</text:p>
              </table:table-cell>
              <table:table-cell office:value-type="string" calcext:value-type="string">
                <text:p>2007</text:p>
              </table:table-cell>
              <table:table-cell office:value-type="string" calcext:value-type="string">
                <text:p/>
              </table:table-cell>
              <table:table-cell office:value-type="string" calcext:value-type="string">
                <text:p>http://doi.acm.org/10.1145/1227504.1227421</text:p>
              </table:table-cell>
              <table:table-cell table:number-columns-repeated="6" office:value-type="string" calcext:value-type="string">
                <text:p/>
              </table:table-cell>
            </table:table-row>
            <table:table-row table:style-name="ro1" table:visibility="collapse">
              <table:table-cell office:value-type="string" calcext:value-type="string">
                <text:p>ShepherdFryHillEtAl2007</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Shepherd, David and Fry, Zachary P. and Hill, Emily and Pollock, Lori and Vijay-Shanker, K.</text:p>
              </table:table-cell>
              <table:table-cell office:value-type="string" calcext:value-type="string">
                <text:p>Proceedings of the 6th International Conference on Aspect-oriented Software Development</text:p>
              </table:table-cell>
              <table:table-cell table:number-columns-repeated="15" office:value-type="string" calcext:value-type="string">
                <text:p/>
              </table:table-cell>
              <table:table-cell office:value-type="string" calcext:value-type="string">
                <text:p>212--224</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AOSD '07</text:p>
              </table:table-cell>
              <table:table-cell office:value-type="string" calcext:value-type="string">
                <text:p>Using Natural Language Program Analysis to Locate and Understand Action-oriented Concerns</text:p>
              </table:table-cell>
              <table:table-cell table:number-columns-repeated="2" office:value-type="string" calcext:value-type="string">
                <text:p/>
              </table:table-cell>
              <table:table-cell office:value-type="string" calcext:value-type="string">
                <text:p>2007</text:p>
              </table:table-cell>
              <table:table-cell office:value-type="string" calcext:value-type="string">
                <text:p/>
              </table:table-cell>
              <table:table-cell office:value-type="string" calcext:value-type="string">
                <text:p>http://doi.acm.org/10.1145/1218563.1218587</text:p>
              </table:table-cell>
              <table:table-cell table:number-columns-repeated="5" office:value-type="string" calcext:value-type="string">
                <text:p/>
              </table:table-cell>
              <table:table-cell office:value-type="string" calcext:value-type="string">
                <text:p>1-59593-615-7</text:p>
              </table:table-cell>
            </table:table-row>
          </table:table-row-group>
          <table:table-row table:style-name="ro1">
            <table:table-cell table:style-name="Result" table:formula="of:=SUBTOTAL(3;[.$A$22:.$A$28])" office:value-type="float" office:value="7" calcext:value-type="float">
              <text:p>7</text:p>
            </table:table-cell>
            <table:table-cell table:number-columns-repeated="29"/>
            <table:table-cell table:style-name="Result" office:value-type="string" calcext:value-type="string">
              <text:p>2007 Cont.Núm</text:p>
            </table:table-cell>
            <table:table-cell table:number-columns-repeated="8"/>
          </table:table-row>
          <table:table-row-group table:display="false">
            <table:table-row table:style-name="ro1" table:visibility="collapse">
              <table:table-cell office:value-type="string" calcext:value-type="string">
                <text:p>ArtziKiezunDolbyEtAl2008</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Artzi, Shay and Kiezun, Adam and Dolby, Julian and Tip, Frank and Dig, Danny and Paradkar, Amit and Ernst, Michael D.</text:p>
              </table:table-cell>
              <table:table-cell office:value-type="string" calcext:value-type="string">
                <text:p>Proceedings of the 2008 International Symposium on Software Testing and Analysis</text:p>
              </table:table-cell>
              <table:table-cell table:number-columns-repeated="15" office:value-type="string" calcext:value-type="string">
                <text:p/>
              </table:table-cell>
              <table:table-cell office:value-type="string" calcext:value-type="string">
                <text:p>261--272</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SSTA '08</text:p>
              </table:table-cell>
              <table:table-cell office:value-type="string" calcext:value-type="string">
                <text:p>Finding Bugs in Dynamic Web Applications</text:p>
              </table:table-cell>
              <table:table-cell table:number-columns-repeated="2" office:value-type="string" calcext:value-type="string">
                <text:p/>
              </table:table-cell>
              <table:table-cell office:value-type="string" calcext:value-type="string">
                <text:p>2008</text:p>
              </table:table-cell>
              <table:table-cell office:value-type="string" calcext:value-type="string">
                <text:p/>
              </table:table-cell>
              <table:table-cell office:value-type="string" calcext:value-type="string">
                <text:p>http://doi.acm.org/10.1145/1390630.1390662</text:p>
              </table:table-cell>
              <table:table-cell table:number-columns-repeated="5" office:value-type="string" calcext:value-type="string">
                <text:p/>
              </table:table-cell>
              <table:table-cell office:value-type="string" calcext:value-type="string">
                <text:p>978-1-60558-050-0</text:p>
              </table:table-cell>
            </table:table-row>
            <table:table-row table:style-name="ro1" table:visibility="collapse">
              <table:table-cell office:value-type="string" calcext:value-type="string">
                <text:p>BettenburgJustSchroeterEtAl2008</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Bettenburg, Nicolas and Just, Sascha and Schr\"{o}ter, Adrian and Weiss, Cathrin and Premraj, Rahul and Zimmermann, Thomas</text:p>
              </table:table-cell>
              <table:table-cell office:value-type="string" calcext:value-type="string">
                <text:p>Proceedings of the 16th ACM SIGSOFT International Symposium on Foundations of Software Engineering</text:p>
              </table:table-cell>
              <table:table-cell table:number-columns-repeated="15" office:value-type="string" calcext:value-type="string">
                <text:p/>
              </table:table-cell>
              <table:table-cell office:value-type="string" calcext:value-type="string">
                <text:p>308--318</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SIGSOFT '08/FSE-16</text:p>
              </table:table-cell>
              <table:table-cell office:value-type="string" calcext:value-type="string">
                <text:p>What Makes a Good Bug Report?</text:p>
              </table:table-cell>
              <table:table-cell table:number-columns-repeated="2" office:value-type="string" calcext:value-type="string">
                <text:p/>
              </table:table-cell>
              <table:table-cell office:value-type="string" calcext:value-type="string">
                <text:p>2008</text:p>
              </table:table-cell>
              <table:table-cell office:value-type="string" calcext:value-type="string">
                <text:p/>
              </table:table-cell>
              <table:table-cell office:value-type="string" calcext:value-type="string">
                <text:p>http://doi.acm.org/10.1145/1453101.1453146</text:p>
              </table:table-cell>
              <table:table-cell table:number-columns-repeated="5" office:value-type="string" calcext:value-type="string">
                <text:p/>
              </table:table-cell>
              <table:table-cell office:value-type="string" calcext:value-type="string">
                <text:p>978-1-59593-995-1</text:p>
              </table:table-cell>
            </table:table-row>
            <table:table-row table:style-name="ro1" table:visibility="collapse">
              <table:table-cell office:value-type="string" calcext:value-type="string">
                <text:p>BettenburgPremrajZimmermannEtAl2008</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Bettenburg, Nicolas and Premraj, Rahul and Zimmermann, Thomas and Kim, Sunghun</text:p>
              </table:table-cell>
              <table:table-cell office:value-type="string" calcext:value-type="string">
                <text:p>Proceedings of the 2008 International Working Conference on Mining Software Repositories</text:p>
              </table:table-cell>
              <table:table-cell table:number-columns-repeated="15" office:value-type="string" calcext:value-type="string">
                <text:p/>
              </table:table-cell>
              <table:table-cell office:value-type="string" calcext:value-type="string">
                <text:p>27--30</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MSR '08</text:p>
              </table:table-cell>
              <table:table-cell office:value-type="string" calcext:value-type="string">
                <text:p>Extracting Structural Information from Bug Reports</text:p>
              </table:table-cell>
              <table:table-cell table:number-columns-repeated="2" office:value-type="string" calcext:value-type="string">
                <text:p/>
              </table:table-cell>
              <table:table-cell office:value-type="string" calcext:value-type="string">
                <text:p>2008</text:p>
              </table:table-cell>
              <table:table-cell office:value-type="string" calcext:value-type="string">
                <text:p/>
              </table:table-cell>
              <table:table-cell office:value-type="string" calcext:value-type="string">
                <text:p>http://doi.acm.org/10.1145/1370750.1370757</text:p>
              </table:table-cell>
              <table:table-cell table:number-columns-repeated="5" office:value-type="string" calcext:value-type="string">
                <text:p/>
              </table:table-cell>
              <table:table-cell office:value-type="string" calcext:value-type="string">
                <text:p>978-1-60558-024-1</text:p>
              </table:table-cell>
            </table:table-row>
            <table:table-row table:style-name="ro1" table:visibility="collapse">
              <table:table-cell office:value-type="string" calcext:value-type="string">
                <text:p>HolmesBegel2008</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Holmes, Reid and Begel, Andrew</text:p>
              </table:table-cell>
              <table:table-cell office:value-type="string" calcext:value-type="string">
                <text:p>Proceedings of the 2008 International Working Conference on Mining Software Repositories</text:p>
              </table:table-cell>
              <table:table-cell table:number-columns-repeated="15" office:value-type="string" calcext:value-type="string">
                <text:p/>
              </table:table-cell>
              <table:table-cell office:value-type="string" calcext:value-type="string">
                <text:p>23--26</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MSR '08</text:p>
              </table:table-cell>
              <table:table-cell office:value-type="string" calcext:value-type="string">
                <text:p>Deep Intellisense: A Tool for Rehydrating Evaporated Information</text:p>
              </table:table-cell>
              <table:table-cell table:number-columns-repeated="2" office:value-type="string" calcext:value-type="string">
                <text:p/>
              </table:table-cell>
              <table:table-cell office:value-type="string" calcext:value-type="string">
                <text:p>2008</text:p>
              </table:table-cell>
              <table:table-cell office:value-type="string" calcext:value-type="string">
                <text:p/>
              </table:table-cell>
              <table:table-cell office:value-type="string" calcext:value-type="string">
                <text:p>http://doi.acm.org/10.1145/1370750.1370755</text:p>
              </table:table-cell>
              <table:table-cell table:number-columns-repeated="5" office:value-type="string" calcext:value-type="string">
                <text:p/>
              </table:table-cell>
              <table:table-cell office:value-type="string" calcext:value-type="string">
                <text:p>978-1-60558-024-1</text:p>
              </table:table-cell>
            </table:table-row>
            <table:table-row table:style-name="ro1" table:visibility="collapse">
              <table:table-cell office:value-type="string" calcext:value-type="string">
                <text:p>KondohOnodera2008</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Kondoh, Goh and Onodera, Tamiya</text:p>
              </table:table-cell>
              <table:table-cell office:value-type="string" calcext:value-type="string">
                <text:p>Proceedings of the 2008 International Symposium on Software Testing and Analysis</text:p>
              </table:table-cell>
              <table:table-cell table:number-columns-repeated="15" office:value-type="string" calcext:value-type="string">
                <text:p/>
              </table:table-cell>
              <table:table-cell office:value-type="string" calcext:value-type="string">
                <text:p>109--118</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SSTA '08</text:p>
              </table:table-cell>
              <table:table-cell office:value-type="string" calcext:value-type="string">
                <text:p>Finding Bugs in Java Native Interface Programs</text:p>
              </table:table-cell>
              <table:table-cell table:number-columns-repeated="2" office:value-type="string" calcext:value-type="string">
                <text:p/>
              </table:table-cell>
              <table:table-cell office:value-type="string" calcext:value-type="string">
                <text:p>2008</text:p>
              </table:table-cell>
              <table:table-cell office:value-type="string" calcext:value-type="string">
                <text:p/>
              </table:table-cell>
              <table:table-cell office:value-type="string" calcext:value-type="string">
                <text:p>http://doi.acm.org/10.1145/1390630.1390645</text:p>
              </table:table-cell>
              <table:table-cell table:number-columns-repeated="5" office:value-type="string" calcext:value-type="string">
                <text:p/>
              </table:table-cell>
              <table:table-cell office:value-type="string" calcext:value-type="string">
                <text:p>978-1-60558-050-0</text:p>
              </table:table-cell>
            </table:table-row>
            <table:table-row table:style-name="ro1" table:visibility="collapse">
              <table:table-cell office:value-type="string" calcext:value-type="string">
                <text:p>LawranceBellamyBurnettEtAl2008</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Lawrance, Joseph and Bellamy, Rachel and Burnett, Margaret and Rector, Kyle</text:p>
              </table:table-cell>
              <table:table-cell office:value-type="string" calcext:value-type="string">
                <text:p>Proceedings of the SIGCHI Conference on Human Factors in Computing Systems</text:p>
              </table:table-cell>
              <table:table-cell table:number-columns-repeated="15" office:value-type="string" calcext:value-type="string">
                <text:p/>
              </table:table-cell>
              <table:table-cell office:value-type="string" calcext:value-type="string">
                <text:p>1323--1332</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CHI '08</text:p>
              </table:table-cell>
              <table:table-cell office:value-type="string" calcext:value-type="string">
                <text:p>Using Information Scent to Model the Dynamic Foraging Behavior of Programmers in Maintenance Tasks</text:p>
              </table:table-cell>
              <table:table-cell table:number-columns-repeated="2" office:value-type="string" calcext:value-type="string">
                <text:p/>
              </table:table-cell>
              <table:table-cell office:value-type="string" calcext:value-type="string">
                <text:p>2008</text:p>
              </table:table-cell>
              <table:table-cell office:value-type="string" calcext:value-type="string">
                <text:p/>
              </table:table-cell>
              <table:table-cell office:value-type="string" calcext:value-type="string">
                <text:p>http://doi.acm.org/10.1145/1357054.1357261</text:p>
              </table:table-cell>
              <table:table-cell table:number-columns-repeated="5" office:value-type="string" calcext:value-type="string">
                <text:p/>
              </table:table-cell>
              <table:table-cell office:value-type="string" calcext:value-type="string">
                <text:p>978-1-60558-011-1</text:p>
              </table:table-cell>
            </table:table-row>
            <table:table-row table:style-name="ro1" table:visibility="collapse">
              <table:table-cell office:value-type="string" calcext:value-type="string">
                <text:p>StoreyRyallBullEtAl2008</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Storey, Margaret-Anne and Ryall, Jody and Bull, R. Ian and Myers, Del and Singer, Janice</text:p>
              </table:table-cell>
              <table:table-cell office:value-type="string" calcext:value-type="string">
                <text:p>Proceedings of the 30th International Conference on Software Engineering</text:p>
              </table:table-cell>
              <table:table-cell table:number-columns-repeated="15" office:value-type="string" calcext:value-type="string">
                <text:p/>
              </table:table-cell>
              <table:table-cell office:value-type="string" calcext:value-type="string">
                <text:p>251--260</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CSE '08</text:p>
              </table:table-cell>
              <table:table-cell office:value-type="string" calcext:value-type="string">
                <text:p>TODO or to Bug: Exploring How Task Annotations Play a Role in the Work Practices of Software Developers</text:p>
              </table:table-cell>
              <table:table-cell table:number-columns-repeated="2" office:value-type="string" calcext:value-type="string">
                <text:p/>
              </table:table-cell>
              <table:table-cell office:value-type="string" calcext:value-type="string">
                <text:p>2008</text:p>
              </table:table-cell>
              <table:table-cell office:value-type="string" calcext:value-type="string">
                <text:p/>
              </table:table-cell>
              <table:table-cell office:value-type="string" calcext:value-type="string">
                <text:p>http://doi.acm.org/10.1145/1368088.1368123</text:p>
              </table:table-cell>
              <table:table-cell table:number-columns-repeated="5" office:value-type="string" calcext:value-type="string">
                <text:p/>
              </table:table-cell>
              <table:table-cell office:value-type="string" calcext:value-type="string">
                <text:p>978-1-60558-079-1</text:p>
              </table:table-cell>
            </table:table-row>
            <table:table-row table:style-name="ro1" table:visibility="collapse">
              <table:table-cell office:value-type="string" calcext:value-type="string">
                <text:p>WaitingGoodSpiersEtAl2008</text:p>
              </table:table-cell>
              <table:table-cell office:value-type="string" calcext:value-type="string">
                <text:p>6</text:p>
              </table:table-cell>
              <table:table-cell office:value-type="string" calcext:value-type="string">
                <text:p>ICST, Brussels, Belgium, Belgium</text:p>
              </table:table-cell>
              <table:table-cell table:number-columns-repeated="2" office:value-type="string" calcext:value-type="string">
                <text:p/>
              </table:table-cell>
              <table:table-cell office:value-type="string" calcext:value-type="string">
                <text:p>Waiting, David and Good, Richard and Spiers, Richard and Ventura, Neco</text:p>
              </table:table-cell>
              <table:table-cell office:value-type="string" calcext:value-type="string">
                <text:p>Proceedings of the 4th International Conference on Testbeds and Research Infrastructures for the Development of Networks \&amp; Communities</text:p>
              </table:table-cell>
              <table:table-cell table:number-columns-repeated="15" office:value-type="string" calcext:value-type="string">
                <text:p/>
              </table:table-cell>
              <table:table-cell office:value-type="string" calcext:value-type="string">
                <text:p>41:1--41:10</text:p>
              </table:table-cell>
              <table:table-cell office:value-type="string" calcext:value-type="string">
                <text:p>ICST (Institute for Computer Sciences, Social-Informatics and Telecommunications Engineering)</text:p>
              </table:table-cell>
              <table:table-cell table:number-columns-repeated="2" office:value-type="string" calcext:value-type="string">
                <text:p/>
              </table:table-cell>
              <table:table-cell office:value-type="string" calcext:value-type="string">
                <text:p>TridentCom '08</text:p>
              </table:table-cell>
              <table:table-cell office:value-type="string" calcext:value-type="string">
                <text:p>Open Source Development Tools for IMS Research</text:p>
              </table:table-cell>
              <table:table-cell table:number-columns-repeated="2" office:value-type="string" calcext:value-type="string">
                <text:p/>
              </table:table-cell>
              <table:table-cell office:value-type="string" calcext:value-type="string">
                <text:p>2008</text:p>
              </table:table-cell>
              <table:table-cell office:value-type="string" calcext:value-type="string">
                <text:p/>
              </table:table-cell>
              <table:table-cell office:value-type="string" calcext:value-type="string">
                <text:p>http://dl.acm.org/citation.cfm?id=1390576.1390627</text:p>
              </table:table-cell>
              <table:table-cell table:number-columns-repeated="5" office:value-type="string" calcext:value-type="string">
                <text:p/>
              </table:table-cell>
              <table:table-cell office:value-type="string" calcext:value-type="string">
                <text:p>978-963-9799-24-0</text:p>
              </table:table-cell>
            </table:table-row>
            <table:table-row table:style-name="ro1" table:visibility="collapse">
              <table:table-cell office:value-type="string" calcext:value-type="string">
                <text:p>XuRountev2008</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Xu, Guoqing and Rountev, Atanas</text:p>
              </table:table-cell>
              <table:table-cell office:value-type="string" calcext:value-type="string">
                <text:p>Proceedings of the 30th International Conference on Software Engineering</text:p>
              </table:table-cell>
              <table:table-cell table:number-columns-repeated="15" office:value-type="string" calcext:value-type="string">
                <text:p/>
              </table:table-cell>
              <table:table-cell office:value-type="string" calcext:value-type="string">
                <text:p>151--160</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CSE '08</text:p>
              </table:table-cell>
              <table:table-cell office:value-type="string" calcext:value-type="string">
                <text:p>Precise Memory Leak Detection for Java Software Using Container Profiling</text:p>
              </table:table-cell>
              <table:table-cell table:number-columns-repeated="2" office:value-type="string" calcext:value-type="string">
                <text:p/>
              </table:table-cell>
              <table:table-cell office:value-type="string" calcext:value-type="string">
                <text:p>2008</text:p>
              </table:table-cell>
              <table:table-cell office:value-type="string" calcext:value-type="string">
                <text:p/>
              </table:table-cell>
              <table:table-cell office:value-type="string" calcext:value-type="string">
                <text:p>http://doi.acm.org/10.1145/1368088.1368110</text:p>
              </table:table-cell>
              <table:table-cell table:number-columns-repeated="5" office:value-type="string" calcext:value-type="string">
                <text:p/>
              </table:table-cell>
              <table:table-cell office:value-type="string" calcext:value-type="string">
                <text:p>978-1-60558-079-1</text:p>
              </table:table-cell>
            </table:table-row>
            <table:table-row table:style-name="ro1" table:visibility="collapse">
              <table:table-cell office:value-type="string" calcext:value-type="string">
                <text:p>Zeller2008</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Zeller, Andreas</text:p>
              </table:table-cell>
              <table:table-cell office:value-type="string" calcext:value-type="string">
                <text:p>Proceedings of the 1st India Software Engineering Conference</text:p>
              </table:table-cell>
              <table:table-cell table:number-columns-repeated="15" office:value-type="string" calcext:value-type="string">
                <text:p/>
              </table:table-cell>
              <table:table-cell office:value-type="string" calcext:value-type="string">
                <text:p>1--1</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SEC '08</text:p>
              </table:table-cell>
              <table:table-cell office:value-type="string" calcext:value-type="string">
                <text:p>Learning from Software</text:p>
              </table:table-cell>
              <table:table-cell table:number-columns-repeated="2" office:value-type="string" calcext:value-type="string">
                <text:p/>
              </table:table-cell>
              <table:table-cell office:value-type="string" calcext:value-type="string">
                <text:p>2008</text:p>
              </table:table-cell>
              <table:table-cell office:value-type="string" calcext:value-type="string">
                <text:p/>
              </table:table-cell>
              <table:table-cell office:value-type="string" calcext:value-type="string">
                <text:p>http://doi.acm.org/10.1145/1342211.1342212</text:p>
              </table:table-cell>
              <table:table-cell table:number-columns-repeated="5" office:value-type="string" calcext:value-type="string">
                <text:p/>
              </table:table-cell>
              <table:table-cell office:value-type="string" calcext:value-type="string">
                <text:p>978-1-59593-917-3</text:p>
              </table:table-cell>
            </table:table-row>
          </table:table-row-group>
          <table:table-row table:style-name="ro1">
            <table:table-cell table:style-name="Result" table:formula="of:=SUBTOTAL(3;[.$A$30:.$A$39])" office:value-type="float" office:value="10" calcext:value-type="float">
              <text:p>10</text:p>
            </table:table-cell>
            <table:table-cell table:number-columns-repeated="29"/>
            <table:table-cell table:style-name="Result" office:value-type="string" calcext:value-type="string">
              <text:p>2008 Cont.Núm</text:p>
            </table:table-cell>
            <table:table-cell table:number-columns-repeated="8"/>
          </table:table-row>
          <table:table-row-group table:display="false">
            <table:table-row table:style-name="ro1" table:visibility="collapse">
              <table:table-cell office:value-type="string" calcext:value-type="string">
                <text:p>AyewahPugh2009</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Ayewah, Nathaniel and Pugh, William</text:p>
              </table:table-cell>
              <table:table-cell office:value-type="string" calcext:value-type="string">
                <text:p>Proceedings of the 2Nd International Workshop on Defects in Large Software Systems: Held in Conjunction with the ACM SIGSOFT International Symposium on Software Testing and Analysis (ISSTA 2009)</text:p>
              </table:table-cell>
              <table:table-cell table:number-columns-repeated="15" office:value-type="string" calcext:value-type="string">
                <text:p/>
              </table:table-cell>
              <table:table-cell office:value-type="string" calcext:value-type="string">
                <text:p>11--15</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DEFECTS '09</text:p>
              </table:table-cell>
              <table:table-cell office:value-type="string" calcext:value-type="string">
                <text:p>Using Checklists to Review Static Analysis Warnings</text:p>
              </table:table-cell>
              <table:table-cell table:number-columns-repeated="2" office:value-type="string" calcext:value-type="string">
                <text:p/>
              </table:table-cell>
              <table:table-cell office:value-type="string" calcext:value-type="string">
                <text:p>2009</text:p>
              </table:table-cell>
              <table:table-cell office:value-type="string" calcext:value-type="string">
                <text:p/>
              </table:table-cell>
              <table:table-cell office:value-type="string" calcext:value-type="string">
                <text:p>http://doi.acm.org/10.1145/1555860.1555864</text:p>
              </table:table-cell>
              <table:table-cell table:number-columns-repeated="5" office:value-type="string" calcext:value-type="string">
                <text:p/>
              </table:table-cell>
              <table:table-cell office:value-type="string" calcext:value-type="string">
                <text:p>978-1-60558-654-0</text:p>
              </table:table-cell>
            </table:table-row>
            <table:table-row table:style-name="ro1" table:visibility="collapse">
              <table:table-cell office:value-type="string" calcext:value-type="string">
                <text:p>BachmannBernstein2009</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Bachmann, Adrian and Bernstein, Abraham</text:p>
              </table:table-cell>
              <table:table-cell office:value-type="string" calcext:value-type="string">
                <text:p>Proceedings of the Joint International and Annual ERCIM Workshops on Principles of Software Evolution (IWPSE) and Software Evolution (Evol) Workshops</text:p>
              </table:table-cell>
              <table:table-cell table:number-columns-repeated="15" office:value-type="string" calcext:value-type="string">
                <text:p/>
              </table:table-cell>
              <table:table-cell office:value-type="string" calcext:value-type="string">
                <text:p>119--128</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WPSE-Evol '09</text:p>
              </table:table-cell>
              <table:table-cell office:value-type="string" calcext:value-type="string">
                <text:p>Software Process Data Quality and Characteristics: A Historical View on Open and Closed Source Projects</text:p>
              </table:table-cell>
              <table:table-cell table:number-columns-repeated="2" office:value-type="string" calcext:value-type="string">
                <text:p/>
              </table:table-cell>
              <table:table-cell office:value-type="string" calcext:value-type="string">
                <text:p>2009</text:p>
              </table:table-cell>
              <table:table-cell office:value-type="string" calcext:value-type="string">
                <text:p/>
              </table:table-cell>
              <table:table-cell office:value-type="string" calcext:value-type="string">
                <text:p>http://doi.acm.org/10.1145/1595808.1595830</text:p>
              </table:table-cell>
              <table:table-cell table:number-columns-repeated="5" office:value-type="string" calcext:value-type="string">
                <text:p/>
              </table:table-cell>
              <table:table-cell office:value-type="string" calcext:value-type="string">
                <text:p>978-1-60558-678-6</text:p>
              </table:table-cell>
            </table:table-row>
            <table:table-row table:style-name="ro1" table:visibility="collapse">
              <table:table-cell office:value-type="string" calcext:value-type="string">
                <text:p>BaconChenParkesEtAl2009</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Bacon, David F. and Chen, Yiling and Parkes, David and Rao, Malvika</text:p>
              </table:table-cell>
              <table:table-cell office:value-type="string" calcext:value-type="string">
                <text:p>Proceedings of the 24th ACM SIGPLAN Conference Companion on Object Oriented Programming Systems Languages and Applications</text:p>
              </table:table-cell>
              <table:table-cell table:number-columns-repeated="15" office:value-type="string" calcext:value-type="string">
                <text:p/>
              </table:table-cell>
              <table:table-cell office:value-type="string" calcext:value-type="string">
                <text:p>973--980</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OOPSLA '09</text:p>
              </table:table-cell>
              <table:table-cell office:value-type="string" calcext:value-type="string">
                <text:p>A Market-based Approach to Software Evolution</text:p>
              </table:table-cell>
              <table:table-cell table:number-columns-repeated="2" office:value-type="string" calcext:value-type="string">
                <text:p/>
              </table:table-cell>
              <table:table-cell office:value-type="string" calcext:value-type="string">
                <text:p>2009</text:p>
              </table:table-cell>
              <table:table-cell office:value-type="string" calcext:value-type="string">
                <text:p/>
              </table:table-cell>
              <table:table-cell office:value-type="string" calcext:value-type="string">
                <text:p>http://doi.acm.org/10.1145/1639950.1640066</text:p>
              </table:table-cell>
              <table:table-cell table:number-columns-repeated="5" office:value-type="string" calcext:value-type="string">
                <text:p/>
              </table:table-cell>
              <table:table-cell office:value-type="string" calcext:value-type="string">
                <text:p>978-1-60558-768-4</text:p>
              </table:table-cell>
            </table:table-row>
            <table:table-row table:style-name="ro1" table:visibility="collapse">
              <table:table-cell office:value-type="string" calcext:value-type="string">
                <text:p>ChandraFinkSridharan2009</text:p>
              </table:table-cell>
              <table:table-cell office:value-type="string" calcext:value-type="string">
                <text:p>7</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Chandra, Satish and Fink, Stephen J. and Sridharan, Manu</text:p>
              </table:table-cell>
              <table:table-cell table:number-columns-repeated="8" office:value-type="string" calcext:value-type="string">
                <text:p/>
              </table:table-cell>
              <table:table-cell office:value-type="string" calcext:value-type="string">
                <text:p>SIGPLAN Not.</text:p>
              </table:table-cell>
              <table:table-cell office:value-type="string" calcext:value-type="string">
                <text:p/>
              </table:table-cell>
              <table:table-cell office:value-type="string" calcext:value-type="string">
                <text:p>June</text:p>
              </table:table-cell>
              <table:table-cell table:number-columns-repeated="3" office:value-type="string" calcext:value-type="string">
                <text:p/>
              </table:table-cell>
              <table:table-cell office:value-type="string" calcext:value-type="string">
                <text:p>6</text:p>
              </table:table-cell>
              <table:table-cell office:value-type="string" calcext:value-type="string">
                <text:p/>
              </table:table-cell>
              <table:table-cell office:value-type="string" calcext:value-type="string">
                <text:p>363--374</text:p>
              </table:table-cell>
              <table:table-cell office:value-type="string" calcext:value-type="string">
                <text:p>ACM</text:p>
              </table:table-cell>
              <table:table-cell table:number-columns-repeated="3" office:value-type="string" calcext:value-type="string">
                <text:p/>
              </table:table-cell>
              <table:table-cell office:value-type="string" calcext:value-type="string">
                <text:p>Snugglebug: A Powerful Approach to Weakest Preconditions</text:p>
              </table:table-cell>
              <table:table-cell office:value-type="string" calcext:value-type="string">
                <text:p/>
              </table:table-cell>
              <table:table-cell office:value-type="string" calcext:value-type="string">
                <text:p>44</text:p>
              </table:table-cell>
              <table:table-cell office:value-type="string" calcext:value-type="string">
                <text:p>2009</text:p>
              </table:table-cell>
              <table:table-cell office:value-type="string" calcext:value-type="string">
                <text:p/>
              </table:table-cell>
              <table:table-cell office:value-type="string" calcext:value-type="string">
                <text:p>http://doi.acm.org/10.1145/1543135.1542517</text:p>
              </table:table-cell>
              <table:table-cell table:number-columns-repeated="6" office:value-type="string" calcext:value-type="string">
                <text:p/>
              </table:table-cell>
            </table:table-row>
            <table:table-row table:style-name="ro1" table:visibility="collapse">
              <table:table-cell office:value-type="string" calcext:value-type="string">
                <text:p>ChandraFinkSridharan2009a</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Chandra, Satish and Fink, Stephen J. and Sridharan, Manu</text:p>
              </table:table-cell>
              <table:table-cell office:value-type="string" calcext:value-type="string">
                <text:p>Proceedings of the 30th ACM SIGPLAN Conference on Programming Language Design and Implementation</text:p>
              </table:table-cell>
              <table:table-cell table:number-columns-repeated="15" office:value-type="string" calcext:value-type="string">
                <text:p/>
              </table:table-cell>
              <table:table-cell office:value-type="string" calcext:value-type="string">
                <text:p>363--374</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PLDI '09</text:p>
              </table:table-cell>
              <table:table-cell office:value-type="string" calcext:value-type="string">
                <text:p>Snugglebug: A Powerful Approach to Weakest Preconditions</text:p>
              </table:table-cell>
              <table:table-cell table:number-columns-repeated="2" office:value-type="string" calcext:value-type="string">
                <text:p/>
              </table:table-cell>
              <table:table-cell office:value-type="string" calcext:value-type="string">
                <text:p>2009</text:p>
              </table:table-cell>
              <table:table-cell office:value-type="string" calcext:value-type="string">
                <text:p/>
              </table:table-cell>
              <table:table-cell office:value-type="string" calcext:value-type="string">
                <text:p>http://doi.acm.org/10.1145/1542476.1542517</text:p>
              </table:table-cell>
              <table:table-cell table:number-columns-repeated="5" office:value-type="string" calcext:value-type="string">
                <text:p/>
              </table:table-cell>
              <table:table-cell office:value-type="string" calcext:value-type="string">
                <text:p>978-1-60558-392-1</text:p>
              </table:table-cell>
            </table:table-row>
            <table:table-row table:style-name="ro1" table:visibility="collapse">
              <table:table-cell office:value-type="string" calcext:value-type="string">
                <text:p>DeshmukhEmersonSankaranarayanan2009</text:p>
              </table:table-cell>
              <table:table-cell office:value-type="string" calcext:value-type="string">
                <text:p>6</text:p>
              </table:table-cell>
              <table:table-cell office:value-type="string" calcext:value-type="string">
                <text:p>Washington, DC, USA</text:p>
              </table:table-cell>
              <table:table-cell table:number-columns-repeated="2" office:value-type="string" calcext:value-type="string">
                <text:p/>
              </table:table-cell>
              <table:table-cell office:value-type="string" calcext:value-type="string">
                <text:p>Deshmukh, Jyotirmoy and Emerson, E. Allen and Sankaranarayanan, Sriram</text:p>
              </table:table-cell>
              <table:table-cell office:value-type="string" calcext:value-type="string">
                <text:p>Proceedings of the 2009 IEEE/ACM International Conference on Automated Software Engineering</text:p>
              </table:table-cell>
              <table:table-cell table:number-columns-repeated="15" office:value-type="string" calcext:value-type="string">
                <text:p/>
              </table:table-cell>
              <table:table-cell office:value-type="string" calcext:value-type="string">
                <text:p>480--491</text:p>
              </table:table-cell>
              <table:table-cell office:value-type="string" calcext:value-type="string">
                <text:p>IEEE Computer Society</text:p>
              </table:table-cell>
              <table:table-cell table:number-columns-repeated="2" office:value-type="string" calcext:value-type="string">
                <text:p/>
              </table:table-cell>
              <table:table-cell office:value-type="string" calcext:value-type="string">
                <text:p>ASE '09</text:p>
              </table:table-cell>
              <table:table-cell office:value-type="string" calcext:value-type="string">
                <text:p>Symbolic Deadlock Analysis in Concurrent Libraries and Their Clients</text:p>
              </table:table-cell>
              <table:table-cell table:number-columns-repeated="2" office:value-type="string" calcext:value-type="string">
                <text:p/>
              </table:table-cell>
              <table:table-cell office:value-type="string" calcext:value-type="string">
                <text:p>2009</text:p>
              </table:table-cell>
              <table:table-cell office:value-type="string" calcext:value-type="string">
                <text:p/>
              </table:table-cell>
              <table:table-cell office:value-type="string" calcext:value-type="string">
                <text:p>http://dx.doi.org/10.1109/ASE.2009.14</text:p>
              </table:table-cell>
              <table:table-cell table:number-columns-repeated="5" office:value-type="string" calcext:value-type="string">
                <text:p/>
              </table:table-cell>
              <table:table-cell office:value-type="string" calcext:value-type="string">
                <text:p>978-0-7695-3891-4</text:p>
              </table:table-cell>
            </table:table-row>
            <table:table-row table:style-name="ro1" table:visibility="collapse">
              <table:table-cell office:value-type="string" calcext:value-type="string">
                <text:p>IharaOhiraMatsumoto2009</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Ihara, Akinori and Ohira, Masao and Matsumoto, Ken-ichi</text:p>
              </table:table-cell>
              <table:table-cell office:value-type="string" calcext:value-type="string">
                <text:p>Proceedings of the Joint International and Annual ERCIM Workshops on Principles of Software Evolution (IWPSE) and Software Evolution (Evol) Workshops</text:p>
              </table:table-cell>
              <table:table-cell table:number-columns-repeated="15" office:value-type="string" calcext:value-type="string">
                <text:p/>
              </table:table-cell>
              <table:table-cell office:value-type="string" calcext:value-type="string">
                <text:p>135--144</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WPSE-Evol '09</text:p>
              </table:table-cell>
              <table:table-cell office:value-type="string" calcext:value-type="string">
                <text:p>An Analysis Method for Improving a Bug Modification Process in Open Source Software Development</text:p>
              </table:table-cell>
              <table:table-cell table:number-columns-repeated="2" office:value-type="string" calcext:value-type="string">
                <text:p/>
              </table:table-cell>
              <table:table-cell office:value-type="string" calcext:value-type="string">
                <text:p>2009</text:p>
              </table:table-cell>
              <table:table-cell office:value-type="string" calcext:value-type="string">
                <text:p/>
              </table:table-cell>
              <table:table-cell office:value-type="string" calcext:value-type="string">
                <text:p>http://doi.acm.org/10.1145/1595808.1595833</text:p>
              </table:table-cell>
              <table:table-cell table:number-columns-repeated="5" office:value-type="string" calcext:value-type="string">
                <text:p/>
              </table:table-cell>
              <table:table-cell office:value-type="string" calcext:value-type="string">
                <text:p>978-1-60558-678-6</text:p>
              </table:table-cell>
            </table:table-row>
            <table:table-row table:style-name="ro1" table:visibility="collapse">
              <table:table-cell office:value-type="string" calcext:value-type="string">
                <text:p>KiSong2009</text:p>
              </table:table-cell>
              <table:table-cell office:value-type="string" calcext:value-type="string">
                <text:p>6</text:p>
              </table:table-cell>
              <table:table-cell office:value-type="string" calcext:value-type="string">
                <text:p>Washington, DC, USA</text:p>
              </table:table-cell>
              <table:table-cell table:number-columns-repeated="2" office:value-type="string" calcext:value-type="string">
                <text:p/>
              </table:table-cell>
              <table:table-cell office:value-type="string" calcext:value-type="string">
                <text:p>Ki, Yuhoon and Song, Meongchul</text:p>
              </table:table-cell>
              <table:table-cell office:value-type="string" calcext:value-type="string">
                <text:p>Proceedings of the 2009 IEEE/ACM International Conference on Automated Software Engineering</text:p>
              </table:table-cell>
              <table:table-cell table:number-columns-repeated="15" office:value-type="string" calcext:value-type="string">
                <text:p/>
              </table:table-cell>
              <table:table-cell office:value-type="string" calcext:value-type="string">
                <text:p>525--529</text:p>
              </table:table-cell>
              <table:table-cell office:value-type="string" calcext:value-type="string">
                <text:p>IEEE Computer Society</text:p>
              </table:table-cell>
              <table:table-cell table:number-columns-repeated="2" office:value-type="string" calcext:value-type="string">
                <text:p/>
              </table:table-cell>
              <table:table-cell office:value-type="string" calcext:value-type="string">
                <text:p>ASE '09</text:p>
              </table:table-cell>
              <table:table-cell office:value-type="string" calcext:value-type="string">
                <text:p>An Open Source-Based Approach to Software Development Infrastructures</text:p>
              </table:table-cell>
              <table:table-cell table:number-columns-repeated="2" office:value-type="string" calcext:value-type="string">
                <text:p/>
              </table:table-cell>
              <table:table-cell office:value-type="string" calcext:value-type="string">
                <text:p>2009</text:p>
              </table:table-cell>
              <table:table-cell office:value-type="string" calcext:value-type="string">
                <text:p/>
              </table:table-cell>
              <table:table-cell office:value-type="string" calcext:value-type="string">
                <text:p>http://dx.doi.org/10.1109/ASE.2009.73</text:p>
              </table:table-cell>
              <table:table-cell table:number-columns-repeated="5" office:value-type="string" calcext:value-type="string">
                <text:p/>
              </table:table-cell>
              <table:table-cell office:value-type="string" calcext:value-type="string">
                <text:p>978-0-7695-3891-4</text:p>
              </table:table-cell>
            </table:table-row>
            <table:table-row table:style-name="ro1" table:visibility="collapse">
              <table:table-cell office:value-type="string" calcext:value-type="string">
                <text:p>KnabKnabPinzger2009</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Knab, Patrick and Knab, Patrick and Pinzger, Martin</text:p>
              </table:table-cell>
              <table:table-cell office:value-type="string" calcext:value-type="string">
                <text:p>Proceedings of the the 7th Joint Meeting of the European Software Engineering Conference and the ACM SIGSOFT Symposium on The Foundations of Software Engineering</text:p>
              </table:table-cell>
              <table:table-cell table:number-columns-repeated="15" office:value-type="string" calcext:value-type="string">
                <text:p/>
              </table:table-cell>
              <table:table-cell office:value-type="string" calcext:value-type="string">
                <text:p>289--290</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ESEC/FSE '09</text:p>
              </table:table-cell>
              <table:table-cell office:value-type="string" calcext:value-type="string">
                <text:p>Smart Views for Analyzing Problem Reports: Tool Demo</text:p>
              </table:table-cell>
              <table:table-cell table:number-columns-repeated="2" office:value-type="string" calcext:value-type="string">
                <text:p/>
              </table:table-cell>
              <table:table-cell office:value-type="string" calcext:value-type="string">
                <text:p>2009</text:p>
              </table:table-cell>
              <table:table-cell office:value-type="string" calcext:value-type="string">
                <text:p/>
              </table:table-cell>
              <table:table-cell office:value-type="string" calcext:value-type="string">
                <text:p>http://doi.acm.org/10.1145/1595696.1595746</text:p>
              </table:table-cell>
              <table:table-cell table:number-columns-repeated="5" office:value-type="string" calcext:value-type="string">
                <text:p/>
              </table:table-cell>
              <table:table-cell office:value-type="string" calcext:value-type="string">
                <text:p>978-1-60558-001-2</text:p>
              </table:table-cell>
            </table:table-row>
            <table:table-row table:style-name="ro1" table:visibility="collapse">
              <table:table-cell office:value-type="string" calcext:value-type="string">
                <text:p>KoMyers2009</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Ko, Andrew J. and Myers, Brad A.</text:p>
              </table:table-cell>
              <table:table-cell office:value-type="string" calcext:value-type="string">
                <text:p>Proceedings of the SIGCHI Conference on Human Factors in Computing Systems</text:p>
              </table:table-cell>
              <table:table-cell table:number-columns-repeated="15" office:value-type="string" calcext:value-type="string">
                <text:p/>
              </table:table-cell>
              <table:table-cell office:value-type="string" calcext:value-type="string">
                <text:p>1569--1578</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CHI '09</text:p>
              </table:table-cell>
              <table:table-cell office:value-type="string" calcext:value-type="string">
                <text:p>Finding Causes of Program Output with the Java Whyline</text:p>
              </table:table-cell>
              <table:table-cell table:number-columns-repeated="2" office:value-type="string" calcext:value-type="string">
                <text:p/>
              </table:table-cell>
              <table:table-cell office:value-type="string" calcext:value-type="string">
                <text:p>2009</text:p>
              </table:table-cell>
              <table:table-cell office:value-type="string" calcext:value-type="string">
                <text:p/>
              </table:table-cell>
              <table:table-cell office:value-type="string" calcext:value-type="string">
                <text:p>http://doi.acm.org/10.1145/1518701.1518942</text:p>
              </table:table-cell>
              <table:table-cell table:number-columns-repeated="5" office:value-type="string" calcext:value-type="string">
                <text:p/>
              </table:table-cell>
              <table:table-cell office:value-type="string" calcext:value-type="string">
                <text:p>978-1-60558-246-7</text:p>
              </table:table-cell>
            </table:table-row>
            <table:table-row table:style-name="ro1" table:visibility="collapse">
              <table:table-cell office:value-type="string" calcext:value-type="string">
                <text:p>TosunTurhanBener2009</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Tosun, Ay\c{s}e and Turhan, Burak and Bener, Ay\c{s}e</text:p>
              </table:table-cell>
              <table:table-cell office:value-type="string" calcext:value-type="string">
                <text:p>Proceedings of the 5th International Conference on Predictor Models in Software Engineering</text:p>
              </table:table-cell>
              <table:table-cell table:number-columns-repeated="15" office:value-type="string" calcext:value-type="string">
                <text:p/>
              </table:table-cell>
              <table:table-cell office:value-type="string" calcext:value-type="string">
                <text:p>11:1--11:9</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PROMISE '09</text:p>
              </table:table-cell>
              <table:table-cell office:value-type="string" calcext:value-type="string">
                <text:p>Practical Considerations in Deploying AI for Defect Prediction: A Case Study Within the Turkish Telecommunication Industry</text:p>
              </table:table-cell>
              <table:table-cell table:number-columns-repeated="2" office:value-type="string" calcext:value-type="string">
                <text:p/>
              </table:table-cell>
              <table:table-cell office:value-type="string" calcext:value-type="string">
                <text:p>2009</text:p>
              </table:table-cell>
              <table:table-cell office:value-type="string" calcext:value-type="string">
                <text:p/>
              </table:table-cell>
              <table:table-cell office:value-type="string" calcext:value-type="string">
                <text:p>http://doi.acm.org/10.1145/1540438.1540453</text:p>
              </table:table-cell>
              <table:table-cell table:number-columns-repeated="5" office:value-type="string" calcext:value-type="string">
                <text:p/>
              </table:table-cell>
              <table:table-cell office:value-type="string" calcext:value-type="string">
                <text:p>978-1-60558-634-2</text:p>
              </table:table-cell>
            </table:table-row>
          </table:table-row-group>
          <table:table-row table:style-name="ro1">
            <table:table-cell table:style-name="Result" table:formula="of:=SUBTOTAL(3;[.$A$41:.$A$51])" office:value-type="float" office:value="11" calcext:value-type="float">
              <text:p>11</text:p>
            </table:table-cell>
            <table:table-cell table:number-columns-repeated="29"/>
            <table:table-cell table:style-name="Result" office:value-type="string" calcext:value-type="string">
              <text:p>2009 Cont.Núm</text:p>
            </table:table-cell>
            <table:table-cell table:number-columns-repeated="8"/>
          </table:table-row>
          <table:table-row-group table:display="false">
            <table:table-row table:style-name="ro1" table:visibility="collapse">
              <table:table-cell office:value-type="string" calcext:value-type="string">
                <text:p>AdamoliHauswirth2010</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Adamoli, Andrea and Hauswirth, Matthias</text:p>
              </table:table-cell>
              <table:table-cell office:value-type="string" calcext:value-type="string">
                <text:p>Proceedings of the 5th International Symposium on Software Visualization</text:p>
              </table:table-cell>
              <table:table-cell table:number-columns-repeated="15" office:value-type="string" calcext:value-type="string">
                <text:p/>
              </table:table-cell>
              <table:table-cell office:value-type="string" calcext:value-type="string">
                <text:p>73--82</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SOFTVIS '10</text:p>
              </table:table-cell>
              <table:table-cell office:value-type="string" calcext:value-type="string">
                <text:p>Trevis: A Context Tree Visualization \&amp;\#38; Analysis Framework and Its Use for Classifying Performance Failure Reports</text:p>
              </table:table-cell>
              <table:table-cell table:number-columns-repeated="2" office:value-type="string" calcext:value-type="string">
                <text:p/>
              </table:table-cell>
              <table:table-cell office:value-type="string" calcext:value-type="string">
                <text:p>2010</text:p>
              </table:table-cell>
              <table:table-cell office:value-type="string" calcext:value-type="string">
                <text:p/>
              </table:table-cell>
              <table:table-cell office:value-type="string" calcext:value-type="string">
                <text:p>http://doi.acm.org/10.1145/1879211.1879224</text:p>
              </table:table-cell>
              <table:table-cell table:number-columns-repeated="5" office:value-type="string" calcext:value-type="string">
                <text:p/>
              </table:table-cell>
              <table:table-cell office:value-type="string" calcext:value-type="string">
                <text:p>978-1-4503-0028-5</text:p>
              </table:table-cell>
            </table:table-row>
            <table:table-row table:style-name="ro1" table:visibility="collapse">
              <table:table-cell office:value-type="string" calcext:value-type="string">
                <text:p>AvnonBoggan2010</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Avnon, Yossi and Boggan, Scott L.</text:p>
              </table:table-cell>
              <table:table-cell office:value-type="string" calcext:value-type="string">
                <text:p>CHI '10 Extended Abstracts on Human Factors in Computing Systems</text:p>
              </table:table-cell>
              <table:table-cell table:number-columns-repeated="15" office:value-type="string" calcext:value-type="string">
                <text:p/>
              </table:table-cell>
              <table:table-cell office:value-type="string" calcext:value-type="string">
                <text:p>4717--4720</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CHI EA '10</text:p>
              </table:table-cell>
              <table:table-cell office:value-type="string" calcext:value-type="string">
                <text:p>Fit and Finish Using a Bug Tracking System: Challenges and Recommendations</text:p>
              </table:table-cell>
              <table:table-cell table:number-columns-repeated="2" office:value-type="string" calcext:value-type="string">
                <text:p/>
              </table:table-cell>
              <table:table-cell office:value-type="string" calcext:value-type="string">
                <text:p>2010</text:p>
              </table:table-cell>
              <table:table-cell office:value-type="string" calcext:value-type="string">
                <text:p/>
              </table:table-cell>
              <table:table-cell office:value-type="string" calcext:value-type="string">
                <text:p>http://doi.acm.org/10.1145/1753846.1754219</text:p>
              </table:table-cell>
              <table:table-cell table:number-columns-repeated="5" office:value-type="string" calcext:value-type="string">
                <text:p/>
              </table:table-cell>
              <table:table-cell office:value-type="string" calcext:value-type="string">
                <text:p>978-1-60558-930-5</text:p>
              </table:table-cell>
            </table:table-row>
            <table:table-row table:style-name="ro1" table:visibility="collapse">
              <table:table-cell office:value-type="string" calcext:value-type="string">
                <text:p>BondBakerGuyer2010</text:p>
              </table:table-cell>
              <table:table-cell office:value-type="string" calcext:value-type="string">
                <text:p>7</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Bond, Michael D. and Baker, Graham Z. and Guyer, Samuel Z.</text:p>
              </table:table-cell>
              <table:table-cell table:number-columns-repeated="8" office:value-type="string" calcext:value-type="string">
                <text:p/>
              </table:table-cell>
              <table:table-cell office:value-type="string" calcext:value-type="string">
                <text:p>SIGPLAN Not.</text:p>
              </table:table-cell>
              <table:table-cell office:value-type="string" calcext:value-type="string">
                <text:p/>
              </table:table-cell>
              <table:table-cell office:value-type="string" calcext:value-type="string">
                <text:p>June</text:p>
              </table:table-cell>
              <table:table-cell table:number-columns-repeated="3" office:value-type="string" calcext:value-type="string">
                <text:p/>
              </table:table-cell>
              <table:table-cell office:value-type="string" calcext:value-type="string">
                <text:p>6</text:p>
              </table:table-cell>
              <table:table-cell office:value-type="string" calcext:value-type="string">
                <text:p/>
              </table:table-cell>
              <table:table-cell office:value-type="string" calcext:value-type="string">
                <text:p>13--24</text:p>
              </table:table-cell>
              <table:table-cell office:value-type="string" calcext:value-type="string">
                <text:p>ACM</text:p>
              </table:table-cell>
              <table:table-cell table:number-columns-repeated="3" office:value-type="string" calcext:value-type="string">
                <text:p/>
              </table:table-cell>
              <table:table-cell office:value-type="string" calcext:value-type="string">
                <text:p>Breadcrumbs: Efficient Context Sensitivity for Dynamic Bug Detection Analyses</text:p>
              </table:table-cell>
              <table:table-cell office:value-type="string" calcext:value-type="string">
                <text:p/>
              </table:table-cell>
              <table:table-cell office:value-type="string" calcext:value-type="string">
                <text:p>45</text:p>
              </table:table-cell>
              <table:table-cell office:value-type="string" calcext:value-type="string">
                <text:p>2010</text:p>
              </table:table-cell>
              <table:table-cell office:value-type="string" calcext:value-type="string">
                <text:p/>
              </table:table-cell>
              <table:table-cell office:value-type="string" calcext:value-type="string">
                <text:p>http://doi.acm.org/10.1145/1809028.1806599</text:p>
              </table:table-cell>
              <table:table-cell table:number-columns-repeated="6" office:value-type="string" calcext:value-type="string">
                <text:p/>
              </table:table-cell>
            </table:table-row>
            <table:table-row table:style-name="ro1" table:visibility="collapse">
              <table:table-cell office:value-type="string" calcext:value-type="string">
                <text:p>BondBakerGuyer2010a</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Bond, Michael D. and Baker, Graham Z. and Guyer, Samuel Z.</text:p>
              </table:table-cell>
              <table:table-cell office:value-type="string" calcext:value-type="string">
                <text:p>Proceedings of the 31st ACM SIGPLAN Conference on Programming Language Design and Implementation</text:p>
              </table:table-cell>
              <table:table-cell table:number-columns-repeated="15" office:value-type="string" calcext:value-type="string">
                <text:p/>
              </table:table-cell>
              <table:table-cell office:value-type="string" calcext:value-type="string">
                <text:p>13--24</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PLDI '10</text:p>
              </table:table-cell>
              <table:table-cell office:value-type="string" calcext:value-type="string">
                <text:p>Breadcrumbs: Efficient Context Sensitivity for Dynamic Bug Detection Analyses</text:p>
              </table:table-cell>
              <table:table-cell table:number-columns-repeated="2" office:value-type="string" calcext:value-type="string">
                <text:p/>
              </table:table-cell>
              <table:table-cell office:value-type="string" calcext:value-type="string">
                <text:p>2010</text:p>
              </table:table-cell>
              <table:table-cell office:value-type="string" calcext:value-type="string">
                <text:p/>
              </table:table-cell>
              <table:table-cell office:value-type="string" calcext:value-type="string">
                <text:p>http://doi.acm.org/10.1145/1806596.1806599</text:p>
              </table:table-cell>
              <table:table-cell table:number-columns-repeated="5" office:value-type="string" calcext:value-type="string">
                <text:p/>
              </table:table-cell>
              <table:table-cell office:value-type="string" calcext:value-type="string">
                <text:p>978-1-4503-0019-3</text:p>
              </table:table-cell>
            </table:table-row>
            <table:table-row table:style-name="ro1" table:visibility="collapse">
              <table:table-cell office:value-type="string" calcext:value-type="string">
                <text:p>BreuPremrajSillitoEtAl2010</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Breu, Silvia and Premraj, Rahul and Sillito, Jonathan and Zimmermann, Thomas</text:p>
              </table:table-cell>
              <table:table-cell office:value-type="string" calcext:value-type="string">
                <text:p>Proceedings of the 2010 ACM Conference on Computer Supported Cooperative Work</text:p>
              </table:table-cell>
              <table:table-cell table:number-columns-repeated="15" office:value-type="string" calcext:value-type="string">
                <text:p/>
              </table:table-cell>
              <table:table-cell office:value-type="string" calcext:value-type="string">
                <text:p>301--310</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CSCW '10</text:p>
              </table:table-cell>
              <table:table-cell office:value-type="string" calcext:value-type="string">
                <text:p>Information Needs in Bug Reports: Improving Cooperation Between Developers and Users</text:p>
              </table:table-cell>
              <table:table-cell table:number-columns-repeated="2" office:value-type="string" calcext:value-type="string">
                <text:p/>
              </table:table-cell>
              <table:table-cell office:value-type="string" calcext:value-type="string">
                <text:p>2010</text:p>
              </table:table-cell>
              <table:table-cell office:value-type="string" calcext:value-type="string">
                <text:p/>
              </table:table-cell>
              <table:table-cell office:value-type="string" calcext:value-type="string">
                <text:p>http://doi.acm.org/10.1145/1718918.1718973</text:p>
              </table:table-cell>
              <table:table-cell table:number-columns-repeated="5" office:value-type="string" calcext:value-type="string">
                <text:p/>
              </table:table-cell>
              <table:table-cell office:value-type="string" calcext:value-type="string">
                <text:p>978-1-60558-795-0</text:p>
              </table:table-cell>
            </table:table-row>
            <table:table-row table:style-name="ro1" table:visibility="collapse">
              <table:table-cell office:value-type="string" calcext:value-type="string">
                <text:p>Gonzalez-BarahonaRoblesDuenas2010</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Gonzalez-Barahona, Jesus M. and Robles, Gregorio and Due\~{n}as, Santiago</text:p>
              </table:table-cell>
              <table:table-cell office:value-type="string" calcext:value-type="string">
                <text:p>Proceedings of the 3rd International Workshop on Emerging Trends in Free/Libre/Open Source Software Research and Development</text:p>
              </table:table-cell>
              <table:table-cell table:number-columns-repeated="15" office:value-type="string" calcext:value-type="string">
                <text:p/>
              </table:table-cell>
              <table:table-cell office:value-type="string" calcext:value-type="string">
                <text:p>29--34</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FLOSS '10</text:p>
              </table:table-cell>
              <table:table-cell office:value-type="string" calcext:value-type="string">
                <text:p>Collecting Data About FLOSS Development: The FLOSSMetrics Experience</text:p>
              </table:table-cell>
              <table:table-cell table:number-columns-repeated="2" office:value-type="string" calcext:value-type="string">
                <text:p/>
              </table:table-cell>
              <table:table-cell office:value-type="string" calcext:value-type="string">
                <text:p>2010</text:p>
              </table:table-cell>
              <table:table-cell office:value-type="string" calcext:value-type="string">
                <text:p/>
              </table:table-cell>
              <table:table-cell office:value-type="string" calcext:value-type="string">
                <text:p>http://doi.acm.org/10.1145/1833272.1833278</text:p>
              </table:table-cell>
              <table:table-cell table:number-columns-repeated="5" office:value-type="string" calcext:value-type="string">
                <text:p/>
              </table:table-cell>
              <table:table-cell office:value-type="string" calcext:value-type="string">
                <text:p>978-1-60558-978-7</text:p>
              </table:table-cell>
            </table:table-row>
            <table:table-row table:style-name="ro1" table:visibility="collapse">
              <table:table-cell office:value-type="string" calcext:value-type="string">
                <text:p>HelmingKoegel2010</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Helming, Jonas and Koegel, Maximilian</text:p>
              </table:table-cell>
              <table:table-cell office:value-type="string" calcext:value-type="string">
                <text:p>Proceedings of the 32Nd ACM/IEEE International Conference on Software Engineering - Volume 2</text:p>
              </table:table-cell>
              <table:table-cell table:number-columns-repeated="15" office:value-type="string" calcext:value-type="string">
                <text:p/>
              </table:table-cell>
              <table:table-cell office:value-type="string" calcext:value-type="string">
                <text:p>313--314</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CSE '10</text:p>
              </table:table-cell>
              <table:table-cell office:value-type="string" calcext:value-type="string">
                <text:p>Managing Iterations with UNICASE</text:p>
              </table:table-cell>
              <table:table-cell table:number-columns-repeated="2" office:value-type="string" calcext:value-type="string">
                <text:p/>
              </table:table-cell>
              <table:table-cell office:value-type="string" calcext:value-type="string">
                <text:p>2010</text:p>
              </table:table-cell>
              <table:table-cell office:value-type="string" calcext:value-type="string">
                <text:p/>
              </table:table-cell>
              <table:table-cell office:value-type="string" calcext:value-type="string">
                <text:p>http://doi.acm.org/10.1145/1810295.1810367</text:p>
              </table:table-cell>
              <table:table-cell table:number-columns-repeated="5" office:value-type="string" calcext:value-type="string">
                <text:p/>
              </table:table-cell>
              <table:table-cell office:value-type="string" calcext:value-type="string">
                <text:p>978-1-60558-719-6</text:p>
              </table:table-cell>
            </table:table-row>
            <table:table-row table:style-name="ro1" table:visibility="collapse">
              <table:table-cell office:value-type="string" calcext:value-type="string">
                <text:p>MurgiaConcasMarchesiEtAl2010</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Murgia, Alessandro and Concas, Giulio and Marchesi, Michele and Tonelli, Roberto</text:p>
              </table:table-cell>
              <table:table-cell office:value-type="string" calcext:value-type="string">
                <text:p>Proceedings of the 2010 ACM-IEEE International Symposium on Empirical Software Engineering and Measurement</text:p>
              </table:table-cell>
              <table:table-cell table:number-columns-repeated="15" office:value-type="string" calcext:value-type="string">
                <text:p/>
              </table:table-cell>
              <table:table-cell office:value-type="string" calcext:value-type="string">
                <text:p>6:1--6:10</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ESEM '10</text:p>
              </table:table-cell>
              <table:table-cell office:value-type="string" calcext:value-type="string">
                <text:p>A Machine Learning Approach for Text Categorization of Fixing-issue Commits on CVS</text:p>
              </table:table-cell>
              <table:table-cell table:number-columns-repeated="2" office:value-type="string" calcext:value-type="string">
                <text:p/>
              </table:table-cell>
              <table:table-cell office:value-type="string" calcext:value-type="string">
                <text:p>2010</text:p>
              </table:table-cell>
              <table:table-cell office:value-type="string" calcext:value-type="string">
                <text:p/>
              </table:table-cell>
              <table:table-cell office:value-type="string" calcext:value-type="string">
                <text:p>http://doi.acm.org/10.1145/1852786.1852794</text:p>
              </table:table-cell>
              <table:table-cell table:number-columns-repeated="5" office:value-type="string" calcext:value-type="string">
                <text:p/>
              </table:table-cell>
              <table:table-cell office:value-type="string" calcext:value-type="string">
                <text:p>978-1-4503-0039-1</text:p>
              </table:table-cell>
            </table:table-row>
            <table:table-row table:style-name="ro1" table:visibility="collapse">
              <table:table-cell office:value-type="string" calcext:value-type="string">
                <text:p>Nichols2010</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Nichols, Brent D.</text:p>
              </table:table-cell>
              <table:table-cell office:value-type="string" calcext:value-type="string">
                <text:p>Proceedings of the 48th Annual Southeast Regional Conference</text:p>
              </table:table-cell>
              <table:table-cell table:number-columns-repeated="15" office:value-type="string" calcext:value-type="string">
                <text:p/>
              </table:table-cell>
              <table:table-cell office:value-type="string" calcext:value-type="string">
                <text:p>61:1--61:6</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ACM SE '10</text:p>
              </table:table-cell>
              <table:table-cell office:value-type="string" calcext:value-type="string">
                <text:p>Augmented Bug Localization Using Past Bug Information</text:p>
              </table:table-cell>
              <table:table-cell table:number-columns-repeated="2" office:value-type="string" calcext:value-type="string">
                <text:p/>
              </table:table-cell>
              <table:table-cell office:value-type="string" calcext:value-type="string">
                <text:p>2010</text:p>
              </table:table-cell>
              <table:table-cell office:value-type="string" calcext:value-type="string">
                <text:p/>
              </table:table-cell>
              <table:table-cell office:value-type="string" calcext:value-type="string">
                <text:p>http://doi.acm.org/10.1145/1900008.1900090</text:p>
              </table:table-cell>
              <table:table-cell table:number-columns-repeated="5" office:value-type="string" calcext:value-type="string">
                <text:p/>
              </table:table-cell>
              <table:table-cell office:value-type="string" calcext:value-type="string">
                <text:p>978-1-4503-0064-3</text:p>
              </table:table-cell>
            </table:table-row>
            <table:table-row table:style-name="ro1" table:visibility="collapse">
              <table:table-cell office:value-type="string" calcext:value-type="string">
                <text:p>PalixLawallMuller2010</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Palix, Nicolas and Lawall, Julia and Muller, Gilles</text:p>
              </table:table-cell>
              <table:table-cell office:value-type="string" calcext:value-type="string">
                <text:p>Proceedings of the 9th International Conference on Aspect-Oriented Software Development</text:p>
              </table:table-cell>
              <table:table-cell table:number-columns-repeated="15" office:value-type="string" calcext:value-type="string">
                <text:p/>
              </table:table-cell>
              <table:table-cell office:value-type="string" calcext:value-type="string">
                <text:p>169--180</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AOSD '10</text:p>
              </table:table-cell>
              <table:table-cell office:value-type="string" calcext:value-type="string">
                <text:p>Tracking Code Patterns over Multiple Software Versions with Herodotos</text:p>
              </table:table-cell>
              <table:table-cell table:number-columns-repeated="2" office:value-type="string" calcext:value-type="string">
                <text:p/>
              </table:table-cell>
              <table:table-cell office:value-type="string" calcext:value-type="string">
                <text:p>2010</text:p>
              </table:table-cell>
              <table:table-cell office:value-type="string" calcext:value-type="string">
                <text:p/>
              </table:table-cell>
              <table:table-cell office:value-type="string" calcext:value-type="string">
                <text:p>http://doi.acm.org/10.1145/1739230.1739250</text:p>
              </table:table-cell>
              <table:table-cell table:number-columns-repeated="5" office:value-type="string" calcext:value-type="string">
                <text:p/>
              </table:table-cell>
              <table:table-cell office:value-type="string" calcext:value-type="string">
                <text:p>978-1-60558-958-9</text:p>
              </table:table-cell>
            </table:table-row>
            <table:table-row table:style-name="ro1" table:visibility="collapse">
              <table:table-cell office:value-type="string" calcext:value-type="string">
                <text:p>RastkarMurphyMurray2010</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Rastkar, Sarah and Murphy, Gail C. and Murray, Gabriel</text:p>
              </table:table-cell>
              <table:table-cell office:value-type="string" calcext:value-type="string">
                <text:p>Proceedings of the 32Nd ACM/IEEE International Conference on Software Engineering - Volume 1</text:p>
              </table:table-cell>
              <table:table-cell table:number-columns-repeated="15" office:value-type="string" calcext:value-type="string">
                <text:p/>
              </table:table-cell>
              <table:table-cell office:value-type="string" calcext:value-type="string">
                <text:p>505--514</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CSE '10</text:p>
              </table:table-cell>
              <table:table-cell office:value-type="string" calcext:value-type="string">
                <text:p>Summarizing Software Artifacts: A Case Study of Bug Reports</text:p>
              </table:table-cell>
              <table:table-cell table:number-columns-repeated="2" office:value-type="string" calcext:value-type="string">
                <text:p/>
              </table:table-cell>
              <table:table-cell office:value-type="string" calcext:value-type="string">
                <text:p>2010</text:p>
              </table:table-cell>
              <table:table-cell office:value-type="string" calcext:value-type="string">
                <text:p/>
              </table:table-cell>
              <table:table-cell office:value-type="string" calcext:value-type="string">
                <text:p>http://doi.acm.org/10.1145/1806799.1806872</text:p>
              </table:table-cell>
              <table:table-cell table:number-columns-repeated="5" office:value-type="string" calcext:value-type="string">
                <text:p/>
              </table:table-cell>
              <table:table-cell office:value-type="string" calcext:value-type="string">
                <text:p>978-1-60558-719-6</text:p>
              </table:table-cell>
            </table:table-row>
            <table:table-row table:style-name="ro1" table:visibility="collapse">
              <table:table-cell office:value-type="string" calcext:value-type="string">
                <text:p>SahooCriswellAdve2010</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Sahoo, Swarup Kumar and Criswell, John and Adve, Vikram</text:p>
              </table:table-cell>
              <table:table-cell office:value-type="string" calcext:value-type="string">
                <text:p>Proceedings of the 32Nd ACM/IEEE International Conference on Software Engineering - Volume 1</text:p>
              </table:table-cell>
              <table:table-cell table:number-columns-repeated="15" office:value-type="string" calcext:value-type="string">
                <text:p/>
              </table:table-cell>
              <table:table-cell office:value-type="string" calcext:value-type="string">
                <text:p>485--494</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CSE '10</text:p>
              </table:table-cell>
              <table:table-cell office:value-type="string" calcext:value-type="string">
                <text:p>An Empirical Study of Reported Bugs in Server Software with Implications for Automated Bug Diagnosis</text:p>
              </table:table-cell>
              <table:table-cell table:number-columns-repeated="2" office:value-type="string" calcext:value-type="string">
                <text:p/>
              </table:table-cell>
              <table:table-cell office:value-type="string" calcext:value-type="string">
                <text:p>2010</text:p>
              </table:table-cell>
              <table:table-cell office:value-type="string" calcext:value-type="string">
                <text:p/>
              </table:table-cell>
              <table:table-cell office:value-type="string" calcext:value-type="string">
                <text:p>http://doi.acm.org/10.1145/1806799.1806870</text:p>
              </table:table-cell>
              <table:table-cell table:number-columns-repeated="5" office:value-type="string" calcext:value-type="string">
                <text:p/>
              </table:table-cell>
              <table:table-cell office:value-type="string" calcext:value-type="string">
                <text:p>978-1-60558-719-6</text:p>
              </table:table-cell>
            </table:table-row>
            <table:table-row table:style-name="ro1" table:visibility="collapse">
              <table:table-cell office:value-type="string" calcext:value-type="string">
                <text:p>SinghKapurTandon2010</text:p>
              </table:table-cell>
              <table:table-cell office:value-type="string" calcext:value-type="string">
                <text:p>7</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Singh, V. B. and Kapur, P. K. and Tandon, Abhishek</text:p>
              </table:table-cell>
              <table:table-cell table:number-columns-repeated="8" office:value-type="string" calcext:value-type="string">
                <text:p/>
              </table:table-cell>
              <table:table-cell office:value-type="string" calcext:value-type="string">
                <text:p>SIGSOFT Softw. Eng. Notes</text:p>
              </table:table-cell>
              <table:table-cell office:value-type="string" calcext:value-type="string">
                <text:p/>
              </table:table-cell>
              <table:table-cell office:value-type="string" calcext:value-type="string">
                <text:p>May</text:p>
              </table:table-cell>
              <table:table-cell table:number-columns-repeated="3" office:value-type="string" calcext:value-type="string">
                <text:p/>
              </table:table-cell>
              <table:table-cell office:value-type="string" calcext:value-type="string">
                <text:p>3</text:p>
              </table:table-cell>
              <table:table-cell office:value-type="string" calcext:value-type="string">
                <text:p/>
              </table:table-cell>
              <table:table-cell office:value-type="string" calcext:value-type="string">
                <text:p>1--11</text:p>
              </table:table-cell>
              <table:table-cell office:value-type="string" calcext:value-type="string">
                <text:p>ACM</text:p>
              </table:table-cell>
              <table:table-cell table:number-columns-repeated="3" office:value-type="string" calcext:value-type="string">
                <text:p/>
              </table:table-cell>
              <table:table-cell office:value-type="string" calcext:value-type="string">
                <text:p>Measuring Reliability Growth of Software by Considering Fault Dependency, Debugging Time Lag Functions and Irregular Fluctuation</text:p>
              </table:table-cell>
              <table:table-cell office:value-type="string" calcext:value-type="string">
                <text:p/>
              </table:table-cell>
              <table:table-cell office:value-type="string" calcext:value-type="string">
                <text:p>35</text:p>
              </table:table-cell>
              <table:table-cell office:value-type="string" calcext:value-type="string">
                <text:p>2010</text:p>
              </table:table-cell>
              <table:table-cell office:value-type="string" calcext:value-type="string">
                <text:p/>
              </table:table-cell>
              <table:table-cell office:value-type="string" calcext:value-type="string">
                <text:p>http://doi.acm.org/10.1145/1764810.1764831</text:p>
              </table:table-cell>
              <table:table-cell table:number-columns-repeated="6" office:value-type="string" calcext:value-type="string">
                <text:p/>
              </table:table-cell>
            </table:table-row>
            <table:table-row table:style-name="ro1" table:visibility="collapse">
              <table:table-cell office:value-type="string" calcext:value-type="string">
                <text:p>SongWangXieEtAl2010</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Song, Yoonki and Wang, Xiaoyin and Xie, Tao and Zhang, Lu and Mei, Hong</text:p>
              </table:table-cell>
              <table:table-cell office:value-type="string" calcext:value-type="string">
                <text:p>Proceedings of the 32Nd ACM/IEEE International Conference on Software Engineering - Volume 2</text:p>
              </table:table-cell>
              <table:table-cell table:number-columns-repeated="15" office:value-type="string" calcext:value-type="string">
                <text:p/>
              </table:table-cell>
              <table:table-cell office:value-type="string" calcext:value-type="string">
                <text:p>315--316</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CSE '10</text:p>
              </table:table-cell>
              <table:table-cell office:value-type="string" calcext:value-type="string">
                <text:p>JDF: Detecting Duplicate Bug Reports in Jazz</text:p>
              </table:table-cell>
              <table:table-cell table:number-columns-repeated="2" office:value-type="string" calcext:value-type="string">
                <text:p/>
              </table:table-cell>
              <table:table-cell office:value-type="string" calcext:value-type="string">
                <text:p>2010</text:p>
              </table:table-cell>
              <table:table-cell office:value-type="string" calcext:value-type="string">
                <text:p/>
              </table:table-cell>
              <table:table-cell office:value-type="string" calcext:value-type="string">
                <text:p>http://doi.acm.org/10.1145/1810295.1810368</text:p>
              </table:table-cell>
              <table:table-cell table:number-columns-repeated="5" office:value-type="string" calcext:value-type="string">
                <text:p/>
              </table:table-cell>
              <table:table-cell office:value-type="string" calcext:value-type="string">
                <text:p>978-1-60558-719-6</text:p>
              </table:table-cell>
            </table:table-row>
            <table:table-row table:style-name="ro1" table:visibility="collapse">
              <table:table-cell office:value-type="string" calcext:value-type="string">
                <text:p>SurekaIndukuri2010</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Sureka, Ashish and Indukuri, Kishore Varma</text:p>
              </table:table-cell>
              <table:table-cell office:value-type="string" calcext:value-type="string">
                <text:p>Proceedings of the Third Annual ACM Bangalore Conference</text:p>
              </table:table-cell>
              <table:table-cell table:number-columns-repeated="15" office:value-type="string" calcext:value-type="string">
                <text:p/>
              </table:table-cell>
              <table:table-cell office:value-type="string" calcext:value-type="string">
                <text:p>9:1--9:6</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COMPUTE '10</text:p>
              </table:table-cell>
              <table:table-cell office:value-type="string" calcext:value-type="string">
                <text:p>Linguistic Analysis of Bug Report Titles with Respect to the Dimension of Bug Importance</text:p>
              </table:table-cell>
              <table:table-cell table:number-columns-repeated="2" office:value-type="string" calcext:value-type="string">
                <text:p/>
              </table:table-cell>
              <table:table-cell office:value-type="string" calcext:value-type="string">
                <text:p>2010</text:p>
              </table:table-cell>
              <table:table-cell office:value-type="string" calcext:value-type="string">
                <text:p/>
              </table:table-cell>
              <table:table-cell office:value-type="string" calcext:value-type="string">
                <text:p>http://doi.acm.org/10.1145/1754288.1754297</text:p>
              </table:table-cell>
              <table:table-cell table:number-columns-repeated="5" office:value-type="string" calcext:value-type="string">
                <text:p/>
              </table:table-cell>
              <table:table-cell office:value-type="string" calcext:value-type="string">
                <text:p>978-1-4503-0001-8</text:p>
              </table:table-cell>
            </table:table-row>
            <table:table-row table:style-name="ro1" table:visibility="collapse">
              <table:table-cell office:value-type="string" calcext:value-type="string">
                <text:p>Tichy2010</text:p>
              </table:table-cell>
              <table:table-cell office:value-type="string" calcext:value-type="string">
                <text:p>7</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Tichy, Walter</text:p>
              </table:table-cell>
              <table:table-cell table:number-columns-repeated="8" office:value-type="string" calcext:value-type="string">
                <text:p/>
              </table:table-cell>
              <table:table-cell office:value-type="string" calcext:value-type="string">
                <text:p>Ubiquity</text:p>
              </table:table-cell>
              <table:table-cell office:value-type="string" calcext:value-type="string">
                <text:p/>
              </table:table-cell>
              <table:table-cell office:value-type="string" calcext:value-type="string">
                <text:p>November</text:p>
              </table:table-cell>
              <table:table-cell table:number-columns-repeated="3" office:value-type="string" calcext:value-type="string">
                <text:p/>
              </table:table-cell>
              <table:table-cell office:value-type="string" calcext:value-type="string">
                <text:p>November</text:p>
              </table:table-cell>
              <table:table-cell table:number-columns-repeated="2" office:value-type="string" calcext:value-type="string">
                <text:p/>
              </table:table-cell>
              <table:table-cell office:value-type="string" calcext:value-type="string">
                <text:p>ACM</text:p>
              </table:table-cell>
              <table:table-cell table:number-columns-repeated="3" office:value-type="string" calcext:value-type="string">
                <text:p/>
              </table:table-cell>
              <table:table-cell office:value-type="string" calcext:value-type="string">
                <text:p>An Interview with Prof. Andreas Zeller: Mining Your Way to Software Reliability</text:p>
              </table:table-cell>
              <table:table-cell office:value-type="string" calcext:value-type="string">
                <text:p/>
              </table:table-cell>
              <table:table-cell table:number-columns-repeated="2" office:value-type="string" calcext:value-type="string">
                <text:p>2010</text:p>
              </table:table-cell>
              <table:table-cell office:value-type="string" calcext:value-type="string">
                <text:p/>
              </table:table-cell>
              <table:table-cell office:value-type="string" calcext:value-type="string">
                <text:p>http://doi.acm.org/10.1145/1880066.1883621</text:p>
              </table:table-cell>
              <table:table-cell table:number-columns-repeated="6" office:value-type="string" calcext:value-type="string">
                <text:p/>
              </table:table-cell>
            </table:table-row>
          </table:table-row-group>
          <table:table-row table:style-name="ro1">
            <table:table-cell table:style-name="Result" table:formula="of:=SUBTOTAL(3;[.$A$53:.$A$68])" office:value-type="float" office:value="16" calcext:value-type="float">
              <text:p>16</text:p>
            </table:table-cell>
            <table:table-cell table:number-columns-repeated="29"/>
            <table:table-cell table:style-name="Result" office:value-type="string" calcext:value-type="string">
              <text:p>2010 Cont.Núm</text:p>
            </table:table-cell>
            <table:table-cell table:number-columns-repeated="8"/>
          </table:table-row>
          <table:table-row-group table:display="false">
            <table:table-row table:style-name="ro1" table:visibility="collapse">
              <table:table-cell office:value-type="string" calcext:value-type="string">
                <text:p>AnvikMurphy2011</text:p>
              </table:table-cell>
              <table:table-cell office:value-type="string" calcext:value-type="string">
                <text:p>7</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Anvik, John and Murphy, Gail C.</text:p>
              </table:table-cell>
              <table:table-cell table:number-columns-repeated="8" office:value-type="string" calcext:value-type="string">
                <text:p/>
              </table:table-cell>
              <table:table-cell office:value-type="string" calcext:value-type="string">
                <text:p>ACM Trans. Softw. Eng. Methodol.</text:p>
              </table:table-cell>
              <table:table-cell office:value-type="string" calcext:value-type="string">
                <text:p/>
              </table:table-cell>
              <table:table-cell office:value-type="string" calcext:value-type="string">
                <text:p>August</text:p>
              </table:table-cell>
              <table:table-cell table:number-columns-repeated="3" office:value-type="string" calcext:value-type="string">
                <text:p/>
              </table:table-cell>
              <table:table-cell office:value-type="string" calcext:value-type="string">
                <text:p>3</text:p>
              </table:table-cell>
              <table:table-cell office:value-type="string" calcext:value-type="string">
                <text:p/>
              </table:table-cell>
              <table:table-cell office:value-type="string" calcext:value-type="string">
                <text:p>10:1--10:35</text:p>
              </table:table-cell>
              <table:table-cell office:value-type="string" calcext:value-type="string">
                <text:p>ACM</text:p>
              </table:table-cell>
              <table:table-cell table:number-columns-repeated="3" office:value-type="string" calcext:value-type="string">
                <text:p/>
              </table:table-cell>
              <table:table-cell office:value-type="string" calcext:value-type="string">
                <text:p>Reducing the Effort of Bug Report Triage: Recommenders for Development-oriented Decisions</text:p>
              </table:table-cell>
              <table:table-cell office:value-type="string" calcext:value-type="string">
                <text:p/>
              </table:table-cell>
              <table:table-cell office:value-type="string" calcext:value-type="string">
                <text:p>20</text:p>
              </table:table-cell>
              <table:table-cell office:value-type="string" calcext:value-type="string">
                <text:p>2011</text:p>
              </table:table-cell>
              <table:table-cell office:value-type="string" calcext:value-type="string">
                <text:p/>
              </table:table-cell>
              <table:table-cell office:value-type="string" calcext:value-type="string">
                <text:p>http://doi.acm.org/10.1145/2000791.2000794</text:p>
              </table:table-cell>
              <table:table-cell table:number-columns-repeated="6" office:value-type="string" calcext:value-type="string">
                <text:p/>
              </table:table-cell>
            </table:table-row>
            <table:table-row table:style-name="ro1" table:visibility="collapse">
              <table:table-cell office:value-type="string" calcext:value-type="string">
                <text:p>BhattacharyaNeamtiu2011</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Bhattacharya, Pamela and Neamtiu, Iulian</text:p>
              </table:table-cell>
              <table:table-cell office:value-type="string" calcext:value-type="string">
                <text:p>Proceedings of the 8th Working Conference on Mining Software Repositories</text:p>
              </table:table-cell>
              <table:table-cell table:number-columns-repeated="15" office:value-type="string" calcext:value-type="string">
                <text:p/>
              </table:table-cell>
              <table:table-cell office:value-type="string" calcext:value-type="string">
                <text:p>207--210</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MSR '11</text:p>
              </table:table-cell>
              <table:table-cell office:value-type="string" calcext:value-type="string">
                <text:p>Bug-fix Time Prediction Models: Can We Do Better?</text:p>
              </table:table-cell>
              <table:table-cell table:number-columns-repeated="2" office:value-type="string" calcext:value-type="string">
                <text:p/>
              </table:table-cell>
              <table:table-cell office:value-type="string" calcext:value-type="string">
                <text:p>2011</text:p>
              </table:table-cell>
              <table:table-cell office:value-type="string" calcext:value-type="string">
                <text:p/>
              </table:table-cell>
              <table:table-cell office:value-type="string" calcext:value-type="string">
                <text:p>http://doi.acm.org/10.1145/1985441.1985472</text:p>
              </table:table-cell>
              <table:table-cell table:number-columns-repeated="5" office:value-type="string" calcext:value-type="string">
                <text:p/>
              </table:table-cell>
              <table:table-cell office:value-type="string" calcext:value-type="string">
                <text:p>978-1-4503-0574-7</text:p>
              </table:table-cell>
            </table:table-row>
            <table:table-row table:style-name="ro1" table:visibility="collapse">
              <table:table-cell office:value-type="string" calcext:value-type="string">
                <text:p>Bodden2011</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Bodden, Eric</text:p>
              </table:table-cell>
              <table:table-cell office:value-type="string" calcext:value-type="string">
                <text:p>Proceedings of the 19th ACM SIGSOFT Symposium and the 13th European Conference on Foundations of Software Engineering</text:p>
              </table:table-cell>
              <table:table-cell table:number-columns-repeated="15" office:value-type="string" calcext:value-type="string">
                <text:p/>
              </table:table-cell>
              <table:table-cell office:value-type="string" calcext:value-type="string">
                <text:p>492--495</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ESEC/FSE '11</text:p>
              </table:table-cell>
              <table:table-cell office:value-type="string" calcext:value-type="string">
                <text:p>Stateful Breakpoints: A Practical Approach to Defining Parameterized Runtime Monitors</text:p>
              </table:table-cell>
              <table:table-cell table:number-columns-repeated="2" office:value-type="string" calcext:value-type="string">
                <text:p/>
              </table:table-cell>
              <table:table-cell office:value-type="string" calcext:value-type="string">
                <text:p>2011</text:p>
              </table:table-cell>
              <table:table-cell office:value-type="string" calcext:value-type="string">
                <text:p/>
              </table:table-cell>
              <table:table-cell office:value-type="string" calcext:value-type="string">
                <text:p>http://doi.acm.org/10.1145/2025113.2025201</text:p>
              </table:table-cell>
              <table:table-cell table:number-columns-repeated="5" office:value-type="string" calcext:value-type="string">
                <text:p/>
              </table:table-cell>
              <table:table-cell office:value-type="string" calcext:value-type="string">
                <text:p>978-1-4503-0443-6</text:p>
              </table:table-cell>
            </table:table-row>
            <table:table-row table:style-name="ro1" table:visibility="collapse">
              <table:table-cell office:value-type="string" calcext:value-type="string">
                <text:p>BortisHoek2011</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Bortis, Gerald and van der Hoek, Andr{\'e}</text:p>
              </table:table-cell>
              <table:table-cell office:value-type="string" calcext:value-type="string">
                <text:p>Proceedings of the 4th International Workshop on Cooperative and Human Aspects of Software Engineering</text:p>
              </table:table-cell>
              <table:table-cell table:number-columns-repeated="15" office:value-type="string" calcext:value-type="string">
                <text:p/>
              </table:table-cell>
              <table:table-cell office:value-type="string" calcext:value-type="string">
                <text:p>69--71</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CHASE '11</text:p>
              </table:table-cell>
              <table:table-cell office:value-type="string" calcext:value-type="string">
                <text:p>Teambugs: A Collaborative Bug Tracking Tool</text:p>
              </table:table-cell>
              <table:table-cell table:number-columns-repeated="2" office:value-type="string" calcext:value-type="string">
                <text:p/>
              </table:table-cell>
              <table:table-cell office:value-type="string" calcext:value-type="string">
                <text:p>2011</text:p>
              </table:table-cell>
              <table:table-cell office:value-type="string" calcext:value-type="string">
                <text:p/>
              </table:table-cell>
              <table:table-cell office:value-type="string" calcext:value-type="string">
                <text:p>http://doi.acm.org/10.1145/1984642.1984659</text:p>
              </table:table-cell>
              <table:table-cell table:number-columns-repeated="5" office:value-type="string" calcext:value-type="string">
                <text:p/>
              </table:table-cell>
              <table:table-cell office:value-type="string" calcext:value-type="string">
                <text:p>978-1-4503-0576-1</text:p>
              </table:table-cell>
            </table:table-row>
            <table:table-row table:style-name="ro1" table:visibility="collapse">
              <table:table-cell office:value-type="string" calcext:value-type="string">
                <text:p>Choudhary2011</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Choudhary, Shauvik Roy</text:p>
              </table:table-cell>
              <table:table-cell office:value-type="string" calcext:value-type="string">
                <text:p>Proceedings of the 33rd International Conference on Software Engineering</text:p>
              </table:table-cell>
              <table:table-cell table:number-columns-repeated="15" office:value-type="string" calcext:value-type="string">
                <text:p/>
              </table:table-cell>
              <table:table-cell office:value-type="string" calcext:value-type="string">
                <text:p>1146--1148</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CSE '11</text:p>
              </table:table-cell>
              <table:table-cell office:value-type="string" calcext:value-type="string">
                <text:p>Detecting Cross-browser Issues in Web Applications</text:p>
              </table:table-cell>
              <table:table-cell table:number-columns-repeated="2" office:value-type="string" calcext:value-type="string">
                <text:p/>
              </table:table-cell>
              <table:table-cell office:value-type="string" calcext:value-type="string">
                <text:p>2011</text:p>
              </table:table-cell>
              <table:table-cell office:value-type="string" calcext:value-type="string">
                <text:p/>
              </table:table-cell>
              <table:table-cell office:value-type="string" calcext:value-type="string">
                <text:p>http://doi.acm.org/10.1145/1985793.1986024</text:p>
              </table:table-cell>
              <table:table-cell table:number-columns-repeated="5" office:value-type="string" calcext:value-type="string">
                <text:p/>
              </table:table-cell>
              <table:table-cell office:value-type="string" calcext:value-type="string">
                <text:p>978-1-4503-0445-0</text:p>
              </table:table-cell>
            </table:table-row>
            <table:table-row table:style-name="ro1" table:visibility="collapse">
              <table:table-cell office:value-type="string" calcext:value-type="string">
                <text:p>CorleyKraftEtzkornEtAl2011</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Corley, Christopher S. and Kraft, Nicholas A. and Etzkorn, Letha H. and Lukins, Stacy K.</text:p>
              </table:table-cell>
              <table:table-cell office:value-type="string" calcext:value-type="string">
                <text:p>Proceedings of the 6th International Workshop on Traceability in Emerging Forms of Software Engineering</text:p>
              </table:table-cell>
              <table:table-cell table:number-columns-repeated="15" office:value-type="string" calcext:value-type="string">
                <text:p/>
              </table:table-cell>
              <table:table-cell office:value-type="string" calcext:value-type="string">
                <text:p>31--37</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TEFSE '11</text:p>
              </table:table-cell>
              <table:table-cell office:value-type="string" calcext:value-type="string">
                <text:p>Recovering Traceability Links Between Source Code and Fixed Bugs via Patch Analysis</text:p>
              </table:table-cell>
              <table:table-cell table:number-columns-repeated="2" office:value-type="string" calcext:value-type="string">
                <text:p/>
              </table:table-cell>
              <table:table-cell office:value-type="string" calcext:value-type="string">
                <text:p>2011</text:p>
              </table:table-cell>
              <table:table-cell office:value-type="string" calcext:value-type="string">
                <text:p/>
              </table:table-cell>
              <table:table-cell office:value-type="string" calcext:value-type="string">
                <text:p>http://doi.acm.org/10.1145/1987856.1987863</text:p>
              </table:table-cell>
              <table:table-cell table:number-columns-repeated="5" office:value-type="string" calcext:value-type="string">
                <text:p/>
              </table:table-cell>
              <table:table-cell office:value-type="string" calcext:value-type="string">
                <text:p>978-1-4503-0589-1</text:p>
              </table:table-cell>
            </table:table-row>
            <table:table-row table:style-name="ro1" table:visibility="collapse">
              <table:table-cell office:value-type="string" calcext:value-type="string">
                <text:p>DucAnhCruzesConradiEtAl2011</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Duc Anh, Nguyen and Cruzes, Daniela S. and Conradi, Reidar and Ayala, Claudia</text:p>
              </table:table-cell>
              <table:table-cell office:value-type="string" calcext:value-type="string">
                <text:p>Proceedings of the 7th International Conference on Predictive Models in Software Engineering</text:p>
              </table:table-cell>
              <table:table-cell table:number-columns-repeated="15" office:value-type="string" calcext:value-type="string">
                <text:p/>
              </table:table-cell>
              <table:table-cell office:value-type="string" calcext:value-type="string">
                <text:p>13:1--13:10</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Promise '11</text:p>
              </table:table-cell>
              <table:table-cell office:value-type="string" calcext:value-type="string">
                <text:p>Empirical Validation of Human Factors in Predicting Issue Lead Time in Open Source Projects</text:p>
              </table:table-cell>
              <table:table-cell table:number-columns-repeated="2" office:value-type="string" calcext:value-type="string">
                <text:p/>
              </table:table-cell>
              <table:table-cell office:value-type="string" calcext:value-type="string">
                <text:p>2011</text:p>
              </table:table-cell>
              <table:table-cell office:value-type="string" calcext:value-type="string">
                <text:p/>
              </table:table-cell>
              <table:table-cell office:value-type="string" calcext:value-type="string">
                <text:p>http://doi.acm.org/10.1145/2020390.2020403</text:p>
              </table:table-cell>
              <table:table-cell table:number-columns-repeated="5" office:value-type="string" calcext:value-type="string">
                <text:p/>
              </table:table-cell>
              <table:table-cell office:value-type="string" calcext:value-type="string">
                <text:p>978-1-4503-0709-3</text:p>
              </table:table-cell>
            </table:table-row>
            <table:table-row table:style-name="ro1" table:visibility="collapse">
              <table:table-cell office:value-type="string" calcext:value-type="string">
                <text:p>JinSongZhangEtAl2011</text:p>
              </table:table-cell>
              <table:table-cell office:value-type="string" calcext:value-type="string">
                <text:p>7</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Jin, Guoliang and Song, Linhai and Zhang, Wei and Lu, Shan and Liblit, Ben</text:p>
              </table:table-cell>
              <table:table-cell table:number-columns-repeated="8" office:value-type="string" calcext:value-type="string">
                <text:p/>
              </table:table-cell>
              <table:table-cell office:value-type="string" calcext:value-type="string">
                <text:p>SIGPLAN Not.</text:p>
              </table:table-cell>
              <table:table-cell office:value-type="string" calcext:value-type="string">
                <text:p/>
              </table:table-cell>
              <table:table-cell office:value-type="string" calcext:value-type="string">
                <text:p>June</text:p>
              </table:table-cell>
              <table:table-cell table:number-columns-repeated="3" office:value-type="string" calcext:value-type="string">
                <text:p/>
              </table:table-cell>
              <table:table-cell office:value-type="string" calcext:value-type="string">
                <text:p>6</text:p>
              </table:table-cell>
              <table:table-cell office:value-type="string" calcext:value-type="string">
                <text:p/>
              </table:table-cell>
              <table:table-cell office:value-type="string" calcext:value-type="string">
                <text:p>389--400</text:p>
              </table:table-cell>
              <table:table-cell office:value-type="string" calcext:value-type="string">
                <text:p>ACM</text:p>
              </table:table-cell>
              <table:table-cell table:number-columns-repeated="3" office:value-type="string" calcext:value-type="string">
                <text:p/>
              </table:table-cell>
              <table:table-cell office:value-type="string" calcext:value-type="string">
                <text:p>Automated Atomicity-violation Fixing</text:p>
              </table:table-cell>
              <table:table-cell office:value-type="string" calcext:value-type="string">
                <text:p/>
              </table:table-cell>
              <table:table-cell office:value-type="string" calcext:value-type="string">
                <text:p>46</text:p>
              </table:table-cell>
              <table:table-cell office:value-type="string" calcext:value-type="string">
                <text:p>2011</text:p>
              </table:table-cell>
              <table:table-cell office:value-type="string" calcext:value-type="string">
                <text:p/>
              </table:table-cell>
              <table:table-cell office:value-type="string" calcext:value-type="string">
                <text:p>http://doi.acm.org/10.1145/1993316.1993544</text:p>
              </table:table-cell>
              <table:table-cell table:number-columns-repeated="6" office:value-type="string" calcext:value-type="string">
                <text:p/>
              </table:table-cell>
            </table:table-row>
            <table:table-row table:style-name="ro1" table:visibility="collapse">
              <table:table-cell office:value-type="string" calcext:value-type="string">
                <text:p>JinSongZhangEtAl2011a</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Jin, Guoliang and Song, Linhai and Zhang, Wei and Lu, Shan and Liblit, Ben</text:p>
              </table:table-cell>
              <table:table-cell office:value-type="string" calcext:value-type="string">
                <text:p>Proceedings of the 32Nd ACM SIGPLAN Conference on Programming Language Design and Implementation</text:p>
              </table:table-cell>
              <table:table-cell table:number-columns-repeated="15" office:value-type="string" calcext:value-type="string">
                <text:p/>
              </table:table-cell>
              <table:table-cell office:value-type="string" calcext:value-type="string">
                <text:p>389--400</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PLDI '11</text:p>
              </table:table-cell>
              <table:table-cell office:value-type="string" calcext:value-type="string">
                <text:p>Automated Atomicity-violation Fixing</text:p>
              </table:table-cell>
              <table:table-cell table:number-columns-repeated="2" office:value-type="string" calcext:value-type="string">
                <text:p/>
              </table:table-cell>
              <table:table-cell office:value-type="string" calcext:value-type="string">
                <text:p>2011</text:p>
              </table:table-cell>
              <table:table-cell office:value-type="string" calcext:value-type="string">
                <text:p/>
              </table:table-cell>
              <table:table-cell office:value-type="string" calcext:value-type="string">
                <text:p>http://doi.acm.org/10.1145/1993498.1993544</text:p>
              </table:table-cell>
              <table:table-cell table:number-columns-repeated="5" office:value-type="string" calcext:value-type="string">
                <text:p/>
              </table:table-cell>
              <table:table-cell office:value-type="string" calcext:value-type="string">
                <text:p>978-1-4503-0663-8</text:p>
              </table:table-cell>
            </table:table-row>
            <table:table-row table:style-name="ro1" table:visibility="collapse">
              <table:table-cell office:value-type="string" calcext:value-type="string">
                <text:p>PathakHuZhang2011</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Pathak, Abhinav and Hu, Y. Charlie and Zhang, Ming</text:p>
              </table:table-cell>
              <table:table-cell office:value-type="string" calcext:value-type="string">
                <text:p>Proceedings of the 10th ACM Workshop on Hot Topics in Networks</text:p>
              </table:table-cell>
              <table:table-cell table:number-columns-repeated="15" office:value-type="string" calcext:value-type="string">
                <text:p/>
              </table:table-cell>
              <table:table-cell office:value-type="string" calcext:value-type="string">
                <text:p>5:1--5:6</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HotNets-X</text:p>
              </table:table-cell>
              <table:table-cell office:value-type="string" calcext:value-type="string">
                <text:p>Bootstrapping Energy Debugging on Smartphones: A First Look at Energy Bugs in Mobile Devices</text:p>
              </table:table-cell>
              <table:table-cell table:number-columns-repeated="2" office:value-type="string" calcext:value-type="string">
                <text:p/>
              </table:table-cell>
              <table:table-cell office:value-type="string" calcext:value-type="string">
                <text:p>2011</text:p>
              </table:table-cell>
              <table:table-cell office:value-type="string" calcext:value-type="string">
                <text:p/>
              </table:table-cell>
              <table:table-cell office:value-type="string" calcext:value-type="string">
                <text:p>http://doi.acm.org/10.1145/2070562.2070567</text:p>
              </table:table-cell>
              <table:table-cell table:number-columns-repeated="5" office:value-type="string" calcext:value-type="string">
                <text:p/>
              </table:table-cell>
              <table:table-cell office:value-type="string" calcext:value-type="string">
                <text:p>978-1-4503-1059-8</text:p>
              </table:table-cell>
            </table:table-row>
            <table:table-row table:style-name="ro1" table:visibility="collapse">
              <table:table-cell office:value-type="string" calcext:value-type="string">
                <text:p>PriftiBanerjeeCukic2011</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Prifti, Tomi and Banerjee, Sean and Cukic, Bojan</text:p>
              </table:table-cell>
              <table:table-cell office:value-type="string" calcext:value-type="string">
                <text:p>Proceedings of the 7th International Conference on Predictive Models in Software Engineering</text:p>
              </table:table-cell>
              <table:table-cell table:number-columns-repeated="15" office:value-type="string" calcext:value-type="string">
                <text:p/>
              </table:table-cell>
              <table:table-cell office:value-type="string" calcext:value-type="string">
                <text:p>8:1--8:9</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Promise '11</text:p>
              </table:table-cell>
              <table:table-cell office:value-type="string" calcext:value-type="string">
                <text:p>Detecting Bug Duplicate Reports Through Local References</text:p>
              </table:table-cell>
              <table:table-cell table:number-columns-repeated="2" office:value-type="string" calcext:value-type="string">
                <text:p/>
              </table:table-cell>
              <table:table-cell office:value-type="string" calcext:value-type="string">
                <text:p>2011</text:p>
              </table:table-cell>
              <table:table-cell office:value-type="string" calcext:value-type="string">
                <text:p/>
              </table:table-cell>
              <table:table-cell office:value-type="string" calcext:value-type="string">
                <text:p>http://doi.acm.org/10.1145/2020390.2020398</text:p>
              </table:table-cell>
              <table:table-cell table:number-columns-repeated="5" office:value-type="string" calcext:value-type="string">
                <text:p/>
              </table:table-cell>
              <table:table-cell office:value-type="string" calcext:value-type="string">
                <text:p>978-1-4503-0709-3</text:p>
              </table:table-cell>
            </table:table-row>
            <table:table-row table:style-name="ro1" table:visibility="collapse">
              <table:table-cell office:value-type="string" calcext:value-type="string">
                <text:p>RaoKak2011</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Rao, Shivani and Kak, Avinash</text:p>
              </table:table-cell>
              <table:table-cell office:value-type="string" calcext:value-type="string">
                <text:p>Proceedings of the 8th Working Conference on Mining Software Repositories</text:p>
              </table:table-cell>
              <table:table-cell table:number-columns-repeated="15" office:value-type="string" calcext:value-type="string">
                <text:p/>
              </table:table-cell>
              <table:table-cell office:value-type="string" calcext:value-type="string">
                <text:p>43--52</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MSR '11</text:p>
              </table:table-cell>
              <table:table-cell office:value-type="string" calcext:value-type="string">
                <text:p>Retrieval from Software Libraries for Bug Localization: A Comparative Study of Generic and Composite Text Models</text:p>
              </table:table-cell>
              <table:table-cell table:number-columns-repeated="2" office:value-type="string" calcext:value-type="string">
                <text:p/>
              </table:table-cell>
              <table:table-cell office:value-type="string" calcext:value-type="string">
                <text:p>2011</text:p>
              </table:table-cell>
              <table:table-cell office:value-type="string" calcext:value-type="string">
                <text:p/>
              </table:table-cell>
              <table:table-cell office:value-type="string" calcext:value-type="string">
                <text:p>http://doi.acm.org/10.1145/1985441.1985451</text:p>
              </table:table-cell>
              <table:table-cell table:number-columns-repeated="5" office:value-type="string" calcext:value-type="string">
                <text:p/>
              </table:table-cell>
              <table:table-cell office:value-type="string" calcext:value-type="string">
                <text:p>978-1-4503-0574-7</text:p>
              </table:table-cell>
            </table:table-row>
            <table:table-row table:style-name="ro1" table:visibility="collapse">
              <table:table-cell office:value-type="string" calcext:value-type="string">
                <text:p>SinhaManiSinha2011</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Sinha, Vibha Singhal and Mani, Senthil and Sinha, Saurabh</text:p>
              </table:table-cell>
              <table:table-cell office:value-type="string" calcext:value-type="string">
                <text:p>Proceedings of the 8th Working Conference on Mining Software Repositories</text:p>
              </table:table-cell>
              <table:table-cell table:number-columns-repeated="15" office:value-type="string" calcext:value-type="string">
                <text:p/>
              </table:table-cell>
              <table:table-cell office:value-type="string" calcext:value-type="string">
                <text:p>133--142</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MSR '11</text:p>
              </table:table-cell>
              <table:table-cell office:value-type="string" calcext:value-type="string">
                <text:p>Entering the Circle of Trust: Developer Initiation As Committers in Open-source Projects</text:p>
              </table:table-cell>
              <table:table-cell table:number-columns-repeated="2" office:value-type="string" calcext:value-type="string">
                <text:p/>
              </table:table-cell>
              <table:table-cell office:value-type="string" calcext:value-type="string">
                <text:p>2011</text:p>
              </table:table-cell>
              <table:table-cell office:value-type="string" calcext:value-type="string">
                <text:p/>
              </table:table-cell>
              <table:table-cell office:value-type="string" calcext:value-type="string">
                <text:p>http://doi.acm.org/10.1145/1985441.1985462</text:p>
              </table:table-cell>
              <table:table-cell table:number-columns-repeated="5" office:value-type="string" calcext:value-type="string">
                <text:p/>
              </table:table-cell>
              <table:table-cell office:value-type="string" calcext:value-type="string">
                <text:p>978-1-4503-0574-7</text:p>
              </table:table-cell>
            </table:table-row>
            <table:table-row table:style-name="ro1" table:visibility="collapse">
              <table:table-cell office:value-type="string" calcext:value-type="string">
                <text:p>TamrawiNguyenAl-KofahiEtAl2011</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Tamrawi, Ahmed and Nguyen, Tung Thanh and Al-Kofahi, Jafar and Nguyen, Tien N.</text:p>
              </table:table-cell>
              <table:table-cell office:value-type="string" calcext:value-type="string">
                <text:p>Proceedings of the 33rd International Conference on Software Engineering</text:p>
              </table:table-cell>
              <table:table-cell table:number-columns-repeated="15" office:value-type="string" calcext:value-type="string">
                <text:p/>
              </table:table-cell>
              <table:table-cell office:value-type="string" calcext:value-type="string">
                <text:p>884--887</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CSE '11</text:p>
              </table:table-cell>
              <table:table-cell office:value-type="string" calcext:value-type="string">
                <text:p>Fuzzy Set-based Automatic Bug Triaging (NIER Track)</text:p>
              </table:table-cell>
              <table:table-cell table:number-columns-repeated="2" office:value-type="string" calcext:value-type="string">
                <text:p/>
              </table:table-cell>
              <table:table-cell office:value-type="string" calcext:value-type="string">
                <text:p>2011</text:p>
              </table:table-cell>
              <table:table-cell office:value-type="string" calcext:value-type="string">
                <text:p/>
              </table:table-cell>
              <table:table-cell office:value-type="string" calcext:value-type="string">
                <text:p>http://doi.acm.org/10.1145/1985793.1985934</text:p>
              </table:table-cell>
              <table:table-cell table:number-columns-repeated="5" office:value-type="string" calcext:value-type="string">
                <text:p/>
              </table:table-cell>
              <table:table-cell office:value-type="string" calcext:value-type="string">
                <text:p>978-1-4503-0445-0</text:p>
              </table:table-cell>
            </table:table-row>
            <table:table-row table:style-name="ro1" table:visibility="collapse">
              <table:table-cell office:value-type="string" calcext:value-type="string">
                <text:p>WangSarma2011</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Wang, Jianguo and Sarma, Anita</text:p>
              </table:table-cell>
              <table:table-cell office:value-type="string" calcext:value-type="string">
                <text:p>Proceedings of the 4th International Workshop on Cooperative and Human Aspects of Software Engineering</text:p>
              </table:table-cell>
              <table:table-cell table:number-columns-repeated="15" office:value-type="string" calcext:value-type="string">
                <text:p/>
              </table:table-cell>
              <table:table-cell office:value-type="string" calcext:value-type="string">
                <text:p>76--79</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CHASE '11</text:p>
              </table:table-cell>
              <table:table-cell office:value-type="string" calcext:value-type="string">
                <text:p>Which Bug Should I Fix: Helping New Developers Onboard a New Project</text:p>
              </table:table-cell>
              <table:table-cell table:number-columns-repeated="2" office:value-type="string" calcext:value-type="string">
                <text:p/>
              </table:table-cell>
              <table:table-cell office:value-type="string" calcext:value-type="string">
                <text:p>2011</text:p>
              </table:table-cell>
              <table:table-cell office:value-type="string" calcext:value-type="string">
                <text:p/>
              </table:table-cell>
              <table:table-cell office:value-type="string" calcext:value-type="string">
                <text:p>http://doi.acm.org/10.1145/1984642.1984661</text:p>
              </table:table-cell>
              <table:table-cell table:number-columns-repeated="5" office:value-type="string" calcext:value-type="string">
                <text:p/>
              </table:table-cell>
              <table:table-cell office:value-type="string" calcext:value-type="string">
                <text:p>978-1-4503-0576-1</text:p>
              </table:table-cell>
            </table:table-row>
          </table:table-row-group>
          <table:table-row table:style-name="ro1">
            <table:table-cell table:style-name="Result" table:formula="of:=SUBTOTAL(3;[.$A$70:.$A$84])" office:value-type="float" office:value="15" calcext:value-type="float">
              <text:p>15</text:p>
            </table:table-cell>
            <table:table-cell table:number-columns-repeated="29"/>
            <table:table-cell table:style-name="Result" office:value-type="string" calcext:value-type="string">
              <text:p>2011 Cont.Núm</text:p>
            </table:table-cell>
            <table:table-cell table:number-columns-repeated="8"/>
          </table:table-row>
          <table:table-row-group table:display="false">
            <table:table-row table:style-name="ro1" table:visibility="collapse">
              <table:table-cell office:value-type="string" calcext:value-type="string">
                <text:p>ArthoSuzakiDiCosmoEtAl2012</text:p>
              </table:table-cell>
              <table:table-cell office:value-type="string" calcext:value-type="string">
                <text:p>6</text:p>
              </table:table-cell>
              <table:table-cell office:value-type="string" calcext:value-type="string">
                <text:p>Piscataway, NJ, USA</text:p>
              </table:table-cell>
              <table:table-cell table:number-columns-repeated="2" office:value-type="string" calcext:value-type="string">
                <text:p/>
              </table:table-cell>
              <table:table-cell office:value-type="string" calcext:value-type="string">
                <text:p>Artho, Cyrille and Suzaki, Kuniyasu and Di Cosmo, Roberto and Treinen, Ralf and Zacchiroli, Stefano</text:p>
              </table:table-cell>
              <table:table-cell office:value-type="string" calcext:value-type="string">
                <text:p>Proceedings of the 9th IEEE Working Conference on Mining Software Repositories</text:p>
              </table:table-cell>
              <table:table-cell table:number-columns-repeated="15" office:value-type="string" calcext:value-type="string">
                <text:p/>
              </table:table-cell>
              <table:table-cell office:value-type="string" calcext:value-type="string">
                <text:p>141--150</text:p>
              </table:table-cell>
              <table:table-cell office:value-type="string" calcext:value-type="string">
                <text:p>IEEE Press</text:p>
              </table:table-cell>
              <table:table-cell table:number-columns-repeated="2" office:value-type="string" calcext:value-type="string">
                <text:p/>
              </table:table-cell>
              <table:table-cell office:value-type="string" calcext:value-type="string">
                <text:p>MSR '12</text:p>
              </table:table-cell>
              <table:table-cell office:value-type="string" calcext:value-type="string">
                <text:p>Why Do Software Packages Conflict?</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
              </table:table-cell>
              <table:table-cell office:value-type="string" calcext:value-type="string">
                <text:p>http://dl.acm.org/citation.cfm?id=2664446.2664470</text:p>
              </table:table-cell>
              <table:table-cell table:number-columns-repeated="5" office:value-type="string" calcext:value-type="string">
                <text:p/>
              </table:table-cell>
              <table:table-cell office:value-type="string" calcext:value-type="string">
                <text:p>978-1-4673-1761-0</text:p>
              </table:table-cell>
            </table:table-row>
            <table:table-row table:style-name="ro1" table:visibility="collapse">
              <table:table-cell office:value-type="string" calcext:value-type="string">
                <text:p>Bertino2012</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Bertino, Nic</text:p>
              </table:table-cell>
              <table:table-cell office:value-type="string" calcext:value-type="string">
                <text:p>Proceedings of the 40th Annual ACM SIGUCCS Conference on User Services</text:p>
              </table:table-cell>
              <table:table-cell table:number-columns-repeated="15" office:value-type="string" calcext:value-type="string">
                <text:p/>
              </table:table-cell>
              <table:table-cell office:value-type="string" calcext:value-type="string">
                <text:p>219--222</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SIGUCCS '12</text:p>
              </table:table-cell>
              <table:table-cell office:value-type="string" calcext:value-type="string">
                <text:p>Modern Version Control: Creating an Efficient Development Ecosystem</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
              </table:table-cell>
              <table:table-cell office:value-type="string" calcext:value-type="string">
                <text:p>http://doi.acm.org/10.1145/2382456.2382510</text:p>
              </table:table-cell>
              <table:table-cell table:number-columns-repeated="5" office:value-type="string" calcext:value-type="string">
                <text:p/>
              </table:table-cell>
              <table:table-cell office:value-type="string" calcext:value-type="string">
                <text:p>978-1-4503-1494-7</text:p>
              </table:table-cell>
            </table:table-row>
            <table:table-row table:style-name="ro1" table:visibility="collapse">
              <table:table-cell office:value-type="string" calcext:value-type="string">
                <text:p>CaglayanBener2012</text:p>
              </table:table-cell>
              <table:table-cell office:value-type="string" calcext:value-type="string">
                <text:p>7</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Caglayan, Bora and Bener, Ayse</text:p>
              </table:table-cell>
              <table:table-cell table:number-columns-repeated="8" office:value-type="string" calcext:value-type="string">
                <text:p/>
              </table:table-cell>
              <table:table-cell office:value-type="string" calcext:value-type="string">
                <text:p>SIGSOFT Softw. Eng. Notes</text:p>
              </table:table-cell>
              <table:table-cell office:value-type="string" calcext:value-type="string">
                <text:p/>
              </table:table-cell>
              <table:table-cell office:value-type="string" calcext:value-type="string">
                <text:p>November</text:p>
              </table:table-cell>
              <table:table-cell table:number-columns-repeated="3" office:value-type="string" calcext:value-type="string">
                <text:p/>
              </table:table-cell>
              <table:table-cell office:value-type="string" calcext:value-type="string">
                <text:p>6</text:p>
              </table:table-cell>
              <table:table-cell office:value-type="string" calcext:value-type="string">
                <text:p/>
              </table:table-cell>
              <table:table-cell office:value-type="string" calcext:value-type="string">
                <text:p>1--7</text:p>
              </table:table-cell>
              <table:table-cell office:value-type="string" calcext:value-type="string">
                <text:p>ACM</text:p>
              </table:table-cell>
              <table:table-cell table:number-columns-repeated="3" office:value-type="string" calcext:value-type="string">
                <text:p/>
              </table:table-cell>
              <table:table-cell office:value-type="string" calcext:value-type="string">
                <text:p>Issue Ownership Activity in Two Large Software Projects</text:p>
              </table:table-cell>
              <table:table-cell office:value-type="string" calcext:value-type="string">
                <text:p/>
              </table:table-cell>
              <table:table-cell office:value-type="string" calcext:value-type="string">
                <text:p>37</text:p>
              </table:table-cell>
              <table:table-cell office:value-type="string" calcext:value-type="string">
                <text:p>2012</text:p>
              </table:table-cell>
              <table:table-cell office:value-type="string" calcext:value-type="string">
                <text:p/>
              </table:table-cell>
              <table:table-cell office:value-type="string" calcext:value-type="string">
                <text:p>http://doi.acm.org/10.1145/2382756.2382786</text:p>
              </table:table-cell>
              <table:table-cell table:number-columns-repeated="6" office:value-type="string" calcext:value-type="string">
                <text:p/>
              </table:table-cell>
            </table:table-row>
            <table:table-row table:style-name="ro1" table:visibility="collapse">
              <table:table-cell office:value-type="string" calcext:value-type="string">
                <text:p>CaglayanMisirliMiranskyyEtAl2012</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Caglayan, Bora and Misirli, Ayse Tosun and Miranskyy, Andriy and Turhan, Burak and Bener, Ayse</text:p>
              </table:table-cell>
              <table:table-cell office:value-type="string" calcext:value-type="string">
                <text:p>Proceedings of the 8th International Conference on Predictive Models in Software Engineering</text:p>
              </table:table-cell>
              <table:table-cell table:number-columns-repeated="15" office:value-type="string" calcext:value-type="string">
                <text:p/>
              </table:table-cell>
              <table:table-cell office:value-type="string" calcext:value-type="string">
                <text:p>1--10</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PROMISE '12</text:p>
              </table:table-cell>
              <table:table-cell office:value-type="string" calcext:value-type="string">
                <text:p>Factors Characterizing Reopened Issues: A Case Study</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
              </table:table-cell>
              <table:table-cell office:value-type="string" calcext:value-type="string">
                <text:p>http://doi.acm.org/10.1145/2365324.2365327</text:p>
              </table:table-cell>
              <table:table-cell table:number-columns-repeated="5" office:value-type="string" calcext:value-type="string">
                <text:p/>
              </table:table-cell>
              <table:table-cell office:value-type="string" calcext:value-type="string">
                <text:p>978-1-4503-1241-7</text:p>
              </table:table-cell>
            </table:table-row>
            <table:table-row table:style-name="ro1" table:visibility="collapse">
              <table:table-cell office:value-type="string" calcext:value-type="string">
                <text:p>FraserCooperCoplienEtAl2012</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Fraser, Steven and Cooper, Kendra and Coplien, Jim and Lennon, Ruth and Ravichandar, Ramya and Spinellis, Diomidis and Succi, Giancarlo</text:p>
              </table:table-cell>
              <table:table-cell office:value-type="string" calcext:value-type="string">
                <text:p>Proceedings of the 3rd Annual Conference on Systems, Programming, and Applications: Software for Humanity</text:p>
              </table:table-cell>
              <table:table-cell table:number-columns-repeated="15" office:value-type="string" calcext:value-type="string">
                <text:p/>
              </table:table-cell>
              <table:table-cell office:value-type="string" calcext:value-type="string">
                <text:p>59--62</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SPLASH '12</text:p>
              </table:table-cell>
              <table:table-cell office:value-type="string" calcext:value-type="string">
                <text:p>Software Tools Research: A Matter of Scale and Scope - or Commoditization?</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
              </table:table-cell>
              <table:table-cell office:value-type="string" calcext:value-type="string">
                <text:p>http://doi.acm.org/10.1145/2384716.2384740</text:p>
              </table:table-cell>
              <table:table-cell table:number-columns-repeated="5" office:value-type="string" calcext:value-type="string">
                <text:p/>
              </table:table-cell>
              <table:table-cell office:value-type="string" calcext:value-type="string">
                <text:p>978-1-4503-1563-0</text:p>
              </table:table-cell>
            </table:table-row>
            <table:table-row table:style-name="ro1" table:visibility="collapse">
              <table:table-cell office:value-type="string" calcext:value-type="string">
                <text:p>GuBarrSchleckEtAl2012</text:p>
              </table:table-cell>
              <table:table-cell office:value-type="string" calcext:value-type="string">
                <text:p>7</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Gu, Zhongxian and Barr, Earl T. and Schleck, Drew and Su, Zhendong</text:p>
              </table:table-cell>
              <table:table-cell table:number-columns-repeated="8" office:value-type="string" calcext:value-type="string">
                <text:p/>
              </table:table-cell>
              <table:table-cell office:value-type="string" calcext:value-type="string">
                <text:p>SIGPLAN Not.</text:p>
              </table:table-cell>
              <table:table-cell office:value-type="string" calcext:value-type="string">
                <text:p/>
              </table:table-cell>
              <table:table-cell office:value-type="string" calcext:value-type="string">
                <text:p>October</text:p>
              </table:table-cell>
              <table:table-cell table:number-columns-repeated="3" office:value-type="string" calcext:value-type="string">
                <text:p/>
              </table:table-cell>
              <table:table-cell office:value-type="string" calcext:value-type="string">
                <text:p>10</text:p>
              </table:table-cell>
              <table:table-cell office:value-type="string" calcext:value-type="string">
                <text:p/>
              </table:table-cell>
              <table:table-cell office:value-type="string" calcext:value-type="string">
                <text:p>927--942</text:p>
              </table:table-cell>
              <table:table-cell office:value-type="string" calcext:value-type="string">
                <text:p>ACM</text:p>
              </table:table-cell>
              <table:table-cell table:number-columns-repeated="3" office:value-type="string" calcext:value-type="string">
                <text:p/>
              </table:table-cell>
              <table:table-cell office:value-type="string" calcext:value-type="string">
                <text:p>Reusing Debugging Knowledge via Trace-based Bug Search</text:p>
              </table:table-cell>
              <table:table-cell office:value-type="string" calcext:value-type="string">
                <text:p/>
              </table:table-cell>
              <table:table-cell office:value-type="string" calcext:value-type="string">
                <text:p>47</text:p>
              </table:table-cell>
              <table:table-cell office:value-type="string" calcext:value-type="string">
                <text:p>2012</text:p>
              </table:table-cell>
              <table:table-cell office:value-type="string" calcext:value-type="string">
                <text:p/>
              </table:table-cell>
              <table:table-cell office:value-type="string" calcext:value-type="string">
                <text:p>http://doi.acm.org/10.1145/2398857.2384684</text:p>
              </table:table-cell>
              <table:table-cell table:number-columns-repeated="6" office:value-type="string" calcext:value-type="string">
                <text:p/>
              </table:table-cell>
            </table:table-row>
            <table:table-row table:style-name="ro1" table:visibility="collapse">
              <table:table-cell office:value-type="string" calcext:value-type="string">
                <text:p>GuBarrSchleckEtAl2012a</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Gu, Zhongxian and Barr, Earl T. and Schleck, Drew and Su, Zhendong</text:p>
              </table:table-cell>
              <table:table-cell office:value-type="string" calcext:value-type="string">
                <text:p>Proceedings of the ACM International Conference on Object Oriented Programming Systems Languages and Applications</text:p>
              </table:table-cell>
              <table:table-cell table:number-columns-repeated="15" office:value-type="string" calcext:value-type="string">
                <text:p/>
              </table:table-cell>
              <table:table-cell office:value-type="string" calcext:value-type="string">
                <text:p>927--942</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OOPSLA '12</text:p>
              </table:table-cell>
              <table:table-cell office:value-type="string" calcext:value-type="string">
                <text:p>Reusing Debugging Knowledge via Trace-based Bug Search</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
              </table:table-cell>
              <table:table-cell office:value-type="string" calcext:value-type="string">
                <text:p>http://doi.acm.org/10.1145/2384616.2384684</text:p>
              </table:table-cell>
              <table:table-cell table:number-columns-repeated="5" office:value-type="string" calcext:value-type="string">
                <text:p/>
              </table:table-cell>
              <table:table-cell office:value-type="string" calcext:value-type="string">
                <text:p>978-1-4503-1561-6</text:p>
              </table:table-cell>
            </table:table-row>
            <table:table-row table:style-name="ro1" table:visibility="collapse">
              <table:table-cell office:value-type="string" calcext:value-type="string">
                <text:p>KasikciZamfirCandea2012</text:p>
              </table:table-cell>
              <table:table-cell office:value-type="string" calcext:value-type="string">
                <text:p>7</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Kasikci, Baris and Zamfir, Cristian and Candea, George</text:p>
              </table:table-cell>
              <table:table-cell table:number-columns-repeated="8" office:value-type="string" calcext:value-type="string">
                <text:p/>
              </table:table-cell>
              <table:table-cell office:value-type="string" calcext:value-type="string">
                <text:p>SIGPLAN Not.</text:p>
              </table:table-cell>
              <table:table-cell office:value-type="string" calcext:value-type="string">
                <text:p/>
              </table:table-cell>
              <table:table-cell office:value-type="string" calcext:value-type="string">
                <text:p>March</text:p>
              </table:table-cell>
              <table:table-cell table:number-columns-repeated="3" office:value-type="string" calcext:value-type="string">
                <text:p/>
              </table:table-cell>
              <table:table-cell office:value-type="string" calcext:value-type="string">
                <text:p>4</text:p>
              </table:table-cell>
              <table:table-cell office:value-type="string" calcext:value-type="string">
                <text:p/>
              </table:table-cell>
              <table:table-cell office:value-type="string" calcext:value-type="string">
                <text:p>185--198</text:p>
              </table:table-cell>
              <table:table-cell office:value-type="string" calcext:value-type="string">
                <text:p>ACM</text:p>
              </table:table-cell>
              <table:table-cell table:number-columns-repeated="3" office:value-type="string" calcext:value-type="string">
                <text:p/>
              </table:table-cell>
              <table:table-cell office:value-type="string" calcext:value-type="string">
                <text:p>Data Races vs. Data Race Bugs: Telling the Difference with Portend</text:p>
              </table:table-cell>
              <table:table-cell office:value-type="string" calcext:value-type="string">
                <text:p/>
              </table:table-cell>
              <table:table-cell office:value-type="string" calcext:value-type="string">
                <text:p>47</text:p>
              </table:table-cell>
              <table:table-cell office:value-type="string" calcext:value-type="string">
                <text:p>2012</text:p>
              </table:table-cell>
              <table:table-cell office:value-type="string" calcext:value-type="string">
                <text:p/>
              </table:table-cell>
              <table:table-cell office:value-type="string" calcext:value-type="string">
                <text:p>http://doi.acm.org/10.1145/2248487.2150997</text:p>
              </table:table-cell>
              <table:table-cell table:number-columns-repeated="6" office:value-type="string" calcext:value-type="string">
                <text:p/>
              </table:table-cell>
            </table:table-row>
            <table:table-row table:style-name="ro1" table:visibility="collapse">
              <table:table-cell office:value-type="string" calcext:value-type="string">
                <text:p>KasikciZamfirCandea2012a</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Kasikci, Baris and Zamfir, Cristian and Candea, George</text:p>
              </table:table-cell>
              <table:table-cell office:value-type="string" calcext:value-type="string">
                <text:p>Proceedings of the Seventeenth International Conference on Architectural Support for Programming Languages and Operating Systems</text:p>
              </table:table-cell>
              <table:table-cell table:number-columns-repeated="15" office:value-type="string" calcext:value-type="string">
                <text:p/>
              </table:table-cell>
              <table:table-cell office:value-type="string" calcext:value-type="string">
                <text:p>185--198</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ASPLOS XVII</text:p>
              </table:table-cell>
              <table:table-cell office:value-type="string" calcext:value-type="string">
                <text:p>Data Races vs. Data Race Bugs: Telling the Difference with Portend</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
              </table:table-cell>
              <table:table-cell office:value-type="string" calcext:value-type="string">
                <text:p>http://doi.acm.org/10.1145/2150976.2150997</text:p>
              </table:table-cell>
              <table:table-cell table:number-columns-repeated="5" office:value-type="string" calcext:value-type="string">
                <text:p/>
              </table:table-cell>
              <table:table-cell office:value-type="string" calcext:value-type="string">
                <text:p>978-1-4503-0759-8</text:p>
              </table:table-cell>
            </table:table-row>
            <table:table-row table:style-name="ro1" table:visibility="collapse">
              <table:table-cell office:value-type="string" calcext:value-type="string">
                <text:p>KasikciZamfirCandea2012b</text:p>
              </table:table-cell>
              <table:table-cell office:value-type="string" calcext:value-type="string">
                <text:p>7</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Kasikci, Baris and Zamfir, Cristian and Candea, George</text:p>
              </table:table-cell>
              <table:table-cell table:number-columns-repeated="8" office:value-type="string" calcext:value-type="string">
                <text:p/>
              </table:table-cell>
              <table:table-cell office:value-type="string" calcext:value-type="string">
                <text:p>SIGARCH Comput. Archit. News</text:p>
              </table:table-cell>
              <table:table-cell office:value-type="string" calcext:value-type="string">
                <text:p/>
              </table:table-cell>
              <table:table-cell office:value-type="string" calcext:value-type="string">
                <text:p>March</text:p>
              </table:table-cell>
              <table:table-cell table:number-columns-repeated="3" office:value-type="string" calcext:value-type="string">
                <text:p/>
              </table:table-cell>
              <table:table-cell office:value-type="string" calcext:value-type="string">
                <text:p>1</text:p>
              </table:table-cell>
              <table:table-cell office:value-type="string" calcext:value-type="string">
                <text:p/>
              </table:table-cell>
              <table:table-cell office:value-type="string" calcext:value-type="string">
                <text:p>185--198</text:p>
              </table:table-cell>
              <table:table-cell office:value-type="string" calcext:value-type="string">
                <text:p>ACM</text:p>
              </table:table-cell>
              <table:table-cell table:number-columns-repeated="3" office:value-type="string" calcext:value-type="string">
                <text:p/>
              </table:table-cell>
              <table:table-cell office:value-type="string" calcext:value-type="string">
                <text:p>Data Races vs. Data Race Bugs: Telling the Difference with Portend</text:p>
              </table:table-cell>
              <table:table-cell office:value-type="string" calcext:value-type="string">
                <text:p/>
              </table:table-cell>
              <table:table-cell office:value-type="string" calcext:value-type="string">
                <text:p>40</text:p>
              </table:table-cell>
              <table:table-cell office:value-type="string" calcext:value-type="string">
                <text:p>2012</text:p>
              </table:table-cell>
              <table:table-cell office:value-type="string" calcext:value-type="string">
                <text:p/>
              </table:table-cell>
              <table:table-cell office:value-type="string" calcext:value-type="string">
                <text:p>http://doi.acm.org/10.1145/2189750.2150997</text:p>
              </table:table-cell>
              <table:table-cell table:number-columns-repeated="6" office:value-type="string" calcext:value-type="string">
                <text:p/>
              </table:table-cell>
            </table:table-row>
            <table:table-row table:style-name="ro1" table:visibility="collapse">
              <table:table-cell office:value-type="string" calcext:value-type="string">
                <text:p>KeivanlooForbesHmoodEtAl2012</text:p>
              </table:table-cell>
              <table:table-cell office:value-type="string" calcext:value-type="string">
                <text:p>6</text:p>
              </table:table-cell>
              <table:table-cell office:value-type="string" calcext:value-type="string">
                <text:p>Piscataway, NJ, USA</text:p>
              </table:table-cell>
              <table:table-cell table:number-columns-repeated="2" office:value-type="string" calcext:value-type="string">
                <text:p/>
              </table:table-cell>
              <table:table-cell office:value-type="string" calcext:value-type="string">
                <text:p>Keivanloo, Iman and Forbes, Christopher and Hmood, Aseel and Erfani, Mostafa and Neal, Christopher and Peristerakis, George and Rilling, Juergen</text:p>
              </table:table-cell>
              <table:table-cell office:value-type="string" calcext:value-type="string">
                <text:p>Proceedings of the 9th IEEE Working Conference on Mining Software Repositories</text:p>
              </table:table-cell>
              <table:table-cell table:number-columns-repeated="15" office:value-type="string" calcext:value-type="string">
                <text:p/>
              </table:table-cell>
              <table:table-cell office:value-type="string" calcext:value-type="string">
                <text:p>32--35</text:p>
              </table:table-cell>
              <table:table-cell office:value-type="string" calcext:value-type="string">
                <text:p>IEEE Press</text:p>
              </table:table-cell>
              <table:table-cell table:number-columns-repeated="2" office:value-type="string" calcext:value-type="string">
                <text:p/>
              </table:table-cell>
              <table:table-cell office:value-type="string" calcext:value-type="string">
                <text:p>MSR '12</text:p>
              </table:table-cell>
              <table:table-cell office:value-type="string" calcext:value-type="string">
                <text:p>A Linked Data Platform for Mining Software Repositories</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
              </table:table-cell>
              <table:table-cell office:value-type="string" calcext:value-type="string">
                <text:p>http://dl.acm.org/citation.cfm?id=2664446.2664451</text:p>
              </table:table-cell>
              <table:table-cell table:number-columns-repeated="5" office:value-type="string" calcext:value-type="string">
                <text:p/>
              </table:table-cell>
              <table:table-cell office:value-type="string" calcext:value-type="string">
                <text:p>978-1-4673-1761-0</text:p>
              </table:table-cell>
            </table:table-row>
            <table:table-row table:style-name="ro1" table:visibility="collapse">
              <table:table-cell office:value-type="string" calcext:value-type="string">
                <text:p>LiuTanChandramohan2012</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Liu, Kaiping and Tan, Hee Beng Kuan and Chandramohan, Mahinthan</text:p>
              </table:table-cell>
              <table:table-cell office:value-type="string" calcext:value-type="string">
                <text:p>Proceedings of the ACM SIGSOFT 20th International Symposium on the Foundations of Software Engineering</text:p>
              </table:table-cell>
              <table:table-cell table:number-columns-repeated="15" office:value-type="string" calcext:value-type="string">
                <text:p/>
              </table:table-cell>
              <table:table-cell office:value-type="string" calcext:value-type="string">
                <text:p>28:1--28:4</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FSE '12</text:p>
              </table:table-cell>
              <table:table-cell office:value-type="string" calcext:value-type="string">
                <text:p>Has This Bug Been Reported?</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
              </table:table-cell>
              <table:table-cell office:value-type="string" calcext:value-type="string">
                <text:p>http://doi.acm.org/10.1145/2393596.2393628</text:p>
              </table:table-cell>
              <table:table-cell table:number-columns-repeated="5" office:value-type="string" calcext:value-type="string">
                <text:p/>
              </table:table-cell>
              <table:table-cell office:value-type="string" calcext:value-type="string">
                <text:p>978-1-4503-1614-9</text:p>
              </table:table-cell>
            </table:table-row>
            <table:table-row table:style-name="ro1" table:visibility="collapse">
              <table:table-cell office:value-type="string" calcext:value-type="string">
                <text:p>LuciaLoJiangEtAl2012</text:p>
              </table:table-cell>
              <table:table-cell office:value-type="string" calcext:value-type="string">
                <text:p>6</text:p>
              </table:table-cell>
              <table:table-cell office:value-type="string" calcext:value-type="string">
                <text:p>Piscataway, NJ, USA</text:p>
              </table:table-cell>
              <table:table-cell table:number-columns-repeated="2" office:value-type="string" calcext:value-type="string">
                <text:p/>
              </table:table-cell>
              <table:table-cell office:value-type="string" calcext:value-type="string">
                <text:p>Lucia and Lo, David and Jiang, Lingxiao and Budi, Aditya</text:p>
              </table:table-cell>
              <table:table-cell office:value-type="string" calcext:value-type="string">
                <text:p>Proceedings of the 34th International Conference on Software Engineering</text:p>
              </table:table-cell>
              <table:table-cell table:number-columns-repeated="15" office:value-type="string" calcext:value-type="string">
                <text:p/>
              </table:table-cell>
              <table:table-cell office:value-type="string" calcext:value-type="string">
                <text:p>397--407</text:p>
              </table:table-cell>
              <table:table-cell office:value-type="string" calcext:value-type="string">
                <text:p>IEEE Press</text:p>
              </table:table-cell>
              <table:table-cell table:number-columns-repeated="2" office:value-type="string" calcext:value-type="string">
                <text:p/>
              </table:table-cell>
              <table:table-cell office:value-type="string" calcext:value-type="string">
                <text:p>ICSE '12</text:p>
              </table:table-cell>
              <table:table-cell office:value-type="string" calcext:value-type="string">
                <text:p>Active Refinement of Clone Anomaly Reports</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
              </table:table-cell>
              <table:table-cell office:value-type="string" calcext:value-type="string">
                <text:p>http://dl.acm.org/citation.cfm?id=2337223.2337270</text:p>
              </table:table-cell>
              <table:table-cell table:number-columns-repeated="5" office:value-type="string" calcext:value-type="string">
                <text:p/>
              </table:table-cell>
              <table:table-cell office:value-type="string" calcext:value-type="string">
                <text:p>978-1-4673-1067-3</text:p>
              </table:table-cell>
            </table:table-row>
            <table:table-row table:style-name="ro1" table:visibility="collapse">
              <table:table-cell office:value-type="string" calcext:value-type="string">
                <text:p>Murray2012</text:p>
              </table:table-cell>
              <table:table-cell office:value-type="string" calcext:value-type="string">
                <text:p>7</text:p>
              </table:table-cell>
              <table:table-cell office:value-type="string" calcext:value-type="string">
                <text:p>USA</text:p>
              </table:table-cell>
              <table:table-cell table:number-columns-repeated="2" office:value-type="string" calcext:value-type="string">
                <text:p/>
              </table:table-cell>
              <table:table-cell office:value-type="string" calcext:value-type="string">
                <text:p>Murray, Meg</text:p>
              </table:table-cell>
              <table:table-cell table:number-columns-repeated="8" office:value-type="string" calcext:value-type="string">
                <text:p/>
              </table:table-cell>
              <table:table-cell office:value-type="string" calcext:value-type="string">
                <text:p>J. Comput. Sci. Coll.</text:p>
              </table:table-cell>
              <table:table-cell office:value-type="string" calcext:value-type="string">
                <text:p/>
              </table:table-cell>
              <table:table-cell office:value-type="string" calcext:value-type="string">
                <text:p>December</text:p>
              </table:table-cell>
              <table:table-cell table:number-columns-repeated="3" office:value-type="string" calcext:value-type="string">
                <text:p/>
              </table:table-cell>
              <table:table-cell office:value-type="string" calcext:value-type="string">
                <text:p>2</text:p>
              </table:table-cell>
              <table:table-cell office:value-type="string" calcext:value-type="string">
                <text:p/>
              </table:table-cell>
              <table:table-cell office:value-type="string" calcext:value-type="string">
                <text:p>225--231</text:p>
              </table:table-cell>
              <table:table-cell office:value-type="string" calcext:value-type="string">
                <text:p>Consortium for Computing Sciences in Colleges</text:p>
              </table:table-cell>
              <table:table-cell table:number-columns-repeated="3" office:value-type="string" calcext:value-type="string">
                <text:p/>
              </table:table-cell>
              <table:table-cell office:value-type="string" calcext:value-type="string">
                <text:p>Implementing a Software Development Production Environment for Student Use: Advantages and Challenges</text:p>
              </table:table-cell>
              <table:table-cell office:value-type="string" calcext:value-type="string">
                <text:p/>
              </table:table-cell>
              <table:table-cell office:value-type="string" calcext:value-type="string">
                <text:p>28</text:p>
              </table:table-cell>
              <table:table-cell office:value-type="string" calcext:value-type="string">
                <text:p>2012</text:p>
              </table:table-cell>
              <table:table-cell office:value-type="string" calcext:value-type="string">
                <text:p/>
              </table:table-cell>
              <table:table-cell office:value-type="string" calcext:value-type="string">
                <text:p>http://dl.acm.org/citation.cfm?id=2382887.2382922</text:p>
              </table:table-cell>
              <table:table-cell table:number-columns-repeated="6" office:value-type="string" calcext:value-type="string">
                <text:p/>
              </table:table-cell>
            </table:table-row>
            <table:table-row table:style-name="ro1" table:visibility="collapse">
              <table:table-cell office:value-type="string" calcext:value-type="string">
                <text:p>RegehrChenCuoqEtAl2012</text:p>
              </table:table-cell>
              <table:table-cell office:value-type="string" calcext:value-type="string">
                <text:p>7</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Regehr, John and Chen, Yang and Cuoq, Pascal and Eide, Eric and Ellison, Chucky and Yang, Xuejun</text:p>
              </table:table-cell>
              <table:table-cell table:number-columns-repeated="8" office:value-type="string" calcext:value-type="string">
                <text:p/>
              </table:table-cell>
              <table:table-cell office:value-type="string" calcext:value-type="string">
                <text:p>SIGPLAN Not.</text:p>
              </table:table-cell>
              <table:table-cell office:value-type="string" calcext:value-type="string">
                <text:p/>
              </table:table-cell>
              <table:table-cell office:value-type="string" calcext:value-type="string">
                <text:p>June</text:p>
              </table:table-cell>
              <table:table-cell table:number-columns-repeated="3" office:value-type="string" calcext:value-type="string">
                <text:p/>
              </table:table-cell>
              <table:table-cell office:value-type="string" calcext:value-type="string">
                <text:p>6</text:p>
              </table:table-cell>
              <table:table-cell office:value-type="string" calcext:value-type="string">
                <text:p/>
              </table:table-cell>
              <table:table-cell office:value-type="string" calcext:value-type="string">
                <text:p>335--346</text:p>
              </table:table-cell>
              <table:table-cell office:value-type="string" calcext:value-type="string">
                <text:p>ACM</text:p>
              </table:table-cell>
              <table:table-cell table:number-columns-repeated="3" office:value-type="string" calcext:value-type="string">
                <text:p/>
              </table:table-cell>
              <table:table-cell office:value-type="string" calcext:value-type="string">
                <text:p>Test-case Reduction for C Compiler Bugs</text:p>
              </table:table-cell>
              <table:table-cell office:value-type="string" calcext:value-type="string">
                <text:p/>
              </table:table-cell>
              <table:table-cell office:value-type="string" calcext:value-type="string">
                <text:p>47</text:p>
              </table:table-cell>
              <table:table-cell office:value-type="string" calcext:value-type="string">
                <text:p>2012</text:p>
              </table:table-cell>
              <table:table-cell office:value-type="string" calcext:value-type="string">
                <text:p/>
              </table:table-cell>
              <table:table-cell office:value-type="string" calcext:value-type="string">
                <text:p>http://doi.acm.org/10.1145/2345156.2254104</text:p>
              </table:table-cell>
              <table:table-cell table:number-columns-repeated="6" office:value-type="string" calcext:value-type="string">
                <text:p/>
              </table:table-cell>
            </table:table-row>
            <table:table-row table:style-name="ro1" table:visibility="collapse">
              <table:table-cell office:value-type="string" calcext:value-type="string">
                <text:p>RegehrChenCuoqEtAl2012a</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Regehr, John and Chen, Yang and Cuoq, Pascal and Eide, Eric and Ellison, Chucky and Yang, Xuejun</text:p>
              </table:table-cell>
              <table:table-cell office:value-type="string" calcext:value-type="string">
                <text:p>Proceedings of the 33rd ACM SIGPLAN Conference on Programming Language Design and Implementation</text:p>
              </table:table-cell>
              <table:table-cell table:number-columns-repeated="15" office:value-type="string" calcext:value-type="string">
                <text:p/>
              </table:table-cell>
              <table:table-cell office:value-type="string" calcext:value-type="string">
                <text:p>335--346</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PLDI '12</text:p>
              </table:table-cell>
              <table:table-cell office:value-type="string" calcext:value-type="string">
                <text:p>Test-case Reduction for C Compiler Bugs</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
              </table:table-cell>
              <table:table-cell office:value-type="string" calcext:value-type="string">
                <text:p>http://doi.acm.org/10.1145/2254064.2254104</text:p>
              </table:table-cell>
              <table:table-cell table:number-columns-repeated="5" office:value-type="string" calcext:value-type="string">
                <text:p/>
              </table:table-cell>
              <table:table-cell office:value-type="string" calcext:value-type="string">
                <text:p>978-1-4503-1205-9</text:p>
              </table:table-cell>
            </table:table-row>
            <table:table-row table:style-name="ro1" table:visibility="collapse">
              <table:table-cell office:value-type="string" calcext:value-type="string">
                <text:p>ServantJones2012</text:p>
              </table:table-cell>
              <table:table-cell office:value-type="string" calcext:value-type="string">
                <text:p>6</text:p>
              </table:table-cell>
              <table:table-cell office:value-type="string" calcext:value-type="string">
                <text:p>Piscataway, NJ, USA</text:p>
              </table:table-cell>
              <table:table-cell table:number-columns-repeated="2" office:value-type="string" calcext:value-type="string">
                <text:p/>
              </table:table-cell>
              <table:table-cell office:value-type="string" calcext:value-type="string">
                <text:p>Servant, Francisco and Jones, James A.</text:p>
              </table:table-cell>
              <table:table-cell office:value-type="string" calcext:value-type="string">
                <text:p>Proceedings of the 34th International Conference on Software Engineering</text:p>
              </table:table-cell>
              <table:table-cell table:number-columns-repeated="15" office:value-type="string" calcext:value-type="string">
                <text:p/>
              </table:table-cell>
              <table:table-cell office:value-type="string" calcext:value-type="string">
                <text:p>36--46</text:p>
              </table:table-cell>
              <table:table-cell office:value-type="string" calcext:value-type="string">
                <text:p>IEEE Press</text:p>
              </table:table-cell>
              <table:table-cell table:number-columns-repeated="2" office:value-type="string" calcext:value-type="string">
                <text:p/>
              </table:table-cell>
              <table:table-cell office:value-type="string" calcext:value-type="string">
                <text:p>ICSE '12</text:p>
              </table:table-cell>
              <table:table-cell office:value-type="string" calcext:value-type="string">
                <text:p>WhoseFault: Automatic Developer-to-fault Assignment Through Fault Localization</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
              </table:table-cell>
              <table:table-cell office:value-type="string" calcext:value-type="string">
                <text:p>http://dl.acm.org/citation.cfm?id=2337223.2337228</text:p>
              </table:table-cell>
              <table:table-cell table:number-columns-repeated="5" office:value-type="string" calcext:value-type="string">
                <text:p/>
              </table:table-cell>
              <table:table-cell office:value-type="string" calcext:value-type="string">
                <text:p>978-1-4673-1067-3</text:p>
              </table:table-cell>
            </table:table-row>
            <table:table-row table:style-name="ro1" table:visibility="collapse">
              <table:table-cell office:value-type="string" calcext:value-type="string">
                <text:p>ShihabHassanAdamsEtAl2012</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Shihab, Emad and Hassan, Ahmed E. and Adams, Bram and Jiang, Zhen Ming</text:p>
              </table:table-cell>
              <table:table-cell office:value-type="string" calcext:value-type="string">
                <text:p>Proceedings of the ACM SIGSOFT 20th International Symposium on the Foundations of Software Engineering</text:p>
              </table:table-cell>
              <table:table-cell table:number-columns-repeated="15" office:value-type="string" calcext:value-type="string">
                <text:p/>
              </table:table-cell>
              <table:table-cell office:value-type="string" calcext:value-type="string">
                <text:p>62:1--62:11</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FSE '12</text:p>
              </table:table-cell>
              <table:table-cell office:value-type="string" calcext:value-type="string">
                <text:p>An Industrial Study on the Risk of Software Changes</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
              </table:table-cell>
              <table:table-cell office:value-type="string" calcext:value-type="string">
                <text:p>http://doi.acm.org/10.1145/2393596.2393670</text:p>
              </table:table-cell>
              <table:table-cell table:number-columns-repeated="5" office:value-type="string" calcext:value-type="string">
                <text:p/>
              </table:table-cell>
              <table:table-cell office:value-type="string" calcext:value-type="string">
                <text:p>978-1-4503-1614-9</text:p>
              </table:table-cell>
            </table:table-row>
            <table:table-row table:style-name="ro1" table:visibility="collapse">
              <table:table-cell office:value-type="string" calcext:value-type="string">
                <text:p>ShihabKameiBhattacharya2012</text:p>
              </table:table-cell>
              <table:table-cell office:value-type="string" calcext:value-type="string">
                <text:p>6</text:p>
              </table:table-cell>
              <table:table-cell office:value-type="string" calcext:value-type="string">
                <text:p>Piscataway, NJ, USA</text:p>
              </table:table-cell>
              <table:table-cell table:number-columns-repeated="2" office:value-type="string" calcext:value-type="string">
                <text:p/>
              </table:table-cell>
              <table:table-cell office:value-type="string" calcext:value-type="string">
                <text:p>Shihab, Emad and Kamei, Yasutaka and Bhattacharya, Pamela</text:p>
              </table:table-cell>
              <table:table-cell office:value-type="string" calcext:value-type="string">
                <text:p>Proceedings of the 9th IEEE Working Conference on Mining Software Repositories</text:p>
              </table:table-cell>
              <table:table-cell table:number-columns-repeated="15" office:value-type="string" calcext:value-type="string">
                <text:p/>
              </table:table-cell>
              <table:table-cell office:value-type="string" calcext:value-type="string">
                <text:p>112--115</text:p>
              </table:table-cell>
              <table:table-cell office:value-type="string" calcext:value-type="string">
                <text:p>IEEE Press</text:p>
              </table:table-cell>
              <table:table-cell table:number-columns-repeated="2" office:value-type="string" calcext:value-type="string">
                <text:p/>
              </table:table-cell>
              <table:table-cell office:value-type="string" calcext:value-type="string">
                <text:p>MSR '12</text:p>
              </table:table-cell>
              <table:table-cell office:value-type="string" calcext:value-type="string">
                <text:p>Mining Challenge 2012: The Android Platform</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
              </table:table-cell>
              <table:table-cell office:value-type="string" calcext:value-type="string">
                <text:p>http://dl.acm.org/citation.cfm?id=2664446.2664462</text:p>
              </table:table-cell>
              <table:table-cell table:number-columns-repeated="5" office:value-type="string" calcext:value-type="string">
                <text:p/>
              </table:table-cell>
              <table:table-cell office:value-type="string" calcext:value-type="string">
                <text:p>978-1-4673-1761-0</text:p>
              </table:table-cell>
            </table:table-row>
            <table:table-row table:style-name="ro1" table:visibility="collapse">
              <table:table-cell office:value-type="string" calcext:value-type="string">
                <text:p>SomasundaramMurphy2012</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Somasundaram, Kalyanasundaram and Murphy, Gail C.</text:p>
              </table:table-cell>
              <table:table-cell office:value-type="string" calcext:value-type="string">
                <text:p>Proceedings of the 5th India Software Engineering Conference</text:p>
              </table:table-cell>
              <table:table-cell table:number-columns-repeated="15" office:value-type="string" calcext:value-type="string">
                <text:p/>
              </table:table-cell>
              <table:table-cell office:value-type="string" calcext:value-type="string">
                <text:p>125--130</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SEC '12</text:p>
              </table:table-cell>
              <table:table-cell office:value-type="string" calcext:value-type="string">
                <text:p>Automatic Categorization of Bug Reports Using Latent Dirichlet Allocation</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
              </table:table-cell>
              <table:table-cell office:value-type="string" calcext:value-type="string">
                <text:p>http://doi.acm.org/10.1145/2134254.2134276</text:p>
              </table:table-cell>
              <table:table-cell table:number-columns-repeated="5" office:value-type="string" calcext:value-type="string">
                <text:p/>
              </table:table-cell>
              <table:table-cell office:value-type="string" calcext:value-type="string">
                <text:p>978-1-4503-1142-7</text:p>
              </table:table-cell>
            </table:table-row>
            <table:table-row table:style-name="ro1" table:visibility="collapse">
              <table:table-cell office:value-type="string" calcext:value-type="string">
                <text:p>WalkerRawalSillito2012</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Walker, Robert J. and Rawal, Shreya and Sillito, Jonathan</text:p>
              </table:table-cell>
              <table:table-cell office:value-type="string" calcext:value-type="string">
                <text:p>Proceedings of the ACM SIGSOFT 20th International Symposium on the Foundations of Software Engineering</text:p>
              </table:table-cell>
              <table:table-cell table:number-columns-repeated="15" office:value-type="string" calcext:value-type="string">
                <text:p/>
              </table:table-cell>
              <table:table-cell office:value-type="string" calcext:value-type="string">
                <text:p>49:1--49:11</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FSE '12</text:p>
              </table:table-cell>
              <table:table-cell office:value-type="string" calcext:value-type="string">
                <text:p>Do Crosscutting Concerns Cause Modularity Problems?</text:p>
              </table:table-cell>
              <table:table-cell table:number-columns-repeated="2" office:value-type="string" calcext:value-type="string">
                <text:p/>
              </table:table-cell>
              <table:table-cell office:value-type="string" calcext:value-type="string">
                <text:p>2012</text:p>
              </table:table-cell>
              <table:table-cell office:value-type="string" calcext:value-type="string">
                <text:p/>
              </table:table-cell>
              <table:table-cell office:value-type="string" calcext:value-type="string">
                <text:p>http://doi.acm.org/10.1145/2393596.2393654</text:p>
              </table:table-cell>
              <table:table-cell table:number-columns-repeated="5" office:value-type="string" calcext:value-type="string">
                <text:p/>
              </table:table-cell>
              <table:table-cell office:value-type="string" calcext:value-type="string">
                <text:p>978-1-4503-1614-9</text:p>
              </table:table-cell>
            </table:table-row>
            <table:table-row table:style-name="ro1" table:visibility="collapse">
              <table:table-cell office:value-type="string" calcext:value-type="string">
                <text:p>YuanZhengParkEtAl2012</text:p>
              </table:table-cell>
              <table:table-cell office:value-type="string" calcext:value-type="string">
                <text:p>7</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Yuan, Ding and Zheng, Jing and Park, Soyeon and Zhou, Yuanyuan and Savage, Stefan</text:p>
              </table:table-cell>
              <table:table-cell table:number-columns-repeated="8" office:value-type="string" calcext:value-type="string">
                <text:p/>
              </table:table-cell>
              <table:table-cell office:value-type="string" calcext:value-type="string">
                <text:p>ACM Trans. Comput. Syst.</text:p>
              </table:table-cell>
              <table:table-cell office:value-type="string" calcext:value-type="string">
                <text:p/>
              </table:table-cell>
              <table:table-cell office:value-type="string" calcext:value-type="string">
                <text:p>February</text:p>
              </table:table-cell>
              <table:table-cell table:number-columns-repeated="3" office:value-type="string" calcext:value-type="string">
                <text:p/>
              </table:table-cell>
              <table:table-cell office:value-type="string" calcext:value-type="string">
                <text:p>1</text:p>
              </table:table-cell>
              <table:table-cell office:value-type="string" calcext:value-type="string">
                <text:p/>
              </table:table-cell>
              <table:table-cell office:value-type="string" calcext:value-type="string">
                <text:p>4:1--4:28</text:p>
              </table:table-cell>
              <table:table-cell office:value-type="string" calcext:value-type="string">
                <text:p>ACM</text:p>
              </table:table-cell>
              <table:table-cell table:number-columns-repeated="3" office:value-type="string" calcext:value-type="string">
                <text:p/>
              </table:table-cell>
              <table:table-cell office:value-type="string" calcext:value-type="string">
                <text:p>Improving Software Diagnosability via Log Enhancement</text:p>
              </table:table-cell>
              <table:table-cell office:value-type="string" calcext:value-type="string">
                <text:p/>
              </table:table-cell>
              <table:table-cell office:value-type="string" calcext:value-type="string">
                <text:p>30</text:p>
              </table:table-cell>
              <table:table-cell office:value-type="string" calcext:value-type="string">
                <text:p>2012</text:p>
              </table:table-cell>
              <table:table-cell office:value-type="string" calcext:value-type="string">
                <text:p/>
              </table:table-cell>
              <table:table-cell office:value-type="string" calcext:value-type="string">
                <text:p>http://doi.acm.org/10.1145/2110356.2110360</text:p>
              </table:table-cell>
              <table:table-cell table:number-columns-repeated="6" office:value-type="string" calcext:value-type="string">
                <text:p/>
              </table:table-cell>
            </table:table-row>
          </table:table-row-group>
          <table:table-row table:style-name="ro1">
            <table:table-cell table:style-name="Result" table:formula="of:=SUBTOTAL(3;[.$A$86:.$A$107])" office:value-type="float" office:value="22" calcext:value-type="float">
              <text:p>22</text:p>
            </table:table-cell>
            <table:table-cell table:number-columns-repeated="29"/>
            <table:table-cell table:style-name="Result" office:value-type="string" calcext:value-type="string">
              <text:p>2012 Cont.Núm</text:p>
            </table:table-cell>
            <table:table-cell table:number-columns-repeated="8"/>
          </table:table-row>
          <table:table-row-group table:display="false">
            <table:table-row table:style-name="ro1" table:visibility="collapse">
              <table:table-cell office:value-type="string" calcext:value-type="string">
                <text:p>AbrahamAllenBarykinEtAl2013</text:p>
              </table:table-cell>
              <table:table-cell office:value-type="string" calcext:value-type="string">
                <text:p>7</text:p>
              </table:table-cell>
              <table:table-cell table:number-columns-repeated="3" office:value-type="string" calcext:value-type="string">
                <text:p/>
              </table:table-cell>
              <table:table-cell office:value-type="string" calcext:value-type="string">
                <text:p>Abraham, Lior and Allen, John and Barykin, Oleksandr and Borkar, Vinayak and Chopra, Bhuwan and Gerea, Ciprian and Merl, Daniel and Metzler, Josh and Reiss, David and Subramanian, Subbu and Wiener, Janet L. and Zed, Okay</text:p>
              </table:table-cell>
              <table:table-cell table:number-columns-repeated="8" office:value-type="string" calcext:value-type="string">
                <text:p/>
              </table:table-cell>
              <table:table-cell office:value-type="string" calcext:value-type="string">
                <text:p>Proc. VLDB Endow.</text:p>
              </table:table-cell>
              <table:table-cell office:value-type="string" calcext:value-type="string">
                <text:p/>
              </table:table-cell>
              <table:table-cell office:value-type="string" calcext:value-type="string">
                <text:p>August</text:p>
              </table:table-cell>
              <table:table-cell table:number-columns-repeated="3" office:value-type="string" calcext:value-type="string">
                <text:p/>
              </table:table-cell>
              <table:table-cell office:value-type="string" calcext:value-type="string">
                <text:p>11</text:p>
              </table:table-cell>
              <table:table-cell office:value-type="string" calcext:value-type="string">
                <text:p/>
              </table:table-cell>
              <table:table-cell office:value-type="string" calcext:value-type="string">
                <text:p>1057--1067</text:p>
              </table:table-cell>
              <table:table-cell office:value-type="string" calcext:value-type="string">
                <text:p>VLDB Endowment</text:p>
              </table:table-cell>
              <table:table-cell table:number-columns-repeated="3" office:value-type="string" calcext:value-type="string">
                <text:p/>
              </table:table-cell>
              <table:table-cell office:value-type="string" calcext:value-type="string">
                <text:p>Scuba: Diving into Data at Facebook</text:p>
              </table:table-cell>
              <table:table-cell office:value-type="string" calcext:value-type="string">
                <text:p/>
              </table:table-cell>
              <table:table-cell office:value-type="string" calcext:value-type="string">
                <text:p>6</text:p>
              </table:table-cell>
              <table:table-cell office:value-type="string" calcext:value-type="string">
                <text:p>2013</text:p>
              </table:table-cell>
              <table:table-cell office:value-type="string" calcext:value-type="string">
                <text:p/>
              </table:table-cell>
              <table:table-cell office:value-type="string" calcext:value-type="string">
                <text:p>http://dx.doi.org/10.14778/2536222.2536231</text:p>
              </table:table-cell>
              <table:table-cell table:number-columns-repeated="6" office:value-type="string" calcext:value-type="string">
                <text:p/>
              </table:table-cell>
            </table:table-row>
            <table:table-row table:style-name="ro1" table:visibility="collapse">
              <table:table-cell office:value-type="string" calcext:value-type="string">
                <text:p>Baysal2013</text:p>
              </table:table-cell>
              <table:table-cell office:value-type="string" calcext:value-type="string">
                <text:p>6</text:p>
              </table:table-cell>
              <table:table-cell office:value-type="string" calcext:value-type="string">
                <text:p>Piscataway, NJ, USA</text:p>
              </table:table-cell>
              <table:table-cell table:number-columns-repeated="2" office:value-type="string" calcext:value-type="string">
                <text:p/>
              </table:table-cell>
              <table:table-cell office:value-type="string" calcext:value-type="string">
                <text:p>Baysal, Olga</text:p>
              </table:table-cell>
              <table:table-cell office:value-type="string" calcext:value-type="string">
                <text:p>Proceedings of the 2013 International Conference on Software Engineering</text:p>
              </table:table-cell>
              <table:table-cell table:number-columns-repeated="15" office:value-type="string" calcext:value-type="string">
                <text:p/>
              </table:table-cell>
              <table:table-cell office:value-type="string" calcext:value-type="string">
                <text:p>1407--1410</text:p>
              </table:table-cell>
              <table:table-cell office:value-type="string" calcext:value-type="string">
                <text:p>IEEE Press</text:p>
              </table:table-cell>
              <table:table-cell table:number-columns-repeated="2" office:value-type="string" calcext:value-type="string">
                <text:p/>
              </table:table-cell>
              <table:table-cell office:value-type="string" calcext:value-type="string">
                <text:p>ICSE '13</text:p>
              </table:table-cell>
              <table:table-cell office:value-type="string" calcext:value-type="string">
                <text:p>Informing Development Decisions: From Data to Information</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
              </table:table-cell>
              <table:table-cell office:value-type="string" calcext:value-type="string">
                <text:p>http://dl.acm.org/citation.cfm?id=2486788.2487019</text:p>
              </table:table-cell>
              <table:table-cell table:number-columns-repeated="5" office:value-type="string" calcext:value-type="string">
                <text:p/>
              </table:table-cell>
              <table:table-cell office:value-type="string" calcext:value-type="string">
                <text:p>978-1-4673-3076-3</text:p>
              </table:table-cell>
            </table:table-row>
            <table:table-row table:style-name="ro1" table:visibility="collapse">
              <table:table-cell office:value-type="string" calcext:value-type="string">
                <text:p>BellSardaKaiser2013</text:p>
              </table:table-cell>
              <table:table-cell office:value-type="string" calcext:value-type="string">
                <text:p>6</text:p>
              </table:table-cell>
              <table:table-cell office:value-type="string" calcext:value-type="string">
                <text:p>Piscataway, NJ, USA</text:p>
              </table:table-cell>
              <table:table-cell table:number-columns-repeated="2" office:value-type="string" calcext:value-type="string">
                <text:p/>
              </table:table-cell>
              <table:table-cell office:value-type="string" calcext:value-type="string">
                <text:p>Bell, Jonathan and Sarda, Nikhil and Kaiser, Gail</text:p>
              </table:table-cell>
              <table:table-cell office:value-type="string" calcext:value-type="string">
                <text:p>Proceedings of the 2013 International Conference on Software Engineering</text:p>
              </table:table-cell>
              <table:table-cell table:number-columns-repeated="15" office:value-type="string" calcext:value-type="string">
                <text:p/>
              </table:table-cell>
              <table:table-cell office:value-type="string" calcext:value-type="string">
                <text:p>362--371</text:p>
              </table:table-cell>
              <table:table-cell office:value-type="string" calcext:value-type="string">
                <text:p>IEEE Press</text:p>
              </table:table-cell>
              <table:table-cell table:number-columns-repeated="2" office:value-type="string" calcext:value-type="string">
                <text:p/>
              </table:table-cell>
              <table:table-cell office:value-type="string" calcext:value-type="string">
                <text:p>ICSE '13</text:p>
              </table:table-cell>
              <table:table-cell office:value-type="string" calcext:value-type="string">
                <text:p>Chronicler: Lightweight Recording to Reproduce Field Failures</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
              </table:table-cell>
              <table:table-cell office:value-type="string" calcext:value-type="string">
                <text:p>http://dl.acm.org/citation.cfm?id=2486788.2486836</text:p>
              </table:table-cell>
              <table:table-cell table:number-columns-repeated="5" office:value-type="string" calcext:value-type="string">
                <text:p/>
              </table:table-cell>
              <table:table-cell office:value-type="string" calcext:value-type="string">
                <text:p>978-1-4673-3076-3</text:p>
              </table:table-cell>
            </table:table-row>
            <table:table-row table:style-name="ro1" table:visibility="collapse">
              <table:table-cell office:value-type="string" calcext:value-type="string">
                <text:p>BortisHoek2013</text:p>
              </table:table-cell>
              <table:table-cell office:value-type="string" calcext:value-type="string">
                <text:p>6</text:p>
              </table:table-cell>
              <table:table-cell office:value-type="string" calcext:value-type="string">
                <text:p>Piscataway, NJ, USA</text:p>
              </table:table-cell>
              <table:table-cell table:number-columns-repeated="2" office:value-type="string" calcext:value-type="string">
                <text:p/>
              </table:table-cell>
              <table:table-cell office:value-type="string" calcext:value-type="string">
                <text:p>Bortis, Gerald and Hoek, Andr{\'e} van der</text:p>
              </table:table-cell>
              <table:table-cell office:value-type="string" calcext:value-type="string">
                <text:p>Proceedings of the 2013 International Conference on Software Engineering</text:p>
              </table:table-cell>
              <table:table-cell table:number-columns-repeated="15" office:value-type="string" calcext:value-type="string">
                <text:p/>
              </table:table-cell>
              <table:table-cell office:value-type="string" calcext:value-type="string">
                <text:p>342--351</text:p>
              </table:table-cell>
              <table:table-cell office:value-type="string" calcext:value-type="string">
                <text:p>IEEE Press</text:p>
              </table:table-cell>
              <table:table-cell table:number-columns-repeated="2" office:value-type="string" calcext:value-type="string">
                <text:p/>
              </table:table-cell>
              <table:table-cell office:value-type="string" calcext:value-type="string">
                <text:p>ICSE '13</text:p>
              </table:table-cell>
              <table:table-cell office:value-type="string" calcext:value-type="string">
                <text:p>PorchLight: A Tag-based Approach to Bug Triaging</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
              </table:table-cell>
              <table:table-cell office:value-type="string" calcext:value-type="string">
                <text:p>http://dl.acm.org/citation.cfm?id=2486788.2486834</text:p>
              </table:table-cell>
              <table:table-cell table:number-columns-repeated="5" office:value-type="string" calcext:value-type="string">
                <text:p/>
              </table:table-cell>
              <table:table-cell office:value-type="string" calcext:value-type="string">
                <text:p>978-1-4673-3076-3</text:p>
              </table:table-cell>
            </table:table-row>
            <table:table-row table:style-name="ro1" table:visibility="collapse">
              <table:table-cell office:value-type="string" calcext:value-type="string">
                <text:p>BurgBaileyKoEtAl2013</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Burg, Brian and Bailey, Richard and Ko, Andrew J. and Ernst, Michael D.</text:p>
              </table:table-cell>
              <table:table-cell office:value-type="string" calcext:value-type="string">
                <text:p>Proceedings of the 26th Annual ACM Symposium on User Interface Software and Technology</text:p>
              </table:table-cell>
              <table:table-cell table:number-columns-repeated="15" office:value-type="string" calcext:value-type="string">
                <text:p/>
              </table:table-cell>
              <table:table-cell office:value-type="string" calcext:value-type="string">
                <text:p>473--484</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UIST '13</text:p>
              </table:table-cell>
              <table:table-cell office:value-type="string" calcext:value-type="string">
                <text:p>Interactive Record/Replay for Web Application Debugging</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
              </table:table-cell>
              <table:table-cell office:value-type="string" calcext:value-type="string">
                <text:p>http://doi.acm.org/10.1145/2501988.2502050</text:p>
              </table:table-cell>
              <table:table-cell table:number-columns-repeated="5" office:value-type="string" calcext:value-type="string">
                <text:p/>
              </table:table-cell>
              <table:table-cell office:value-type="string" calcext:value-type="string">
                <text:p>978-1-4503-2268-3</text:p>
              </table:table-cell>
            </table:table-row>
            <table:table-row table:style-name="ro1" table:visibility="collapse">
              <table:table-cell office:value-type="string" calcext:value-type="string">
                <text:p>ChenGroceZhangEtAl2013</text:p>
              </table:table-cell>
              <table:table-cell office:value-type="string" calcext:value-type="string">
                <text:p>7</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Chen, Yang and Groce, Alex and Zhang, Chaoqiang and Wong, Weng-Keen and Fern, Xiaoli and Eide, Eric and Regehr, John</text:p>
              </table:table-cell>
              <table:table-cell table:number-columns-repeated="8" office:value-type="string" calcext:value-type="string">
                <text:p/>
              </table:table-cell>
              <table:table-cell office:value-type="string" calcext:value-type="string">
                <text:p>SIGPLAN Not.</text:p>
              </table:table-cell>
              <table:table-cell office:value-type="string" calcext:value-type="string">
                <text:p/>
              </table:table-cell>
              <table:table-cell office:value-type="string" calcext:value-type="string">
                <text:p>June</text:p>
              </table:table-cell>
              <table:table-cell table:number-columns-repeated="3" office:value-type="string" calcext:value-type="string">
                <text:p/>
              </table:table-cell>
              <table:table-cell office:value-type="string" calcext:value-type="string">
                <text:p>6</text:p>
              </table:table-cell>
              <table:table-cell office:value-type="string" calcext:value-type="string">
                <text:p/>
              </table:table-cell>
              <table:table-cell office:value-type="string" calcext:value-type="string">
                <text:p>197--208</text:p>
              </table:table-cell>
              <table:table-cell office:value-type="string" calcext:value-type="string">
                <text:p>ACM</text:p>
              </table:table-cell>
              <table:table-cell table:number-columns-repeated="3" office:value-type="string" calcext:value-type="string">
                <text:p/>
              </table:table-cell>
              <table:table-cell office:value-type="string" calcext:value-type="string">
                <text:p>Taming Compiler Fuzzers</text:p>
              </table:table-cell>
              <table:table-cell office:value-type="string" calcext:value-type="string">
                <text:p/>
              </table:table-cell>
              <table:table-cell office:value-type="string" calcext:value-type="string">
                <text:p>48</text:p>
              </table:table-cell>
              <table:table-cell office:value-type="string" calcext:value-type="string">
                <text:p>2013</text:p>
              </table:table-cell>
              <table:table-cell office:value-type="string" calcext:value-type="string">
                <text:p/>
              </table:table-cell>
              <table:table-cell office:value-type="string" calcext:value-type="string">
                <text:p>http://doi.acm.org/10.1145/2499370.2462173</text:p>
              </table:table-cell>
              <table:table-cell table:number-columns-repeated="6" office:value-type="string" calcext:value-type="string">
                <text:p/>
              </table:table-cell>
            </table:table-row>
            <table:table-row table:style-name="ro1" table:visibility="collapse">
              <table:table-cell office:value-type="string" calcext:value-type="string">
                <text:p>ChenGroceZhangEtAl2013a</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Chen, Yang and Groce, Alex and Zhang, Chaoqiang and Wong, Weng-Keen and Fern, Xiaoli and Eide, Eric and Regehr, John</text:p>
              </table:table-cell>
              <table:table-cell office:value-type="string" calcext:value-type="string">
                <text:p>Proceedings of the 34th ACM SIGPLAN Conference on Programming Language Design and Implementation</text:p>
              </table:table-cell>
              <table:table-cell table:number-columns-repeated="15" office:value-type="string" calcext:value-type="string">
                <text:p/>
              </table:table-cell>
              <table:table-cell office:value-type="string" calcext:value-type="string">
                <text:p>197--208</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PLDI '13</text:p>
              </table:table-cell>
              <table:table-cell office:value-type="string" calcext:value-type="string">
                <text:p>Taming Compiler Fuzzers</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
              </table:table-cell>
              <table:table-cell office:value-type="string" calcext:value-type="string">
                <text:p>http://doi.acm.org/10.1145/2491956.2462173</text:p>
              </table:table-cell>
              <table:table-cell table:number-columns-repeated="5" office:value-type="string" calcext:value-type="string">
                <text:p/>
              </table:table-cell>
              <table:table-cell office:value-type="string" calcext:value-type="string">
                <text:p>978-1-4503-2014-6</text:p>
              </table:table-cell>
            </table:table-row>
            <table:table-row table:style-name="ro1" table:visibility="collapse">
              <table:table-cell office:value-type="string" calcext:value-type="string">
                <text:p>Confer2013</text:p>
              </table:table-cell>
              <table:table-cell office:value-type="string" calcext:value-type="string">
                <text:p>7</text:p>
              </table:table-cell>
              <table:table-cell office:value-type="string" calcext:value-type="string">
                <text:p>USA</text:p>
              </table:table-cell>
              <table:table-cell table:number-columns-repeated="2" office:value-type="string" calcext:value-type="string">
                <text:p/>
              </table:table-cell>
              <table:table-cell office:value-type="string" calcext:value-type="string">
                <text:p>Confer, William</text:p>
              </table:table-cell>
              <table:table-cell table:number-columns-repeated="8" office:value-type="string" calcext:value-type="string">
                <text:p/>
              </table:table-cell>
              <table:table-cell office:value-type="string" calcext:value-type="string">
                <text:p>J. Comput. Sci. Coll.</text:p>
              </table:table-cell>
              <table:table-cell office:value-type="string" calcext:value-type="string">
                <text:p/>
              </table:table-cell>
              <table:table-cell office:value-type="string" calcext:value-type="string">
                <text:p>June</text:p>
              </table:table-cell>
              <table:table-cell table:number-columns-repeated="3" office:value-type="string" calcext:value-type="string">
                <text:p/>
              </table:table-cell>
              <table:table-cell office:value-type="string" calcext:value-type="string">
                <text:p>6</text:p>
              </table:table-cell>
              <table:table-cell office:value-type="string" calcext:value-type="string">
                <text:p/>
              </table:table-cell>
              <table:table-cell office:value-type="string" calcext:value-type="string">
                <text:p>67--68</text:p>
              </table:table-cell>
              <table:table-cell office:value-type="string" calcext:value-type="string">
                <text:p>Consortium for Computing Sciences in Colleges</text:p>
              </table:table-cell>
              <table:table-cell table:number-columns-repeated="3" office:value-type="string" calcext:value-type="string">
                <text:p/>
              </table:table-cell>
              <table:table-cell office:value-type="string" calcext:value-type="string">
                <text:p>Distributed Project Control Management: Using Fossil to Get Beyond Source Control</text:p>
              </table:table-cell>
              <table:table-cell office:value-type="string" calcext:value-type="string">
                <text:p/>
              </table:table-cell>
              <table:table-cell office:value-type="string" calcext:value-type="string">
                <text:p>28</text:p>
              </table:table-cell>
              <table:table-cell office:value-type="string" calcext:value-type="string">
                <text:p>2013</text:p>
              </table:table-cell>
              <table:table-cell office:value-type="string" calcext:value-type="string">
                <text:p/>
              </table:table-cell>
              <table:table-cell office:value-type="string" calcext:value-type="string">
                <text:p>http://dl.acm.org/citation.cfm?id=2460156.2460170</text:p>
              </table:table-cell>
              <table:table-cell table:number-columns-repeated="6" office:value-type="string" calcext:value-type="string">
                <text:p/>
              </table:table-cell>
            </table:table-row>
            <table:table-row table:style-name="ro1" table:visibility="collapse">
              <table:table-cell office:value-type="string" calcext:value-type="string">
                <text:p>DengZhangLu2013</text:p>
              </table:table-cell>
              <table:table-cell office:value-type="string" calcext:value-type="string">
                <text:p>7</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Deng, Dongdong and Zhang, Wei and Lu, Shan</text:p>
              </table:table-cell>
              <table:table-cell table:number-columns-repeated="8" office:value-type="string" calcext:value-type="string">
                <text:p/>
              </table:table-cell>
              <table:table-cell office:value-type="string" calcext:value-type="string">
                <text:p>SIGPLAN Not.</text:p>
              </table:table-cell>
              <table:table-cell office:value-type="string" calcext:value-type="string">
                <text:p/>
              </table:table-cell>
              <table:table-cell office:value-type="string" calcext:value-type="string">
                <text:p>October</text:p>
              </table:table-cell>
              <table:table-cell table:number-columns-repeated="3" office:value-type="string" calcext:value-type="string">
                <text:p/>
              </table:table-cell>
              <table:table-cell office:value-type="string" calcext:value-type="string">
                <text:p>10</text:p>
              </table:table-cell>
              <table:table-cell office:value-type="string" calcext:value-type="string">
                <text:p/>
              </table:table-cell>
              <table:table-cell office:value-type="string" calcext:value-type="string">
                <text:p>785--802</text:p>
              </table:table-cell>
              <table:table-cell office:value-type="string" calcext:value-type="string">
                <text:p>ACM</text:p>
              </table:table-cell>
              <table:table-cell table:number-columns-repeated="3" office:value-type="string" calcext:value-type="string">
                <text:p/>
              </table:table-cell>
              <table:table-cell office:value-type="string" calcext:value-type="string">
                <text:p>Efficient Concurrency-bug Detection Across Inputs</text:p>
              </table:table-cell>
              <table:table-cell office:value-type="string" calcext:value-type="string">
                <text:p/>
              </table:table-cell>
              <table:table-cell office:value-type="string" calcext:value-type="string">
                <text:p>48</text:p>
              </table:table-cell>
              <table:table-cell office:value-type="string" calcext:value-type="string">
                <text:p>2013</text:p>
              </table:table-cell>
              <table:table-cell office:value-type="string" calcext:value-type="string">
                <text:p/>
              </table:table-cell>
              <table:table-cell office:value-type="string" calcext:value-type="string">
                <text:p>http://doi.acm.org/10.1145/2544173.2509539</text:p>
              </table:table-cell>
              <table:table-cell table:number-columns-repeated="6" office:value-type="string" calcext:value-type="string">
                <text:p/>
              </table:table-cell>
            </table:table-row>
            <table:table-row table:style-name="ro1" table:visibility="collapse">
              <table:table-cell office:value-type="string" calcext:value-type="string">
                <text:p>DengZhangLu2013a</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Deng, Dongdong and Zhang, Wei and Lu, Shan</text:p>
              </table:table-cell>
              <table:table-cell office:value-type="string" calcext:value-type="string">
                <text:p>Proceedings of the 2013 ACM SIGPLAN International Conference on Object Oriented Programming Systems Languages \&amp;\#38; Applications</text:p>
              </table:table-cell>
              <table:table-cell table:number-columns-repeated="15" office:value-type="string" calcext:value-type="string">
                <text:p/>
              </table:table-cell>
              <table:table-cell office:value-type="string" calcext:value-type="string">
                <text:p>785--802</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OOPSLA '13</text:p>
              </table:table-cell>
              <table:table-cell office:value-type="string" calcext:value-type="string">
                <text:p>Efficient Concurrency-bug Detection Across Inputs</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
              </table:table-cell>
              <table:table-cell office:value-type="string" calcext:value-type="string">
                <text:p>http://doi.acm.org/10.1145/2509136.2509539</text:p>
              </table:table-cell>
              <table:table-cell table:number-columns-repeated="5" office:value-type="string" calcext:value-type="string">
                <text:p/>
              </table:table-cell>
              <table:table-cell office:value-type="string" calcext:value-type="string">
                <text:p>978-1-4503-2374-1</text:p>
              </table:table-cell>
            </table:table-row>
            <table:table-row table:style-name="ro1" table:visibility="collapse">
              <table:table-cell office:value-type="string" calcext:value-type="string">
                <text:p>FernandesCeroneBarbosa2013</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Fernandes, Sara and Cerone, Antonio and Barbosa, Luis Soares</text:p>
              </table:table-cell>
              <table:table-cell office:value-type="string" calcext:value-type="string">
                <text:p>Proceedings of the 18th ACM Conference on Innovation and Technology in Computer Science Education</text:p>
              </table:table-cell>
              <table:table-cell table:number-columns-repeated="15" office:value-type="string" calcext:value-type="string">
                <text:p/>
              </table:table-cell>
              <table:table-cell office:value-type="string" calcext:value-type="string">
                <text:p>346--346</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TiCSE '13</text:p>
              </table:table-cell>
              <table:table-cell office:value-type="string" calcext:value-type="string">
                <text:p>A Pilot Project on Non-conventional Learning</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
              </table:table-cell>
              <table:table-cell office:value-type="string" calcext:value-type="string">
                <text:p>http://doi.acm.org/10.1145/2462476.2466522</text:p>
              </table:table-cell>
              <table:table-cell table:number-columns-repeated="5" office:value-type="string" calcext:value-type="string">
                <text:p/>
              </table:table-cell>
              <table:table-cell office:value-type="string" calcext:value-type="string">
                <text:p>978-1-4503-2078-8</text:p>
              </table:table-cell>
            </table:table-row>
            <table:table-row table:style-name="ro1" table:visibility="collapse">
              <table:table-cell office:value-type="string" calcext:value-type="string">
                <text:p>HalfakerKeyesTaraborelli2013</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Halfaker, Aaron and Keyes, Oliver and Taraborelli, Dario</text:p>
              </table:table-cell>
              <table:table-cell office:value-type="string" calcext:value-type="string">
                <text:p>Proceedings of the 2013 Conference on Computer Supported Cooperative Work</text:p>
              </table:table-cell>
              <table:table-cell table:number-columns-repeated="15" office:value-type="string" calcext:value-type="string">
                <text:p/>
              </table:table-cell>
              <table:table-cell office:value-type="string" calcext:value-type="string">
                <text:p>849--860</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CSCW '13</text:p>
              </table:table-cell>
              <table:table-cell office:value-type="string" calcext:value-type="string">
                <text:p>Making Peripheral Participation Legitimate: Reader Engagement Experiments in Wikipedia</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
              </table:table-cell>
              <table:table-cell office:value-type="string" calcext:value-type="string">
                <text:p>http://doi.acm.org/10.1145/2441776.2441872</text:p>
              </table:table-cell>
              <table:table-cell table:number-columns-repeated="5" office:value-type="string" calcext:value-type="string">
                <text:p/>
              </table:table-cell>
              <table:table-cell office:value-type="string" calcext:value-type="string">
                <text:p>978-1-4503-1331-5</text:p>
              </table:table-cell>
            </table:table-row>
            <table:table-row table:style-name="ro1" table:visibility="collapse">
              <table:table-cell office:value-type="string" calcext:value-type="string">
                <text:p>HerzigJustZeller2013</text:p>
              </table:table-cell>
              <table:table-cell office:value-type="string" calcext:value-type="string">
                <text:p>6</text:p>
              </table:table-cell>
              <table:table-cell office:value-type="string" calcext:value-type="string">
                <text:p>Piscataway, NJ, USA</text:p>
              </table:table-cell>
              <table:table-cell table:number-columns-repeated="2" office:value-type="string" calcext:value-type="string">
                <text:p/>
              </table:table-cell>
              <table:table-cell office:value-type="string" calcext:value-type="string">
                <text:p>Herzig, Kim and Just, Sascha and Zeller, Andreas</text:p>
              </table:table-cell>
              <table:table-cell office:value-type="string" calcext:value-type="string">
                <text:p>Proceedings of the 2013 International Conference on Software Engineering</text:p>
              </table:table-cell>
              <table:table-cell table:number-columns-repeated="15" office:value-type="string" calcext:value-type="string">
                <text:p/>
              </table:table-cell>
              <table:table-cell office:value-type="string" calcext:value-type="string">
                <text:p>392--401</text:p>
              </table:table-cell>
              <table:table-cell office:value-type="string" calcext:value-type="string">
                <text:p>IEEE Press</text:p>
              </table:table-cell>
              <table:table-cell table:number-columns-repeated="2" office:value-type="string" calcext:value-type="string">
                <text:p/>
              </table:table-cell>
              <table:table-cell office:value-type="string" calcext:value-type="string">
                <text:p>ICSE '13</text:p>
              </table:table-cell>
              <table:table-cell office:value-type="string" calcext:value-type="string">
                <text:p>It\&amp;\#039;s Not a Bug, It\&amp;\#039;s a Feature: How Misclassification Impacts Bug Prediction</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
              </table:table-cell>
              <table:table-cell office:value-type="string" calcext:value-type="string">
                <text:p>http://dl.acm.org/citation.cfm?id=2486788.2486840</text:p>
              </table:table-cell>
              <table:table-cell table:number-columns-repeated="5" office:value-type="string" calcext:value-type="string">
                <text:p/>
              </table:table-cell>
              <table:table-cell office:value-type="string" calcext:value-type="string">
                <text:p>978-1-4673-3076-3</text:p>
              </table:table-cell>
            </table:table-row>
            <table:table-row table:style-name="ro1" table:visibility="collapse">
              <table:table-cell office:value-type="string" calcext:value-type="string">
                <text:p>MerweHeerden2013</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van der Merwe, T. M. and van Heerden, M. E.</text:p>
              </table:table-cell>
              <table:table-cell office:value-type="string" calcext:value-type="string">
                <text:p>Proceedings of the South African Institute for Computer Scientists and Information Technologists Conference</text:p>
              </table:table-cell>
              <table:table-cell table:number-columns-repeated="15" office:value-type="string" calcext:value-type="string">
                <text:p/>
              </table:table-cell>
              <table:table-cell office:value-type="string" calcext:value-type="string">
                <text:p>262--270</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SAICSIT '13</text:p>
              </table:table-cell>
              <table:table-cell office:value-type="string" calcext:value-type="string">
                <text:p>Ease of Use and Usefulness of Webinars in an Open Distance Learning Environment: An Activity Theory Perspective</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
              </table:table-cell>
              <table:table-cell office:value-type="string" calcext:value-type="string">
                <text:p>http://doi.acm.org/10.1145/2513456.2513481</text:p>
              </table:table-cell>
              <table:table-cell table:number-columns-repeated="5" office:value-type="string" calcext:value-type="string">
                <text:p/>
              </table:table-cell>
              <table:table-cell office:value-type="string" calcext:value-type="string">
                <text:p>978-1-4503-2112-9</text:p>
              </table:table-cell>
            </table:table-row>
            <table:table-row table:style-name="ro1" table:visibility="collapse">
              <table:table-cell office:value-type="string" calcext:value-type="string">
                <text:p>MockusHackbarthPalframan2013</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Mockus, Audris and Hackbarth, Randy and Palframan, John</text:p>
              </table:table-cell>
              <table:table-cell office:value-type="string" calcext:value-type="string">
                <text:p>Proceedings of the 2013 9th Joint Meeting on Foundations of Software Engineering</text:p>
              </table:table-cell>
              <table:table-cell table:number-columns-repeated="15" office:value-type="string" calcext:value-type="string">
                <text:p/>
              </table:table-cell>
              <table:table-cell office:value-type="string" calcext:value-type="string">
                <text:p>691--694</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ESEC/FSE 2013</text:p>
              </table:table-cell>
              <table:table-cell office:value-type="string" calcext:value-type="string">
                <text:p>Risky Files: An Approach to Focus Quality Improvement Effort</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
              </table:table-cell>
              <table:table-cell office:value-type="string" calcext:value-type="string">
                <text:p>http://doi.acm.org/10.1145/2491411.2494572</text:p>
              </table:table-cell>
              <table:table-cell table:number-columns-repeated="5" office:value-type="string" calcext:value-type="string">
                <text:p/>
              </table:table-cell>
              <table:table-cell office:value-type="string" calcext:value-type="string">
                <text:p>978-1-4503-2237-9</text:p>
              </table:table-cell>
            </table:table-row>
            <table:table-row table:style-name="ro1" table:visibility="collapse">
              <table:table-cell office:value-type="string" calcext:value-type="string">
                <text:p>MonperrusMezini2013</text:p>
              </table:table-cell>
              <table:table-cell office:value-type="string" calcext:value-type="string">
                <text:p>7</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Monperrus, Martin and Mezini, Mira</text:p>
              </table:table-cell>
              <table:table-cell table:number-columns-repeated="8" office:value-type="string" calcext:value-type="string">
                <text:p/>
              </table:table-cell>
              <table:table-cell office:value-type="string" calcext:value-type="string">
                <text:p>ACM Trans. Softw. Eng. Methodol.</text:p>
              </table:table-cell>
              <table:table-cell office:value-type="string" calcext:value-type="string">
                <text:p/>
              </table:table-cell>
              <table:table-cell office:value-type="string" calcext:value-type="string">
                <text:p>March</text:p>
              </table:table-cell>
              <table:table-cell table:number-columns-repeated="3" office:value-type="string" calcext:value-type="string">
                <text:p/>
              </table:table-cell>
              <table:table-cell office:value-type="string" calcext:value-type="string">
                <text:p>1</text:p>
              </table:table-cell>
              <table:table-cell office:value-type="string" calcext:value-type="string">
                <text:p/>
              </table:table-cell>
              <table:table-cell office:value-type="string" calcext:value-type="string">
                <text:p>7:1--7:25</text:p>
              </table:table-cell>
              <table:table-cell office:value-type="string" calcext:value-type="string">
                <text:p>ACM</text:p>
              </table:table-cell>
              <table:table-cell table:number-columns-repeated="3" office:value-type="string" calcext:value-type="string">
                <text:p/>
              </table:table-cell>
              <table:table-cell office:value-type="string" calcext:value-type="string">
                <text:p>Detecting Missing Method Calls As Violations of the Majority Rule</text:p>
              </table:table-cell>
              <table:table-cell office:value-type="string" calcext:value-type="string">
                <text:p/>
              </table:table-cell>
              <table:table-cell office:value-type="string" calcext:value-type="string">
                <text:p>22</text:p>
              </table:table-cell>
              <table:table-cell office:value-type="string" calcext:value-type="string">
                <text:p>2013</text:p>
              </table:table-cell>
              <table:table-cell office:value-type="string" calcext:value-type="string">
                <text:p/>
              </table:table-cell>
              <table:table-cell office:value-type="string" calcext:value-type="string">
                <text:p>http://doi.acm.org/10.1145/2430536.2430541</text:p>
              </table:table-cell>
              <table:table-cell table:number-columns-repeated="6" office:value-type="string" calcext:value-type="string">
                <text:p/>
              </table:table-cell>
            </table:table-row>
            <table:table-row table:style-name="ro1" table:visibility="collapse">
              <table:table-cell office:value-type="string" calcext:value-type="string">
                <text:p>NistorSongMarinovEtAl2013</text:p>
              </table:table-cell>
              <table:table-cell office:value-type="string" calcext:value-type="string">
                <text:p>6</text:p>
              </table:table-cell>
              <table:table-cell office:value-type="string" calcext:value-type="string">
                <text:p>Piscataway, NJ, USA</text:p>
              </table:table-cell>
              <table:table-cell table:number-columns-repeated="2" office:value-type="string" calcext:value-type="string">
                <text:p/>
              </table:table-cell>
              <table:table-cell office:value-type="string" calcext:value-type="string">
                <text:p>Nistor, Adrian and Song, Linhai and Marinov, Darko and Lu, Shan</text:p>
              </table:table-cell>
              <table:table-cell office:value-type="string" calcext:value-type="string">
                <text:p>Proceedings of the 2013 International Conference on Software Engineering</text:p>
              </table:table-cell>
              <table:table-cell table:number-columns-repeated="15" office:value-type="string" calcext:value-type="string">
                <text:p/>
              </table:table-cell>
              <table:table-cell office:value-type="string" calcext:value-type="string">
                <text:p>562--571</text:p>
              </table:table-cell>
              <table:table-cell office:value-type="string" calcext:value-type="string">
                <text:p>IEEE Press</text:p>
              </table:table-cell>
              <table:table-cell table:number-columns-repeated="2" office:value-type="string" calcext:value-type="string">
                <text:p/>
              </table:table-cell>
              <table:table-cell office:value-type="string" calcext:value-type="string">
                <text:p>ICSE '13</text:p>
              </table:table-cell>
              <table:table-cell office:value-type="string" calcext:value-type="string">
                <text:p>Toddler: Detecting Performance Problems via Similar Memory-access Patterns</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
              </table:table-cell>
              <table:table-cell office:value-type="string" calcext:value-type="string">
                <text:p>http://dl.acm.org/citation.cfm?id=2486788.2486862</text:p>
              </table:table-cell>
              <table:table-cell table:number-columns-repeated="5" office:value-type="string" calcext:value-type="string">
                <text:p/>
              </table:table-cell>
              <table:table-cell office:value-type="string" calcext:value-type="string">
                <text:p>978-1-4673-3076-3</text:p>
              </table:table-cell>
            </table:table-row>
            <table:table-row table:style-name="ro1" table:visibility="collapse">
              <table:table-cell office:value-type="string" calcext:value-type="string">
                <text:p>PollockBinkleyLawrieEtAl2013</text:p>
              </table:table-cell>
              <table:table-cell office:value-type="string" calcext:value-type="string">
                <text:p>6</text:p>
              </table:table-cell>
              <table:table-cell office:value-type="string" calcext:value-type="string">
                <text:p>Piscataway, NJ, USA</text:p>
              </table:table-cell>
              <table:table-cell table:number-columns-repeated="2" office:value-type="string" calcext:value-type="string">
                <text:p/>
              </table:table-cell>
              <table:table-cell office:value-type="string" calcext:value-type="string">
                <text:p>Pollock, Lori and Binkley, David and Lawrie, Dawn and Hill, Emily and Oliveto, Rocco and Bavota, Gabriele and Bacchelli, Alberto</text:p>
              </table:table-cell>
              <table:table-cell office:value-type="string" calcext:value-type="string">
                <text:p>Proceedings of the 2013 International Conference on Software Engineering</text:p>
              </table:table-cell>
              <table:table-cell table:number-columns-repeated="15" office:value-type="string" calcext:value-type="string">
                <text:p/>
              </table:table-cell>
              <table:table-cell office:value-type="string" calcext:value-type="string">
                <text:p>1537--1538</text:p>
              </table:table-cell>
              <table:table-cell office:value-type="string" calcext:value-type="string">
                <text:p>IEEE Press</text:p>
              </table:table-cell>
              <table:table-cell table:number-columns-repeated="2" office:value-type="string" calcext:value-type="string">
                <text:p/>
              </table:table-cell>
              <table:table-cell office:value-type="string" calcext:value-type="string">
                <text:p>ICSE '13</text:p>
              </table:table-cell>
              <table:table-cell office:value-type="string" calcext:value-type="string">
                <text:p>1st International Workshop on Natural Language Analysis in Software Engineering (NaturaLiSE 2013)</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
              </table:table-cell>
              <table:table-cell office:value-type="string" calcext:value-type="string">
                <text:p>http://dl.acm.org/citation.cfm?id=2486788.2487072</text:p>
              </table:table-cell>
              <table:table-cell table:number-columns-repeated="5" office:value-type="string" calcext:value-type="string">
                <text:p/>
              </table:table-cell>
              <table:table-cell office:value-type="string" calcext:value-type="string">
                <text:p>978-1-4673-3076-3</text:p>
              </table:table-cell>
            </table:table-row>
            <table:table-row table:style-name="ro1" table:visibility="collapse">
              <table:table-cell office:value-type="string" calcext:value-type="string">
                <text:p>RastkarMurphy2013</text:p>
              </table:table-cell>
              <table:table-cell office:value-type="string" calcext:value-type="string">
                <text:p>6</text:p>
              </table:table-cell>
              <table:table-cell office:value-type="string" calcext:value-type="string">
                <text:p>Piscataway, NJ, USA</text:p>
              </table:table-cell>
              <table:table-cell table:number-columns-repeated="2" office:value-type="string" calcext:value-type="string">
                <text:p/>
              </table:table-cell>
              <table:table-cell office:value-type="string" calcext:value-type="string">
                <text:p>Rastkar, Sarah and Murphy, Gail C.</text:p>
              </table:table-cell>
              <table:table-cell office:value-type="string" calcext:value-type="string">
                <text:p>Proceedings of the 2013 International Conference on Software Engineering</text:p>
              </table:table-cell>
              <table:table-cell table:number-columns-repeated="15" office:value-type="string" calcext:value-type="string">
                <text:p/>
              </table:table-cell>
              <table:table-cell office:value-type="string" calcext:value-type="string">
                <text:p>1193--1196</text:p>
              </table:table-cell>
              <table:table-cell office:value-type="string" calcext:value-type="string">
                <text:p>IEEE Press</text:p>
              </table:table-cell>
              <table:table-cell table:number-columns-repeated="2" office:value-type="string" calcext:value-type="string">
                <text:p/>
              </table:table-cell>
              <table:table-cell office:value-type="string" calcext:value-type="string">
                <text:p>ICSE '13</text:p>
              </table:table-cell>
              <table:table-cell office:value-type="string" calcext:value-type="string">
                <text:p>Why Did This Code Change?</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
              </table:table-cell>
              <table:table-cell office:value-type="string" calcext:value-type="string">
                <text:p>http://dl.acm.org/citation.cfm?id=2486788.2486959</text:p>
              </table:table-cell>
              <table:table-cell table:number-columns-repeated="5" office:value-type="string" calcext:value-type="string">
                <text:p/>
              </table:table-cell>
              <table:table-cell office:value-type="string" calcext:value-type="string">
                <text:p>978-1-4673-3076-3</text:p>
              </table:table-cell>
            </table:table-row>
            <table:table-row table:style-name="ro1" table:visibility="collapse">
              <table:table-cell office:value-type="string" calcext:value-type="string">
                <text:p>RastogiGuptaSureka2013</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Rastogi, Ayushi and Gupta, Arpit and Sureka, Ashish</text:p>
              </table:table-cell>
              <table:table-cell office:value-type="string" calcext:value-type="string">
                <text:p>Proceedings of the 6th India Software Engineering Conference</text:p>
              </table:table-cell>
              <table:table-cell table:number-columns-repeated="15" office:value-type="string" calcext:value-type="string">
                <text:p/>
              </table:table-cell>
              <table:table-cell office:value-type="string" calcext:value-type="string">
                <text:p>13--22</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SEC '13</text:p>
              </table:table-cell>
              <table:table-cell office:value-type="string" calcext:value-type="string">
                <text:p>Samiksha: Mining Issue Tracking System for Contribution and Performance Assessment</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
              </table:table-cell>
              <table:table-cell office:value-type="string" calcext:value-type="string">
                <text:p>http://doi.acm.org/10.1145/2442754.2442757</text:p>
              </table:table-cell>
              <table:table-cell table:number-columns-repeated="5" office:value-type="string" calcext:value-type="string">
                <text:p/>
              </table:table-cell>
              <table:table-cell office:value-type="string" calcext:value-type="string">
                <text:p>978-1-4503-1987-4</text:p>
              </table:table-cell>
            </table:table-row>
            <table:table-row table:style-name="ro1" table:visibility="collapse">
              <table:table-cell office:value-type="string" calcext:value-type="string">
                <text:p>SanchezSeguraRuiz-Cortes2013</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S\'{a}nchez, Ana B. and Segura, Sergio and Ruiz-Cort{\'e}s, Antonio</text:p>
              </table:table-cell>
              <table:table-cell office:value-type="string" calcext:value-type="string">
                <text:p>Proceedings of the Eighth International Workshop on Variability Modelling of Software-Intensive Systems</text:p>
              </table:table-cell>
              <table:table-cell table:number-columns-repeated="15" office:value-type="string" calcext:value-type="string">
                <text:p/>
              </table:table-cell>
              <table:table-cell office:value-type="string" calcext:value-type="string">
                <text:p>11:1--11:8</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VaMoS '14</text:p>
              </table:table-cell>
              <table:table-cell office:value-type="string" calcext:value-type="string">
                <text:p>The Drupal Framework: A Case Study to Evaluate Variability Testing Techniques</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
              </table:table-cell>
              <table:table-cell office:value-type="string" calcext:value-type="string">
                <text:p>http://doi.acm.org/10.1145/2556624.2556638</text:p>
              </table:table-cell>
              <table:table-cell table:number-columns-repeated="5" office:value-type="string" calcext:value-type="string">
                <text:p/>
              </table:table-cell>
              <table:table-cell office:value-type="string" calcext:value-type="string">
                <text:p>978-1-4503-2556-1</text:p>
              </table:table-cell>
            </table:table-row>
            <table:table-row table:style-name="ro1" table:visibility="collapse">
              <table:table-cell office:value-type="string" calcext:value-type="string">
                <text:p>SharmaKumariSingh2013</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Sharma, Meera and Kumari, Madhu and Singh, V. B.</text:p>
              </table:table-cell>
              <table:table-cell office:value-type="string" calcext:value-type="string">
                <text:p>Proceedings of the 5th IBM Collaborative Academia Research Exchange Workshop</text:p>
              </table:table-cell>
              <table:table-cell table:number-columns-repeated="15" office:value-type="string" calcext:value-type="string">
                <text:p/>
              </table:table-cell>
              <table:table-cell office:value-type="string" calcext:value-type="string">
                <text:p>15:1--15:4</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CARE '13</text:p>
              </table:table-cell>
              <table:table-cell office:value-type="string" calcext:value-type="string">
                <text:p>Understanding the Meaning of Bug Attributes and Prediction Models</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
              </table:table-cell>
              <table:table-cell office:value-type="string" calcext:value-type="string">
                <text:p>http://doi.acm.org/10.1145/2528228.2528244</text:p>
              </table:table-cell>
              <table:table-cell table:number-columns-repeated="5" office:value-type="string" calcext:value-type="string">
                <text:p/>
              </table:table-cell>
              <table:table-cell office:value-type="string" calcext:value-type="string">
                <text:p>978-1-4503-2320-8</text:p>
              </table:table-cell>
            </table:table-row>
            <table:table-row table:style-name="ro1" table:visibility="collapse">
              <table:table-cell office:value-type="string" calcext:value-type="string">
                <text:p>SonMcKinleyShmatikov2013</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Son, Sooel and McKinley, Kathryn S. and Shmatikov, Vitaly</text:p>
              </table:table-cell>
              <table:table-cell office:value-type="string" calcext:value-type="string">
                <text:p>Proceedings of the 2013 ACM SIGSAC Conference on Computer \&amp;\#38; Communications Security</text:p>
              </table:table-cell>
              <table:table-cell table:number-columns-repeated="15" office:value-type="string" calcext:value-type="string">
                <text:p/>
              </table:table-cell>
              <table:table-cell office:value-type="string" calcext:value-type="string">
                <text:p>1181--1192</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CCS '13</text:p>
              </table:table-cell>
              <table:table-cell office:value-type="string" calcext:value-type="string">
                <text:p>Diglossia: Detecting Code Injection Attacks with Precision and Efficiency</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
              </table:table-cell>
              <table:table-cell office:value-type="string" calcext:value-type="string">
                <text:p>http://doi.acm.org/10.1145/2508859.2516696</text:p>
              </table:table-cell>
              <table:table-cell table:number-columns-repeated="5" office:value-type="string" calcext:value-type="string">
                <text:p/>
              </table:table-cell>
              <table:table-cell office:value-type="string" calcext:value-type="string">
                <text:p>978-1-4503-2477-9</text:p>
              </table:table-cell>
            </table:table-row>
            <table:table-row table:style-name="ro1" table:visibility="collapse">
              <table:table-cell office:value-type="string" calcext:value-type="string">
                <text:p>SonMcKinleyShmatikov2013a</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Son, Sooel and McKinley, Kathryn S. and Shmatikov, Vitaly</text:p>
              </table:table-cell>
              <table:table-cell office:value-type="string" calcext:value-type="string">
                <text:p>Proceedings of the 2013 ACM SIGSAC conference on Computer \&amp;\#38; communications security</text:p>
              </table:table-cell>
              <table:table-cell table:number-columns-repeated="15" office:value-type="string" calcext:value-type="string">
                <text:p/>
              </table:table-cell>
              <table:table-cell office:value-type="string" calcext:value-type="string">
                <text:p>1181--1192</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CCS '13</text:p>
              </table:table-cell>
              <table:table-cell office:value-type="string" calcext:value-type="string">
                <text:p>Diglossia: detecting code injection attacks with precision and efficiency</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
              </table:table-cell>
              <table:table-cell office:value-type="string" calcext:value-type="string">
                <text:p>http://doi.acm.org/10.1145/2508859.2516696</text:p>
              </table:table-cell>
              <table:table-cell table:number-columns-repeated="5" office:value-type="string" calcext:value-type="string">
                <text:p/>
              </table:table-cell>
              <table:table-cell office:value-type="string" calcext:value-type="string">
                <text:p>978-1-4503-2477-9</text:p>
              </table:table-cell>
            </table:table-row>
            <table:table-row table:style-name="ro1" table:visibility="collapse">
              <table:table-cell office:value-type="string" calcext:value-type="string">
                <text:p>TsampoulatidisVerveridisTsarchopoulosEtAl2013</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Tsampoulatidis, Ioannis and Ververidis, Dimitrios and Tsarchopoulos, Panagiotis and Nikolopoulos, Spiros and Kompatsiaris, Ioannis and Komninos, Nicos</text:p>
              </table:table-cell>
              <table:table-cell office:value-type="string" calcext:value-type="string">
                <text:p>Proceedings of the 21st ACM International Conference on Multimedia</text:p>
              </table:table-cell>
              <table:table-cell table:number-columns-repeated="15" office:value-type="string" calcext:value-type="string">
                <text:p/>
              </table:table-cell>
              <table:table-cell office:value-type="string" calcext:value-type="string">
                <text:p>839--842</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MM '13</text:p>
              </table:table-cell>
              <table:table-cell office:value-type="string" calcext:value-type="string">
                <text:p>ImproveMyCity: An Open Source Platform for Direct Citizen-government Communication</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
              </table:table-cell>
              <table:table-cell office:value-type="string" calcext:value-type="string">
                <text:p>http://doi.acm.org/10.1145/2502081.2502225</text:p>
              </table:table-cell>
              <table:table-cell table:number-columns-repeated="5" office:value-type="string" calcext:value-type="string">
                <text:p/>
              </table:table-cell>
              <table:table-cell office:value-type="string" calcext:value-type="string">
                <text:p>978-1-4503-2404-5</text:p>
              </table:table-cell>
            </table:table-row>
            <table:table-row table:style-name="ro1" table:visibility="collapse">
              <table:table-cell office:value-type="string" calcext:value-type="string">
                <text:p>Vyas2013</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Vyas, Dhaval</text:p>
              </table:table-cell>
              <table:table-cell office:value-type="string" calcext:value-type="string">
                <text:p>Proceedings of the 11th Asia Pacific Conference on Computer Human Interaction</text:p>
              </table:table-cell>
              <table:table-cell table:number-columns-repeated="15" office:value-type="string" calcext:value-type="string">
                <text:p/>
              </table:table-cell>
              <table:table-cell office:value-type="string" calcext:value-type="string">
                <text:p>242--246</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APCHI '13</text:p>
              </table:table-cell>
              <table:table-cell office:value-type="string" calcext:value-type="string">
                <text:p>Ethnography of Software Maintenance Activities in an Industrial Engineering Setup</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
              </table:table-cell>
              <table:table-cell office:value-type="string" calcext:value-type="string">
                <text:p>http://doi.acm.org/10.1145/2525194.2525269</text:p>
              </table:table-cell>
              <table:table-cell table:number-columns-repeated="5" office:value-type="string" calcext:value-type="string">
                <text:p/>
              </table:table-cell>
              <table:table-cell office:value-type="string" calcext:value-type="string">
                <text:p>978-1-4503-2253-9</text:p>
              </table:table-cell>
            </table:table-row>
            <table:table-row table:style-name="ro1" table:visibility="collapse">
              <table:table-cell office:value-type="string" calcext:value-type="string">
                <text:p>XuRountev2013</text:p>
              </table:table-cell>
              <table:table-cell office:value-type="string" calcext:value-type="string">
                <text:p>7</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Xu, Guoqing and Rountev, Atanas</text:p>
              </table:table-cell>
              <table:table-cell table:number-columns-repeated="8" office:value-type="string" calcext:value-type="string">
                <text:p/>
              </table:table-cell>
              <table:table-cell office:value-type="string" calcext:value-type="string">
                <text:p>ACM Trans. Softw. Eng. Methodol.</text:p>
              </table:table-cell>
              <table:table-cell office:value-type="string" calcext:value-type="string">
                <text:p/>
              </table:table-cell>
              <table:table-cell office:value-type="string" calcext:value-type="string">
                <text:p>July</text:p>
              </table:table-cell>
              <table:table-cell table:number-columns-repeated="3" office:value-type="string" calcext:value-type="string">
                <text:p/>
              </table:table-cell>
              <table:table-cell office:value-type="string" calcext:value-type="string">
                <text:p>3</text:p>
              </table:table-cell>
              <table:table-cell office:value-type="string" calcext:value-type="string">
                <text:p/>
              </table:table-cell>
              <table:table-cell office:value-type="string" calcext:value-type="string">
                <text:p>17:1--17:28</text:p>
              </table:table-cell>
              <table:table-cell office:value-type="string" calcext:value-type="string">
                <text:p>ACM</text:p>
              </table:table-cell>
              <table:table-cell table:number-columns-repeated="3" office:value-type="string" calcext:value-type="string">
                <text:p/>
              </table:table-cell>
              <table:table-cell office:value-type="string" calcext:value-type="string">
                <text:p>Precise Memory Leak Detection for Java Software Using Container Profiling</text:p>
              </table:table-cell>
              <table:table-cell office:value-type="string" calcext:value-type="string">
                <text:p/>
              </table:table-cell>
              <table:table-cell office:value-type="string" calcext:value-type="string">
                <text:p>22</text:p>
              </table:table-cell>
              <table:table-cell office:value-type="string" calcext:value-type="string">
                <text:p>2013</text:p>
              </table:table-cell>
              <table:table-cell office:value-type="string" calcext:value-type="string">
                <text:p/>
              </table:table-cell>
              <table:table-cell office:value-type="string" calcext:value-type="string">
                <text:p>http://doi.acm.org/10.1145/2491509.2491511</text:p>
              </table:table-cell>
              <table:table-cell table:number-columns-repeated="6" office:value-type="string" calcext:value-type="string">
                <text:p/>
              </table:table-cell>
            </table:table-row>
            <table:table-row table:style-name="ro1" table:visibility="collapse">
              <table:table-cell office:value-type="string" calcext:value-type="string">
                <text:p>ZhangGongVersteeg2013</text:p>
              </table:table-cell>
              <table:table-cell office:value-type="string" calcext:value-type="string">
                <text:p>6</text:p>
              </table:table-cell>
              <table:table-cell office:value-type="string" calcext:value-type="string">
                <text:p>Piscataway, NJ, USA</text:p>
              </table:table-cell>
              <table:table-cell table:number-columns-repeated="2" office:value-type="string" calcext:value-type="string">
                <text:p/>
              </table:table-cell>
              <table:table-cell office:value-type="string" calcext:value-type="string">
                <text:p>Zhang, Hongyu and Gong, Liang and Versteeg, Steve</text:p>
              </table:table-cell>
              <table:table-cell office:value-type="string" calcext:value-type="string">
                <text:p>Proceedings of the 2013 International Conference on Software Engineering</text:p>
              </table:table-cell>
              <table:table-cell table:number-columns-repeated="15" office:value-type="string" calcext:value-type="string">
                <text:p/>
              </table:table-cell>
              <table:table-cell office:value-type="string" calcext:value-type="string">
                <text:p>1042--1051</text:p>
              </table:table-cell>
              <table:table-cell office:value-type="string" calcext:value-type="string">
                <text:p>IEEE Press</text:p>
              </table:table-cell>
              <table:table-cell table:number-columns-repeated="2" office:value-type="string" calcext:value-type="string">
                <text:p/>
              </table:table-cell>
              <table:table-cell office:value-type="string" calcext:value-type="string">
                <text:p>ICSE '13</text:p>
              </table:table-cell>
              <table:table-cell office:value-type="string" calcext:value-type="string">
                <text:p>Predicting Bug-fixing Time: An Empirical Study of Commercial Software Projects</text:p>
              </table:table-cell>
              <table:table-cell table:number-columns-repeated="2" office:value-type="string" calcext:value-type="string">
                <text:p/>
              </table:table-cell>
              <table:table-cell office:value-type="string" calcext:value-type="string">
                <text:p>2013</text:p>
              </table:table-cell>
              <table:table-cell office:value-type="string" calcext:value-type="string">
                <text:p/>
              </table:table-cell>
              <table:table-cell office:value-type="string" calcext:value-type="string">
                <text:p>http://dl.acm.org/citation.cfm?id=2486788.2486931</text:p>
              </table:table-cell>
              <table:table-cell table:number-columns-repeated="5" office:value-type="string" calcext:value-type="string">
                <text:p/>
              </table:table-cell>
              <table:table-cell office:value-type="string" calcext:value-type="string">
                <text:p>978-1-4673-3076-3</text:p>
              </table:table-cell>
            </table:table-row>
          </table:table-row-group>
          <table:table-row table:style-name="ro1">
            <table:table-cell table:style-name="Result" table:formula="of:=SUBTOTAL(3;[.$A$109:.$A$136])" office:value-type="float" office:value="28" calcext:value-type="float">
              <text:p>28</text:p>
            </table:table-cell>
            <table:table-cell table:number-columns-repeated="29"/>
            <table:table-cell table:style-name="Result" office:value-type="string" calcext:value-type="string">
              <text:p>2013 Cont.Núm</text:p>
            </table:table-cell>
            <table:table-cell table:number-columns-repeated="8"/>
          </table:table-row>
          <table:table-row-group table:display="false">
            <table:table-row table:style-name="ro1" table:visibility="collapse">
              <table:table-cell office:value-type="string" calcext:value-type="string">
                <text:p>AggarwalWaghmareSureka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Aggarwal, Ayushi and Waghmare, Gajendra and Sureka, Ashish</text:p>
              </table:table-cell>
              <table:table-cell office:value-type="string" calcext:value-type="string">
                <text:p>Proceedings of the 3rd International Workshop on Realizing Artificial Intelligence Synergies in Software Engineering</text:p>
              </table:table-cell>
              <table:table-cell table:number-columns-repeated="15" office:value-type="string" calcext:value-type="string">
                <text:p/>
              </table:table-cell>
              <table:table-cell office:value-type="string" calcext:value-type="string">
                <text:p>52--58</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RAISE 2014</text:p>
              </table:table-cell>
              <table:table-cell office:value-type="string" calcext:value-type="string">
                <text:p>Mining Issue Tracking Systems Using Topic Models for Trend Analysis, Corpus Exploration, and Understanding Evolution</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593801.2593810</text:p>
              </table:table-cell>
              <table:table-cell table:number-columns-repeated="5" office:value-type="string" calcext:value-type="string">
                <text:p/>
              </table:table-cell>
              <table:table-cell office:value-type="string" calcext:value-type="string">
                <text:p>978-1-4503-2846-3</text:p>
              </table:table-cell>
            </table:table-row>
            <table:table-row table:style-name="ro1" table:visibility="collapse">
              <table:table-cell office:value-type="string" calcext:value-type="string">
                <text:p>AggarwalHindleStroulia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Aggarwal, Karan and Hindle, Abram and Stroulia, Eleni</text:p>
              </table:table-cell>
              <table:table-cell office:value-type="string" calcext:value-type="string">
                <text:p>Proceedings of the 11th Working Conference on Mining Software Repositories</text:p>
              </table:table-cell>
              <table:table-cell table:number-columns-repeated="15" office:value-type="string" calcext:value-type="string">
                <text:p/>
              </table:table-cell>
              <table:table-cell office:value-type="string" calcext:value-type="string">
                <text:p>360--363</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MSR 2014</text:p>
              </table:table-cell>
              <table:table-cell office:value-type="string" calcext:value-type="string">
                <text:p>Co-evolution of Project Documentation and Popularity Within Github</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597073.2597120</text:p>
              </table:table-cell>
              <table:table-cell table:number-columns-repeated="5" office:value-type="string" calcext:value-type="string">
                <text:p/>
              </table:table-cell>
              <table:table-cell office:value-type="string" calcext:value-type="string">
                <text:p>978-1-4503-2863-0</text:p>
              </table:table-cell>
            </table:table-row>
            <table:table-row table:style-name="ro1" table:visibility="collapse">
              <table:table-cell office:value-type="string" calcext:value-type="string">
                <text:p>AhmedMohanJensen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Ahmed, Iftekhar and Mohan, Nitin and Jensen, Carlos</text:p>
              </table:table-cell>
              <table:table-cell office:value-type="string" calcext:value-type="string">
                <text:p>Proceedings of The International Symposium on Open Collaboration</text:p>
              </table:table-cell>
              <table:table-cell table:number-columns-repeated="15" office:value-type="string" calcext:value-type="string">
                <text:p/>
              </table:table-cell>
              <table:table-cell office:value-type="string" calcext:value-type="string">
                <text:p>1:1--1:8</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OpenSym '14</text:p>
              </table:table-cell>
              <table:table-cell office:value-type="string" calcext:value-type="string">
                <text:p>The Impact of Automatic Crash Reports on Bug Triaging and Development in Mozilla</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641580.2641585</text:p>
              </table:table-cell>
              <table:table-cell table:number-columns-repeated="5" office:value-type="string" calcext:value-type="string">
                <text:p/>
              </table:table-cell>
              <table:table-cell office:value-type="string" calcext:value-type="string">
                <text:p>978-1-4503-3016-9</text:p>
              </table:table-cell>
            </table:table-row>
            <table:table-row table:style-name="ro1" table:visibility="collapse">
              <table:table-cell office:value-type="string" calcext:value-type="string">
                <text:p>BaysalHolmesGodfrey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Baysal, Olga and Holmes, Reid and Godfrey, Michael W.</text:p>
              </table:table-cell>
              <table:table-cell office:value-type="string" calcext:value-type="string">
                <text:p>Proceedings of the 22Nd ACM SIGSOFT International Symposium on Foundations of Software Engineering</text:p>
              </table:table-cell>
              <table:table-cell table:number-columns-repeated="15" office:value-type="string" calcext:value-type="string">
                <text:p/>
              </table:table-cell>
              <table:table-cell office:value-type="string" calcext:value-type="string">
                <text:p>666--677</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FSE 2014</text:p>
              </table:table-cell>
              <table:table-cell office:value-type="string" calcext:value-type="string">
                <text:p>No Issue Left Behind: Reducing Information Overload in Issue Tracking</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635868.2635887</text:p>
              </table:table-cell>
              <table:table-cell table:number-columns-repeated="5" office:value-type="string" calcext:value-type="string">
                <text:p/>
              </table:table-cell>
              <table:table-cell office:value-type="string" calcext:value-type="string">
                <text:p>978-1-4503-3056-5</text:p>
              </table:table-cell>
            </table:table-row>
            <table:table-row table:style-name="ro1" table:visibility="collapse">
              <table:table-cell office:value-type="string" calcext:value-type="string">
                <text:p>BrindescuCodobanShmarkatiukEtAl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Brindescu, Caius and Codoban, Mihai and Shmarkatiuk, Sergii and Dig, Danny</text:p>
              </table:table-cell>
              <table:table-cell office:value-type="string" calcext:value-type="string">
                <text:p>Proceedings of the 36th International Conference on Software Engineering</text:p>
              </table:table-cell>
              <table:table-cell table:number-columns-repeated="15" office:value-type="string" calcext:value-type="string">
                <text:p/>
              </table:table-cell>
              <table:table-cell office:value-type="string" calcext:value-type="string">
                <text:p>322--333</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CSE 2014</text:p>
              </table:table-cell>
              <table:table-cell office:value-type="string" calcext:value-type="string">
                <text:p>How Do Centralized and Distributed Version Control Systems Impact Software Changes?</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568225.2568322</text:p>
              </table:table-cell>
              <table:table-cell table:number-columns-repeated="5" office:value-type="string" calcext:value-type="string">
                <text:p/>
              </table:table-cell>
              <table:table-cell office:value-type="string" calcext:value-type="string">
                <text:p>978-1-4503-2756-5</text:p>
              </table:table-cell>
            </table:table-row>
            <table:table-row table:style-name="ro1" table:visibility="collapse">
              <table:table-cell office:value-type="string" calcext:value-type="string">
                <text:p>BuddeDeMeloBorgesTomovEtAl2014</text:p>
              </table:table-cell>
              <table:table-cell office:value-type="string" calcext:value-type="string">
                <text:p>6</text:p>
              </table:table-cell>
              <table:table-cell office:value-type="string" calcext:value-type="string">
                <text:p>ICST, Brussels, Belgium, Belgium</text:p>
              </table:table-cell>
              <table:table-cell table:number-columns-repeated="2" office:value-type="string" calcext:value-type="string">
                <text:p/>
              </table:table-cell>
              <table:table-cell office:value-type="string" calcext:value-type="string">
                <text:p>Budde, Matthias and De Melo Borges, Julio and Tomov, Stefan and Riedel, Till and Beigl, Michael</text:p>
              </table:table-cell>
              <table:table-cell office:value-type="string" calcext:value-type="string">
                <text:p>Proceedings of the First International Conference on IoT in Urban Space</text:p>
              </table:table-cell>
              <table:table-cell table:number-columns-repeated="15" office:value-type="string" calcext:value-type="string">
                <text:p/>
              </table:table-cell>
              <table:table-cell office:value-type="string" calcext:value-type="string">
                <text:p>32--37</text:p>
              </table:table-cell>
              <table:table-cell office:value-type="string" calcext:value-type="string">
                <text:p>ICST (Institute for Computer Sciences, Social-Informatics and Telecommunications Engineering)</text:p>
              </table:table-cell>
              <table:table-cell table:number-columns-repeated="2" office:value-type="string" calcext:value-type="string">
                <text:p/>
              </table:table-cell>
              <table:table-cell office:value-type="string" calcext:value-type="string">
                <text:p>URB-IOT '14</text:p>
              </table:table-cell>
              <table:table-cell office:value-type="string" calcext:value-type="string">
                <text:p>Leveraging Spatio-temporal Clustering for Participatory Urban Infrastructure Monitoring</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x.doi.org/10.4108/icst.urb-iot.2014.257282</text:p>
              </table:table-cell>
              <table:table-cell table:number-columns-repeated="5" office:value-type="string" calcext:value-type="string">
                <text:p/>
              </table:table-cell>
              <table:table-cell office:value-type="string" calcext:value-type="string">
                <text:p>978-1-63190-037-2</text:p>
              </table:table-cell>
            </table:table-row>
            <table:table-row table:style-name="ro1" table:visibility="collapse">
              <table:table-cell office:value-type="string" calcext:value-type="string">
                <text:p>BurdgePostnerEllisEtAl2014</text:p>
              </table:table-cell>
              <table:table-cell office:value-type="string" calcext:value-type="string">
                <text:p>7</text:p>
              </table:table-cell>
              <table:table-cell office:value-type="string" calcext:value-type="string">
                <text:p>USA</text:p>
              </table:table-cell>
              <table:table-cell table:number-columns-repeated="2" office:value-type="string" calcext:value-type="string">
                <text:p/>
              </table:table-cell>
              <table:table-cell office:value-type="string" calcext:value-type="string">
                <text:p>Burdge, Darci and Postner, Lori and Ellis, Heidi J. C. and Hislop, Gregory W.</text:p>
              </table:table-cell>
              <table:table-cell table:number-columns-repeated="8" office:value-type="string" calcext:value-type="string">
                <text:p/>
              </table:table-cell>
              <table:table-cell office:value-type="string" calcext:value-type="string">
                <text:p>J. Comput. Sci. Coll.</text:p>
              </table:table-cell>
              <table:table-cell office:value-type="string" calcext:value-type="string">
                <text:p/>
              </table:table-cell>
              <table:table-cell office:value-type="string" calcext:value-type="string">
                <text:p>January</text:p>
              </table:table-cell>
              <table:table-cell table:number-columns-repeated="3" office:value-type="string" calcext:value-type="string">
                <text:p/>
              </table:table-cell>
              <table:table-cell office:value-type="string" calcext:value-type="string">
                <text:p>3</text:p>
              </table:table-cell>
              <table:table-cell office:value-type="string" calcext:value-type="string">
                <text:p/>
              </table:table-cell>
              <table:table-cell office:value-type="string" calcext:value-type="string">
                <text:p>74--75</text:p>
              </table:table-cell>
              <table:table-cell office:value-type="string" calcext:value-type="string">
                <text:p>Consortium for Computing Sciences in Colleges</text:p>
              </table:table-cell>
              <table:table-cell table:number-columns-repeated="3" office:value-type="string" calcext:value-type="string">
                <text:p/>
              </table:table-cell>
              <table:table-cell office:value-type="string" calcext:value-type="string">
                <text:p>Preparing for Student Participation in HFOSS Projects: FOSS Tools and Techniques</text:p>
              </table:table-cell>
              <table:table-cell office:value-type="string" calcext:value-type="string">
                <text:p/>
              </table:table-cell>
              <table:table-cell office:value-type="string" calcext:value-type="string">
                <text:p>29</text:p>
              </table:table-cell>
              <table:table-cell office:value-type="string" calcext:value-type="string">
                <text:p>2014</text:p>
              </table:table-cell>
              <table:table-cell office:value-type="string" calcext:value-type="string">
                <text:p/>
              </table:table-cell>
              <table:table-cell office:value-type="string" calcext:value-type="string">
                <text:p>http://dl.acm.org/citation.cfm?id=2544322.2544338</text:p>
              </table:table-cell>
              <table:table-cell table:number-columns-repeated="6" office:value-type="string" calcext:value-type="string">
                <text:p/>
              </table:table-cell>
            </table:table-row>
            <table:table-row table:style-name="ro1" table:visibility="collapse">
              <table:table-cell office:value-type="string" calcext:value-type="string">
                <text:p>ConcasMonniOrruEtAl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Concas, Giulio and Monni, Cristina and Orr\`{u}, Matteo and Tonelli, Roberto</text:p>
              </table:table-cell>
              <table:table-cell office:value-type="string" calcext:value-type="string">
                <text:p>Proceedings of the 5th International Workshop on Emerging Trends in Software Metrics</text:p>
              </table:table-cell>
              <table:table-cell table:number-columns-repeated="15" office:value-type="string" calcext:value-type="string">
                <text:p/>
              </table:table-cell>
              <table:table-cell office:value-type="string" calcext:value-type="string">
                <text:p>59--65</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WETSoM 2014</text:p>
              </table:table-cell>
              <table:table-cell office:value-type="string" calcext:value-type="string">
                <text:p>Clustering of Defects in Java Software Systems</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593868.2593879</text:p>
              </table:table-cell>
              <table:table-cell table:number-columns-repeated="5" office:value-type="string" calcext:value-type="string">
                <text:p/>
              </table:table-cell>
              <table:table-cell office:value-type="string" calcext:value-type="string">
                <text:p>978-1-4503-2854-8</text:p>
              </table:table-cell>
            </table:table-row>
            <table:table-row table:style-name="ro1" table:visibility="collapse">
              <table:table-cell office:value-type="string" calcext:value-type="string">
                <text:p>DaviesRoper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Davies, Steven and Roper, Marc</text:p>
              </table:table-cell>
              <table:table-cell office:value-type="string" calcext:value-type="string">
                <text:p>Proceedings of the 8th ACM/IEEE International Symposium on Empirical Software Engineering and Measurement</text:p>
              </table:table-cell>
              <table:table-cell table:number-columns-repeated="15" office:value-type="string" calcext:value-type="string">
                <text:p/>
              </table:table-cell>
              <table:table-cell office:value-type="string" calcext:value-type="string">
                <text:p>26:1--26:10</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ESEM '14</text:p>
              </table:table-cell>
              <table:table-cell office:value-type="string" calcext:value-type="string">
                <text:p>What's in a Bug Report?</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652524.2652541</text:p>
              </table:table-cell>
              <table:table-cell table:number-columns-repeated="5" office:value-type="string" calcext:value-type="string">
                <text:p/>
              </table:table-cell>
              <table:table-cell office:value-type="string" calcext:value-type="string">
                <text:p>978-1-4503-2774-9</text:p>
              </table:table-cell>
            </table:table-row>
            <table:table-row table:style-name="ro1" table:visibility="collapse">
              <table:table-cell office:value-type="string" calcext:value-type="string">
                <text:p>DitWagnerWenEtAl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Dit, Bogdan and Wagner, Michael and Wen, Shasha and Wang, Weilin and Linares-V\'{a}squez, Mario and Poshyvanyk, Denys and Kagdi, Huzefa</text:p>
              </table:table-cell>
              <table:table-cell office:value-type="string" calcext:value-type="string">
                <text:p>Companion Proceedings of the 36th International Conference on Software Engineering</text:p>
              </table:table-cell>
              <table:table-cell table:number-columns-repeated="15" office:value-type="string" calcext:value-type="string">
                <text:p/>
              </table:table-cell>
              <table:table-cell office:value-type="string" calcext:value-type="string">
                <text:p>540--543</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CSE Companion 2014</text:p>
              </table:table-cell>
              <table:table-cell office:value-type="string" calcext:value-type="string">
                <text:p>ImpactMiner: A Tool for Change Impact Analysis</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591062.2591064</text:p>
              </table:table-cell>
              <table:table-cell table:number-columns-repeated="5" office:value-type="string" calcext:value-type="string">
                <text:p/>
              </table:table-cell>
              <table:table-cell office:value-type="string" calcext:value-type="string">
                <text:p>978-1-4503-2768-8</text:p>
              </table:table-cell>
            </table:table-row>
            <table:table-row table:style-name="ro1" table:visibility="collapse">
              <table:table-cell office:value-type="string" calcext:value-type="string">
                <text:p>DucMockusHackbarthEtAl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Duc, Anh Nguyen and Mockus, Audris and Hackbarth, Randy and Palframan, John</text:p>
              </table:table-cell>
              <table:table-cell office:value-type="string" calcext:value-type="string">
                <text:p>Proceedings of the 8th ACM/IEEE International Symposium on Empirical Software Engineering and Measurement</text:p>
              </table:table-cell>
              <table:table-cell table:number-columns-repeated="15" office:value-type="string" calcext:value-type="string">
                <text:p/>
              </table:table-cell>
              <table:table-cell office:value-type="string" calcext:value-type="string">
                <text:p>59:1--59:10</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ESEM '14</text:p>
              </table:table-cell>
              <table:table-cell office:value-type="string" calcext:value-type="string">
                <text:p>Forking and Coordination in Multi-platform Development: A Case Study</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652524.2652546</text:p>
              </table:table-cell>
              <table:table-cell table:number-columns-repeated="5" office:value-type="string" calcext:value-type="string">
                <text:p/>
              </table:table-cell>
              <table:table-cell office:value-type="string" calcext:value-type="string">
                <text:p>978-1-4503-2774-9</text:p>
              </table:table-cell>
            </table:table-row>
            <table:table-row table:style-name="ro1" table:visibility="collapse">
              <table:table-cell office:value-type="string" calcext:value-type="string">
                <text:p>GunawiHaoLeesatapornwongsaEtAl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Gunawi, Haryadi S. and Hao, Mingzhe and Leesatapornwongsa, Tanakorn and Patana-anake, Tiratat and Do, Thanh and Adityatama, Jeffry and Eliazar, Kurnia J. and Laksono, Agung and Lukman, Jeffrey F. and Martin, Vincentius and Satria, Anang D.</text:p>
              </table:table-cell>
              <table:table-cell office:value-type="string" calcext:value-type="string">
                <text:p>Proceedings of the ACM Symposium on Cloud Computing</text:p>
              </table:table-cell>
              <table:table-cell table:number-columns-repeated="15" office:value-type="string" calcext:value-type="string">
                <text:p/>
              </table:table-cell>
              <table:table-cell office:value-type="string" calcext:value-type="string">
                <text:p>7:1--7:14</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SOCC '14</text:p>
              </table:table-cell>
              <table:table-cell office:value-type="string" calcext:value-type="string">
                <text:p>What Bugs Live in the Cloud? A Study of 3000+ Issues in Cloud Systems</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670979.2670986</text:p>
              </table:table-cell>
              <table:table-cell table:number-columns-repeated="5" office:value-type="string" calcext:value-type="string">
                <text:p/>
              </table:table-cell>
              <table:table-cell office:value-type="string" calcext:value-type="string">
                <text:p>978-1-4503-3252-1</text:p>
              </table:table-cell>
            </table:table-row>
            <table:table-row table:style-name="ro1" table:visibility="collapse">
              <table:table-cell office:value-type="string" calcext:value-type="string">
                <text:p>GuoSunLiu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Guo, Lisha and Sun, Hailong and Liu, Xudong</text:p>
              </table:table-cell>
              <table:table-cell office:value-type="string" calcext:value-type="string">
                <text:p>Proceedings of the 1st International Workshop on Crowd-based Software Development Methods and Technologies</text:p>
              </table:table-cell>
              <table:table-cell table:number-columns-repeated="15" office:value-type="string" calcext:value-type="string">
                <text:p/>
              </table:table-cell>
              <table:table-cell office:value-type="string" calcext:value-type="string">
                <text:p>13--18</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CrowdSoft 2014</text:p>
              </table:table-cell>
              <table:table-cell office:value-type="string" calcext:value-type="string">
                <text:p>Using Clustering and Transitivity to Reduce the Costs of Crowdsourced Entity Resolution</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666539.2666568</text:p>
              </table:table-cell>
              <table:table-cell table:number-columns-repeated="5" office:value-type="string" calcext:value-type="string">
                <text:p/>
              </table:table-cell>
              <table:table-cell office:value-type="string" calcext:value-type="string">
                <text:p>978-1-4503-3224-8</text:p>
              </table:table-cell>
            </table:table-row>
            <table:table-row table:style-name="ro1" table:visibility="collapse">
              <table:table-cell office:value-type="string" calcext:value-type="string">
                <text:p>Gupta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Gupta, Monika</text:p>
              </table:table-cell>
              <table:table-cell office:value-type="string" calcext:value-type="string">
                <text:p>Companion Proceedings of the 36th International Conference on Software Engineering</text:p>
              </table:table-cell>
              <table:table-cell table:number-columns-repeated="15" office:value-type="string" calcext:value-type="string">
                <text:p/>
              </table:table-cell>
              <table:table-cell office:value-type="string" calcext:value-type="string">
                <text:p>658--661</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CSE Companion 2014</text:p>
              </table:table-cell>
              <table:table-cell office:value-type="string" calcext:value-type="string">
                <text:p>Nirikshan: Process Mining Software Repositories to Identify Inefficiencies, Imperfections, and Enhance Existing Process Capabilities</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591062.2591080</text:p>
              </table:table-cell>
              <table:table-cell table:number-columns-repeated="5" office:value-type="string" calcext:value-type="string">
                <text:p/>
              </table:table-cell>
              <table:table-cell office:value-type="string" calcext:value-type="string">
                <text:p>978-1-4503-2768-8</text:p>
              </table:table-cell>
            </table:table-row>
            <table:table-row table:style-name="ro1" table:visibility="collapse">
              <table:table-cell office:value-type="string" calcext:value-type="string">
                <text:p>GuptaSureka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Gupta, Monika and Sureka, Ashish</text:p>
              </table:table-cell>
              <table:table-cell office:value-type="string" calcext:value-type="string">
                <text:p>Proceedings of the 7th India Software Engineering Conference</text:p>
              </table:table-cell>
              <table:table-cell table:number-columns-repeated="15" office:value-type="string" calcext:value-type="string">
                <text:p/>
              </table:table-cell>
              <table:table-cell office:value-type="string" calcext:value-type="string">
                <text:p>1:1--1:10</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SEC '14</text:p>
              </table:table-cell>
              <table:table-cell office:value-type="string" calcext:value-type="string">
                <text:p>Nirikshan: Mining Bug Report History for Discovering Process Maps, Inefficiencies and Inconsistencies</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590748.2590749</text:p>
              </table:table-cell>
              <table:table-cell table:number-columns-repeated="5" office:value-type="string" calcext:value-type="string">
                <text:p/>
              </table:table-cell>
              <table:table-cell office:value-type="string" calcext:value-type="string">
                <text:p>978-1-4503-2776-3</text:p>
              </table:table-cell>
            </table:table-row>
            <table:table-row table:style-name="ro1" table:visibility="collapse">
              <table:table-cell office:value-type="string" calcext:value-type="string">
                <text:p>GuptaSurekaPadmanabhuni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Gupta, Monika and Sureka, Ashish and Padmanabhuni, Srinivas</text:p>
              </table:table-cell>
              <table:table-cell office:value-type="string" calcext:value-type="string">
                <text:p>Proceedings of the 11th Working Conference on Mining Software Repositories</text:p>
              </table:table-cell>
              <table:table-cell table:number-columns-repeated="15" office:value-type="string" calcext:value-type="string">
                <text:p/>
              </table:table-cell>
              <table:table-cell office:value-type="string" calcext:value-type="string">
                <text:p>122--131</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MSR 2014</text:p>
              </table:table-cell>
              <table:table-cell office:value-type="string" calcext:value-type="string">
                <text:p>Process Mining Multiple Repositories for Software Defect Resolution from Control and Organizational Perspective</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597073.2597081</text:p>
              </table:table-cell>
              <table:table-cell table:number-columns-repeated="5" office:value-type="string" calcext:value-type="string">
                <text:p/>
              </table:table-cell>
              <table:table-cell office:value-type="string" calcext:value-type="string">
                <text:p>978-1-4503-2863-0</text:p>
              </table:table-cell>
            </table:table-row>
            <table:table-row table:style-name="ro1" table:visibility="collapse">
              <table:table-cell office:value-type="string" calcext:value-type="string">
                <text:p>GuptaSinghVenkatasubramanyamEtAl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Gupta, Shrinath and Singh, Himanshu Kumar and Venkatasubramanyam, Radhika D. and Uppili, Umesh</text:p>
              </table:table-cell>
              <table:table-cell office:value-type="string" calcext:value-type="string">
                <text:p>Proceedings of the 22Nd International Conference on Program Comprehension</text:p>
              </table:table-cell>
              <table:table-cell table:number-columns-repeated="15" office:value-type="string" calcext:value-type="string">
                <text:p/>
              </table:table-cell>
              <table:table-cell office:value-type="string" calcext:value-type="string">
                <text:p>244--252</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CPC 2014</text:p>
              </table:table-cell>
              <table:table-cell office:value-type="string" calcext:value-type="string">
                <text:p>SCQAM: A Scalable Structured Code Quality Assessment Method for Industrial Software</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597008.2597806</text:p>
              </table:table-cell>
              <table:table-cell table:number-columns-repeated="5" office:value-type="string" calcext:value-type="string">
                <text:p/>
              </table:table-cell>
              <table:table-cell office:value-type="string" calcext:value-type="string">
                <text:p>978-1-4503-2879-1</text:p>
              </table:table-cell>
            </table:table-row>
            <table:table-row table:style-name="ro1" table:visibility="collapse">
              <table:table-cell office:value-type="string" calcext:value-type="string">
                <text:p>KimChungEndicott-Popovsky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Kim, William and Chung, Sam and Endicott-Popovsky, Barbara</text:p>
              </table:table-cell>
              <table:table-cell office:value-type="string" calcext:value-type="string">
                <text:p>Proceedings of the 3rd Annual Conference on Research in Information Technology</text:p>
              </table:table-cell>
              <table:table-cell table:number-columns-repeated="15" office:value-type="string" calcext:value-type="string">
                <text:p/>
              </table:table-cell>
              <table:table-cell office:value-type="string" calcext:value-type="string">
                <text:p>9--14</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RIIT '14</text:p>
              </table:table-cell>
              <table:table-cell office:value-type="string" calcext:value-type="string">
                <text:p>Software Architecture Model Driven Reverse Engineering Approach to Open Source Software Development</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656434.2656440</text:p>
              </table:table-cell>
              <table:table-cell table:number-columns-repeated="5" office:value-type="string" calcext:value-type="string">
                <text:p/>
              </table:table-cell>
              <table:table-cell office:value-type="string" calcext:value-type="string">
                <text:p>978-1-4503-2711-4</text:p>
              </table:table-cell>
            </table:table-row>
            <table:table-row table:style-name="ro1" table:visibility="collapse">
              <table:table-cell office:value-type="string" calcext:value-type="string">
                <text:p>LazarRitcheySharif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Lazar, Alina and Ritchey, Sarah and Sharif, Bonita</text:p>
              </table:table-cell>
              <table:table-cell office:value-type="string" calcext:value-type="string">
                <text:p>Proceedings of the 11th Working Conference on Mining Software Repositories</text:p>
              </table:table-cell>
              <table:table-cell table:number-columns-repeated="15" office:value-type="string" calcext:value-type="string">
                <text:p/>
              </table:table-cell>
              <table:table-cell office:value-type="string" calcext:value-type="string">
                <text:p>392--395</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MSR 2014</text:p>
              </table:table-cell>
              <table:table-cell office:value-type="string" calcext:value-type="string">
                <text:p>Generating Duplicate Bug Datasets</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597073.2597128</text:p>
              </table:table-cell>
              <table:table-cell table:number-columns-repeated="5" office:value-type="string" calcext:value-type="string">
                <text:p/>
              </table:table-cell>
              <table:table-cell office:value-type="string" calcext:value-type="string">
                <text:p>978-1-4503-2863-0</text:p>
              </table:table-cell>
            </table:table-row>
            <table:table-row table:style-name="ro1" table:visibility="collapse">
              <table:table-cell office:value-type="string" calcext:value-type="string">
                <text:p>LeAfshariSu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Le, Vu and Afshari, Mehrdad and Su, Zhendong</text:p>
              </table:table-cell>
              <table:table-cell office:value-type="string" calcext:value-type="string">
                <text:p>Proceedings of the 35th ACM SIGPLAN Conference on Programming Language Design and Implementation</text:p>
              </table:table-cell>
              <table:table-cell table:number-columns-repeated="15" office:value-type="string" calcext:value-type="string">
                <text:p/>
              </table:table-cell>
              <table:table-cell office:value-type="string" calcext:value-type="string">
                <text:p>216--226</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PLDI '14</text:p>
              </table:table-cell>
              <table:table-cell office:value-type="string" calcext:value-type="string">
                <text:p>Compiler Validation via Equivalence Modulo Inputs</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594291.2594334</text:p>
              </table:table-cell>
              <table:table-cell table:number-columns-repeated="5" office:value-type="string" calcext:value-type="string">
                <text:p/>
              </table:table-cell>
              <table:table-cell office:value-type="string" calcext:value-type="string">
                <text:p>978-1-4503-2784-8</text:p>
              </table:table-cell>
            </table:table-row>
            <table:table-row table:style-name="ro1" table:visibility="collapse">
              <table:table-cell office:value-type="string" calcext:value-type="string">
                <text:p>LeAfshariSu2014a</text:p>
              </table:table-cell>
              <table:table-cell office:value-type="string" calcext:value-type="string">
                <text:p>7</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Le, Vu and Afshari, Mehrdad and Su, Zhendong</text:p>
              </table:table-cell>
              <table:table-cell table:number-columns-repeated="8" office:value-type="string" calcext:value-type="string">
                <text:p/>
              </table:table-cell>
              <table:table-cell office:value-type="string" calcext:value-type="string">
                <text:p>SIGPLAN Not.</text:p>
              </table:table-cell>
              <table:table-cell office:value-type="string" calcext:value-type="string">
                <text:p/>
              </table:table-cell>
              <table:table-cell office:value-type="string" calcext:value-type="string">
                <text:p>June</text:p>
              </table:table-cell>
              <table:table-cell table:number-columns-repeated="3" office:value-type="string" calcext:value-type="string">
                <text:p/>
              </table:table-cell>
              <table:table-cell office:value-type="string" calcext:value-type="string">
                <text:p>6</text:p>
              </table:table-cell>
              <table:table-cell office:value-type="string" calcext:value-type="string">
                <text:p/>
              </table:table-cell>
              <table:table-cell office:value-type="string" calcext:value-type="string">
                <text:p>216--226</text:p>
              </table:table-cell>
              <table:table-cell office:value-type="string" calcext:value-type="string">
                <text:p>ACM</text:p>
              </table:table-cell>
              <table:table-cell table:number-columns-repeated="3" office:value-type="string" calcext:value-type="string">
                <text:p/>
              </table:table-cell>
              <table:table-cell office:value-type="string" calcext:value-type="string">
                <text:p>Compiler Validation via Equivalence Modulo Inputs</text:p>
              </table:table-cell>
              <table:table-cell office:value-type="string" calcext:value-type="string">
                <text:p/>
              </table:table-cell>
              <table:table-cell office:value-type="string" calcext:value-type="string">
                <text:p>49</text:p>
              </table:table-cell>
              <table:table-cell office:value-type="string" calcext:value-type="string">
                <text:p>2014</text:p>
              </table:table-cell>
              <table:table-cell office:value-type="string" calcext:value-type="string">
                <text:p/>
              </table:table-cell>
              <table:table-cell office:value-type="string" calcext:value-type="string">
                <text:p>http://doi.acm.org/10.1145/2666356.2594334</text:p>
              </table:table-cell>
              <table:table-cell table:number-columns-repeated="6" office:value-type="string" calcext:value-type="string">
                <text:p/>
              </table:table-cell>
            </table:table-row>
            <table:table-row table:style-name="ro1" table:visibility="collapse">
              <table:table-cell office:value-type="string" calcext:value-type="string">
                <text:p>MittalSureka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Mittal, Megha and Sureka, Ashish</text:p>
              </table:table-cell>
              <table:table-cell office:value-type="string" calcext:value-type="string">
                <text:p>Companion Proceedings of the 36th International Conference on Software Engineering</text:p>
              </table:table-cell>
              <table:table-cell table:number-columns-repeated="15" office:value-type="string" calcext:value-type="string">
                <text:p/>
              </table:table-cell>
              <table:table-cell office:value-type="string" calcext:value-type="string">
                <text:p>344--353</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CSE Companion 2014</text:p>
              </table:table-cell>
              <table:table-cell office:value-type="string" calcext:value-type="string">
                <text:p>Process Mining Software Repositories from Student Projects in an Undergraduate Software Engineering Course</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591062.2591152</text:p>
              </table:table-cell>
              <table:table-cell table:number-columns-repeated="5" office:value-type="string" calcext:value-type="string">
                <text:p/>
              </table:table-cell>
              <table:table-cell office:value-type="string" calcext:value-type="string">
                <text:p>978-1-4503-2768-8</text:p>
              </table:table-cell>
            </table:table-row>
            <table:table-row table:style-name="ro1" table:visibility="collapse">
              <table:table-cell office:value-type="string" calcext:value-type="string">
                <text:p>MunteanEckertIbing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Muntean, Paul and Eckert, Claudia and Ibing, Andreas</text:p>
              </table:table-cell>
              <table:table-cell office:value-type="string" calcext:value-type="string">
                <text:p>Proceedings of the International Workshop on Innovative Software Development Methodologies and Practices</text:p>
              </table:table-cell>
              <table:table-cell table:number-columns-repeated="15" office:value-type="string" calcext:value-type="string">
                <text:p/>
              </table:table-cell>
              <table:table-cell office:value-type="string" calcext:value-type="string">
                <text:p>84--93</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nnoSWDev 2014</text:p>
              </table:table-cell>
              <table:table-cell office:value-type="string" calcext:value-type="string">
                <text:p>Context-sensitive Detection of Information Exposure Bugs with Symbolic Execution</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666581.2666591</text:p>
              </table:table-cell>
              <table:table-cell table:number-columns-repeated="5" office:value-type="string" calcext:value-type="string">
                <text:p/>
              </table:table-cell>
              <table:table-cell office:value-type="string" calcext:value-type="string">
                <text:p>978-1-4503-3226-2</text:p>
              </table:table-cell>
            </table:table-row>
            <table:table-row table:style-name="ro1" table:visibility="collapse">
              <table:table-cell office:value-type="string" calcext:value-type="string">
                <text:p>MurgiaTouraniAdamsEtAl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Murgia, Alessandro and Tourani, Parastou and Adams, Bram and Ortu, Marco</text:p>
              </table:table-cell>
              <table:table-cell office:value-type="string" calcext:value-type="string">
                <text:p>Proceedings of the 11th Working Conference on Mining Software Repositories</text:p>
              </table:table-cell>
              <table:table-cell table:number-columns-repeated="15" office:value-type="string" calcext:value-type="string">
                <text:p/>
              </table:table-cell>
              <table:table-cell office:value-type="string" calcext:value-type="string">
                <text:p>262--271</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MSR 2014</text:p>
              </table:table-cell>
              <table:table-cell office:value-type="string" calcext:value-type="string">
                <text:p>Do Developers Feel Emotions? An Exploratory Analysis of Emotions in Software Artifacts</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597073.2597086</text:p>
              </table:table-cell>
              <table:table-cell table:number-columns-repeated="5" office:value-type="string" calcext:value-type="string">
                <text:p/>
              </table:table-cell>
              <table:table-cell office:value-type="string" calcext:value-type="string">
                <text:p>978-1-4503-2863-0</text:p>
              </table:table-cell>
            </table:table-row>
            <table:table-row table:style-name="ro1" table:visibility="collapse">
              <table:table-cell office:value-type="string" calcext:value-type="string">
                <text:p>Ponzanelli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Ponzanelli, Luca</text:p>
              </table:table-cell>
              <table:table-cell office:value-type="string" calcext:value-type="string">
                <text:p>Companion Proceedings of the 36th International Conference on Software Engineering</text:p>
              </table:table-cell>
              <table:table-cell table:number-columns-repeated="15" office:value-type="string" calcext:value-type="string">
                <text:p/>
              </table:table-cell>
              <table:table-cell office:value-type="string" calcext:value-type="string">
                <text:p>686--689</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CSE Companion 2014</text:p>
              </table:table-cell>
              <table:table-cell office:value-type="string" calcext:value-type="string">
                <text:p>Holistic Recommender Systems for Software Engineering</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591062.2591081</text:p>
              </table:table-cell>
              <table:table-cell table:number-columns-repeated="5" office:value-type="string" calcext:value-type="string">
                <text:p/>
              </table:table-cell>
              <table:table-cell office:value-type="string" calcext:value-type="string">
                <text:p>978-1-4503-2768-8</text:p>
              </table:table-cell>
            </table:table-row>
            <table:table-row table:style-name="ro1" table:visibility="collapse">
              <table:table-cell office:value-type="string" calcext:value-type="string">
                <text:p>RastogiSureka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Rastogi, Ayushi and Sureka, Ashish</text:p>
              </table:table-cell>
              <table:table-cell office:value-type="string" calcext:value-type="string">
                <text:p>Proceedings of the 7th India Software Engineering Conference</text:p>
              </table:table-cell>
              <table:table-cell table:number-columns-repeated="15" office:value-type="string" calcext:value-type="string">
                <text:p/>
              </table:table-cell>
              <table:table-cell office:value-type="string" calcext:value-type="string">
                <text:p>2:1--2:10</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SEC '14</text:p>
              </table:table-cell>
              <table:table-cell office:value-type="string" calcext:value-type="string">
                <text:p>SamikshaViz: A Panoramic View to Measure Contribution and Performance of Software Maintenance Professionals by Mining Bug Archives</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590748.2590750</text:p>
              </table:table-cell>
              <table:table-cell table:number-columns-repeated="5" office:value-type="string" calcext:value-type="string">
                <text:p/>
              </table:table-cell>
              <table:table-cell office:value-type="string" calcext:value-type="string">
                <text:p>978-1-4503-2776-3</text:p>
              </table:table-cell>
            </table:table-row>
            <table:table-row table:style-name="ro1" table:visibility="collapse">
              <table:table-cell office:value-type="string" calcext:value-type="string">
                <text:p>RoblesGonzalez-BarahonaRiehle2014</text:p>
              </table:table-cell>
              <table:table-cell office:value-type="string" calcext:value-type="string">
                <text:p>7</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Robles, Gregorio and Gonz\'{a}lez-Barahona, Jes\'{u}s M. and Riehle, Dirk</text:p>
              </table:table-cell>
              <table:table-cell table:number-columns-repeated="8" office:value-type="string" calcext:value-type="string">
                <text:p/>
              </table:table-cell>
              <table:table-cell office:value-type="string" calcext:value-type="string">
                <text:p>SIGSOFT Softw. Eng. Notes</text:p>
              </table:table-cell>
              <table:table-cell office:value-type="string" calcext:value-type="string">
                <text:p/>
              </table:table-cell>
              <table:table-cell office:value-type="string" calcext:value-type="string">
                <text:p>December</text:p>
              </table:table-cell>
              <table:table-cell table:number-columns-repeated="3" office:value-type="string" calcext:value-type="string">
                <text:p/>
              </table:table-cell>
              <table:table-cell office:value-type="string" calcext:value-type="string">
                <text:p>6</text:p>
              </table:table-cell>
              <table:table-cell office:value-type="string" calcext:value-type="string">
                <text:p/>
              </table:table-cell>
              <table:table-cell office:value-type="string" calcext:value-type="string">
                <text:p>26--27</text:p>
              </table:table-cell>
              <table:table-cell office:value-type="string" calcext:value-type="string">
                <text:p>ACM</text:p>
              </table:table-cell>
              <table:table-cell table:number-columns-repeated="3" office:value-type="string" calcext:value-type="string">
                <text:p/>
              </table:table-cell>
              <table:table-cell office:value-type="string" calcext:value-type="string">
                <text:p>FLOSS Research Track at the 10th International Symposium on Open Collaboration (OpenSym 2014)</text:p>
              </table:table-cell>
              <table:table-cell office:value-type="string" calcext:value-type="string">
                <text:p/>
              </table:table-cell>
              <table:table-cell office:value-type="string" calcext:value-type="string">
                <text:p>39</text:p>
              </table:table-cell>
              <table:table-cell office:value-type="string" calcext:value-type="string">
                <text:p>2014</text:p>
              </table:table-cell>
              <table:table-cell office:value-type="string" calcext:value-type="string">
                <text:p/>
              </table:table-cell>
              <table:table-cell office:value-type="string" calcext:value-type="string">
                <text:p>http://doi.acm.org/10.1145/2674632.2674648</text:p>
              </table:table-cell>
              <table:table-cell table:number-columns-repeated="6" office:value-type="string" calcext:value-type="string">
                <text:p/>
              </table:table-cell>
            </table:table-row>
            <table:table-row table:style-name="ro1" table:visibility="collapse">
              <table:table-cell office:value-type="string" calcext:value-type="string">
                <text:p>RoehmBruegge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Roehm, Tobias and Bruegge, Bernd</text:p>
              </table:table-cell>
              <table:table-cell office:value-type="string" calcext:value-type="string">
                <text:p>Companion Proceedings of the 36th International Conference on Software Engineering</text:p>
              </table:table-cell>
              <table:table-cell table:number-columns-repeated="15" office:value-type="string" calcext:value-type="string">
                <text:p/>
              </table:table-cell>
              <table:table-cell office:value-type="string" calcext:value-type="string">
                <text:p>496--499</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CSE Companion 2014</text:p>
              </table:table-cell>
              <table:table-cell office:value-type="string" calcext:value-type="string">
                <text:p>Reproducing Software Failures by Exploiting the Action History of Undo Features</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591062.2591101</text:p>
              </table:table-cell>
              <table:table-cell table:number-columns-repeated="5" office:value-type="string" calcext:value-type="string">
                <text:p/>
              </table:table-cell>
              <table:table-cell office:value-type="string" calcext:value-type="string">
                <text:p>978-1-4503-2768-8</text:p>
              </table:table-cell>
            </table:table-row>
            <table:table-row table:style-name="ro1" table:visibility="collapse">
              <table:table-cell office:value-type="string" calcext:value-type="string">
                <text:p>RomoCapiluppiHall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Romo, Bilyaminu Auwal and Capiluppi, Andrea and Hall, Tracy</text:p>
              </table:table-cell>
              <table:table-cell office:value-type="string" calcext:value-type="string">
                <text:p>Proceedings of The International Symposium on Open Collaboration</text:p>
              </table:table-cell>
              <table:table-cell table:number-columns-repeated="15" office:value-type="string" calcext:value-type="string">
                <text:p/>
              </table:table-cell>
              <table:table-cell office:value-type="string" calcext:value-type="string">
                <text:p>8:1--8:4</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OpenSym '14</text:p>
              </table:table-cell>
              <table:table-cell office:value-type="string" calcext:value-type="string">
                <text:p>Filling the Gaps of Development Logs and Bug Issue Data</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641580.2641592</text:p>
              </table:table-cell>
              <table:table-cell table:number-columns-repeated="5" office:value-type="string" calcext:value-type="string">
                <text:p/>
              </table:table-cell>
              <table:table-cell office:value-type="string" calcext:value-type="string">
                <text:p>978-1-4503-3016-9</text:p>
              </table:table-cell>
            </table:table-row>
            <table:table-row table:style-name="ro1" table:visibility="collapse">
              <table:table-cell office:value-type="string" calcext:value-type="string">
                <text:p>SunZhangLouEtAl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Sun, Chengnian and Zhang, Haidong and Lou, Jian-Guang and Zhang, Hongyu and Wang, Qiang and Zhang, Dongmei and Khoo, Siau-Cheng</text:p>
              </table:table-cell>
              <table:table-cell office:value-type="string" calcext:value-type="string">
                <text:p>Proceedings of the 22Nd ACM SIGSOFT International Symposium on Foundations of Software Engineering</text:p>
              </table:table-cell>
              <table:table-cell table:number-columns-repeated="15" office:value-type="string" calcext:value-type="string">
                <text:p/>
              </table:table-cell>
              <table:table-cell office:value-type="string" calcext:value-type="string">
                <text:p>700--710</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FSE 2014</text:p>
              </table:table-cell>
              <table:table-cell office:value-type="string" calcext:value-type="string">
                <text:p>Querying Sequential Software Engineering Data</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635868.2635902</text:p>
              </table:table-cell>
              <table:table-cell table:number-columns-repeated="5" office:value-type="string" calcext:value-type="string">
                <text:p/>
              </table:table-cell>
              <table:table-cell office:value-type="string" calcext:value-type="string">
                <text:p>978-1-4503-3056-5</text:p>
              </table:table-cell>
            </table:table-row>
            <table:table-row table:style-name="ro1" table:visibility="collapse">
              <table:table-cell office:value-type="string" calcext:value-type="string">
                <text:p>ThungKochharLo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Thung, Ferdian and Kochhar, Pavneet Singh and Lo, David</text:p>
              </table:table-cell>
              <table:table-cell office:value-type="string" calcext:value-type="string">
                <text:p>Proceedings of the 29th ACM/IEEE International Conference on Automated Software Engineering</text:p>
              </table:table-cell>
              <table:table-cell table:number-columns-repeated="15" office:value-type="string" calcext:value-type="string">
                <text:p/>
              </table:table-cell>
              <table:table-cell office:value-type="string" calcext:value-type="string">
                <text:p>871--874</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ASE '14</text:p>
              </table:table-cell>
              <table:table-cell office:value-type="string" calcext:value-type="string">
                <text:p>DupFinder: Integrated Tool Support for Duplicate Bug Report Detection</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642937.2648627</text:p>
              </table:table-cell>
              <table:table-cell table:number-columns-repeated="5" office:value-type="string" calcext:value-type="string">
                <text:p/>
              </table:table-cell>
              <table:table-cell office:value-type="string" calcext:value-type="string">
                <text:p>978-1-4503-3013-8</text:p>
              </table:table-cell>
            </table:table-row>
            <table:table-row table:style-name="ro1" table:visibility="collapse">
              <table:table-cell office:value-type="string" calcext:value-type="string">
                <text:p>ThungLeKochharEtAl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Thung, Ferdian and Le, Tien-Duy B. and Kochhar, Pavneet Singh and Lo, David</text:p>
              </table:table-cell>
              <table:table-cell office:value-type="string" calcext:value-type="string">
                <text:p>Proceedings of the 22Nd ACM SIGSOFT International Symposium on Foundations of Software Engineering</text:p>
              </table:table-cell>
              <table:table-cell table:number-columns-repeated="15" office:value-type="string" calcext:value-type="string">
                <text:p/>
              </table:table-cell>
              <table:table-cell office:value-type="string" calcext:value-type="string">
                <text:p>767--770</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FSE 2014</text:p>
              </table:table-cell>
              <table:table-cell office:value-type="string" calcext:value-type="string">
                <text:p>BugLocalizer: Integrated Tool Support for Bug Localization</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635868.2661678</text:p>
              </table:table-cell>
              <table:table-cell table:number-columns-repeated="5" office:value-type="string" calcext:value-type="string">
                <text:p/>
              </table:table-cell>
              <table:table-cell office:value-type="string" calcext:value-type="string">
                <text:p>978-1-4503-3056-5</text:p>
              </table:table-cell>
            </table:table-row>
            <table:table-row table:style-name="ro1" table:visibility="collapse">
              <table:table-cell office:value-type="string" calcext:value-type="string">
                <text:p>TrippGuarnieriPistoiaEtAl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Tripp, Omer and Guarnieri, Salvatore and Pistoia, Marco and Aravkin, Aleksandr</text:p>
              </table:table-cell>
              <table:table-cell office:value-type="string" calcext:value-type="string">
                <text:p>Proceedings of the 2014 ACM SIGSAC Conference on Computer and Communications Security</text:p>
              </table:table-cell>
              <table:table-cell table:number-columns-repeated="15" office:value-type="string" calcext:value-type="string">
                <text:p/>
              </table:table-cell>
              <table:table-cell office:value-type="string" calcext:value-type="string">
                <text:p>762--774</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CCS '14</text:p>
              </table:table-cell>
              <table:table-cell office:value-type="string" calcext:value-type="string">
                <text:p>ALETHEIA: Improving the Usability of Static Security Analysis</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660267.2660339</text:p>
              </table:table-cell>
              <table:table-cell table:number-columns-repeated="5" office:value-type="string" calcext:value-type="string">
                <text:p/>
              </table:table-cell>
              <table:table-cell office:value-type="string" calcext:value-type="string">
                <text:p>978-1-4503-2957-6</text:p>
              </table:table-cell>
            </table:table-row>
            <table:table-row table:style-name="ro1" table:visibility="collapse">
              <table:table-cell office:value-type="string" calcext:value-type="string">
                <text:p>TuZhang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Tu, Feifei and Zhang, Feixue</text:p>
              </table:table-cell>
              <table:table-cell office:value-type="string" calcext:value-type="string">
                <text:p>Proceedings of the 6th Asia-Pacific Symposium on Internetware on Internetware</text:p>
              </table:table-cell>
              <table:table-cell table:number-columns-repeated="15" office:value-type="string" calcext:value-type="string">
                <text:p/>
              </table:table-cell>
              <table:table-cell office:value-type="string" calcext:value-type="string">
                <text:p>76--79</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NTERNETWARE 2014</text:p>
              </table:table-cell>
              <table:table-cell office:value-type="string" calcext:value-type="string">
                <text:p>Measuring the Quality of Issue Tracking Data</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677832.2677844</text:p>
              </table:table-cell>
              <table:table-cell table:number-columns-repeated="5" office:value-type="string" calcext:value-type="string">
                <text:p/>
              </table:table-cell>
              <table:table-cell office:value-type="string" calcext:value-type="string">
                <text:p>978-1-4503-3303-0</text:p>
              </table:table-cell>
            </table:table-row>
            <table:table-row table:style-name="ro1" table:visibility="collapse">
              <table:table-cell office:value-type="string" calcext:value-type="string">
                <text:p>ValdiviaGarciaShihab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Valdivia Garcia, Harold and Shihab, Emad</text:p>
              </table:table-cell>
              <table:table-cell office:value-type="string" calcext:value-type="string">
                <text:p>Proceedings of the 11th Working Conference on Mining Software Repositories</text:p>
              </table:table-cell>
              <table:table-cell table:number-columns-repeated="15" office:value-type="string" calcext:value-type="string">
                <text:p/>
              </table:table-cell>
              <table:table-cell office:value-type="string" calcext:value-type="string">
                <text:p>72--81</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MSR 2014</text:p>
              </table:table-cell>
              <table:table-cell office:value-type="string" calcext:value-type="string">
                <text:p>Characterizing and Predicting Blocking Bugs in Open Source Projects</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597073.2597099</text:p>
              </table:table-cell>
              <table:table-cell table:number-columns-repeated="5" office:value-type="string" calcext:value-type="string">
                <text:p/>
              </table:table-cell>
              <table:table-cell office:value-type="string" calcext:value-type="string">
                <text:p>978-1-4503-2863-0</text:p>
              </table:table-cell>
            </table:table-row>
            <table:table-row table:style-name="ro1" table:visibility="collapse">
              <table:table-cell office:value-type="string" calcext:value-type="string">
                <text:p>WangLi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Wang, Qianxiang and Li, Xuan</text:p>
              </table:table-cell>
              <table:table-cell office:value-type="string" calcext:value-type="string">
                <text:p>Proceedings of the 6th Asia-Pacific Symposium on Internetware on Internetware</text:p>
              </table:table-cell>
              <table:table-cell table:number-columns-repeated="15" office:value-type="string" calcext:value-type="string">
                <text:p/>
              </table:table-cell>
              <table:table-cell office:value-type="string" calcext:value-type="string">
                <text:p>1--10</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NTERNETWARE 2014</text:p>
              </table:table-cell>
              <table:table-cell office:value-type="string" calcext:value-type="string">
                <text:p>Bug Localization via Searching Crowd-contributed Code</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677832.2677833</text:p>
              </table:table-cell>
              <table:table-cell table:number-columns-repeated="5" office:value-type="string" calcext:value-type="string">
                <text:p/>
              </table:table-cell>
              <table:table-cell office:value-type="string" calcext:value-type="string">
                <text:p>978-1-4503-3303-0</text:p>
              </table:table-cell>
            </table:table-row>
            <table:table-row table:style-name="ro1" table:visibility="collapse">
              <table:table-cell office:value-type="string" calcext:value-type="string">
                <text:p>WangLo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Wang, Shaowei and Lo, David</text:p>
              </table:table-cell>
              <table:table-cell office:value-type="string" calcext:value-type="string">
                <text:p>Proceedings of the 22Nd International Conference on Program Comprehension</text:p>
              </table:table-cell>
              <table:table-cell table:number-columns-repeated="15" office:value-type="string" calcext:value-type="string">
                <text:p/>
              </table:table-cell>
              <table:table-cell office:value-type="string" calcext:value-type="string">
                <text:p>53--63</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CPC 2014</text:p>
              </table:table-cell>
              <table:table-cell office:value-type="string" calcext:value-type="string">
                <text:p>Version History, Similar Report, and Structure: Putting Them Together for Improved Bug Localization</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597008.2597148</text:p>
              </table:table-cell>
              <table:table-cell table:number-columns-repeated="5" office:value-type="string" calcext:value-type="string">
                <text:p/>
              </table:table-cell>
              <table:table-cell office:value-type="string" calcext:value-type="string">
                <text:p>978-1-4503-2879-1</text:p>
              </table:table-cell>
            </table:table-row>
            <table:table-row table:style-name="ro1" table:visibility="collapse">
              <table:table-cell office:value-type="string" calcext:value-type="string">
                <text:p>WangZhangWang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Wang, Song and Zhang, Wen and Wang, Qing</text:p>
              </table:table-cell>
              <table:table-cell office:value-type="string" calcext:value-type="string">
                <text:p>Proceedings of the 8th ACM/IEEE International Symposium on Empirical Software Engineering and Measurement</text:p>
              </table:table-cell>
              <table:table-cell table:number-columns-repeated="15" office:value-type="string" calcext:value-type="string">
                <text:p/>
              </table:table-cell>
              <table:table-cell office:value-type="string" calcext:value-type="string">
                <text:p>25:1--25:10</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ESEM '14</text:p>
              </table:table-cell>
              <table:table-cell office:value-type="string" calcext:value-type="string">
                <text:p>FixerCache: Unsupervised Caching Active Developers for Diverse Bug Triage</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652524.2652536</text:p>
              </table:table-cell>
              <table:table-cell table:number-columns-repeated="5" office:value-type="string" calcext:value-type="string">
                <text:p/>
              </table:table-cell>
              <table:table-cell office:value-type="string" calcext:value-type="string">
                <text:p>978-1-4503-2774-9</text:p>
              </table:table-cell>
            </table:table-row>
            <table:table-row table:style-name="ro1" table:visibility="collapse">
              <table:table-cell office:value-type="string" calcext:value-type="string">
                <text:p>WangYinWangEtAl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Wang, Tao and Yin, Gang and Wang, Huaimin and Yang, Cheng and Zou, Peng</text:p>
              </table:table-cell>
              <table:table-cell office:value-type="string" calcext:value-type="string">
                <text:p>Proceedings of the 6th Asia-Pacific Symposium on Internetware on Internetware</text:p>
              </table:table-cell>
              <table:table-cell table:number-columns-repeated="15" office:value-type="string" calcext:value-type="string">
                <text:p/>
              </table:table-cell>
              <table:table-cell office:value-type="string" calcext:value-type="string">
                <text:p>11--14</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NTERNETWARE 2014</text:p>
              </table:table-cell>
              <table:table-cell office:value-type="string" calcext:value-type="string">
                <text:p>Linking Stack Overflow to Issue Tracker for Issue Resolution</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677832.2677839</text:p>
              </table:table-cell>
              <table:table-cell table:number-columns-repeated="5" office:value-type="string" calcext:value-type="string">
                <text:p/>
              </table:table-cell>
              <table:table-cell office:value-type="string" calcext:value-type="string">
                <text:p>978-1-4503-3303-0</text:p>
              </table:table-cell>
            </table:table-row>
            <table:table-row table:style-name="ro1" table:visibility="collapse">
              <table:table-cell office:value-type="string" calcext:value-type="string">
                <text:p>WangLoXiaEtAl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Wang, Xinyu and Lo, David and Xia, Xin and Wang, Xingen and Kochhar, Pavneet Singh and Tian, Yuan and Yang, Xiaohu and Li, Shanping and Sun, Jianling and Zhou, Bo</text:p>
              </table:table-cell>
              <table:table-cell office:value-type="string" calcext:value-type="string">
                <text:p>Companion Proceedings of the 36th International Conference on Software Engineering</text:p>
              </table:table-cell>
              <table:table-cell table:number-columns-repeated="15" office:value-type="string" calcext:value-type="string">
                <text:p/>
              </table:table-cell>
              <table:table-cell office:value-type="string" calcext:value-type="string">
                <text:p>572--575</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CSE Companion 2014</text:p>
              </table:table-cell>
              <table:table-cell office:value-type="string" calcext:value-type="string">
                <text:p>BOAT: An Experimental Platform for Researchers to Comparatively and Reproducibly Evaluate Bug Localization Techniques</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591062.2591066</text:p>
              </table:table-cell>
              <table:table-cell table:number-columns-repeated="5" office:value-type="string" calcext:value-type="string">
                <text:p/>
              </table:table-cell>
              <table:table-cell office:value-type="string" calcext:value-type="string">
                <text:p>978-1-4503-2768-8</text:p>
              </table:table-cell>
            </table:table-row>
            <table:table-row table:style-name="ro1" table:visibility="collapse">
              <table:table-cell office:value-type="string" calcext:value-type="string">
                <text:p>XieZhengZhouEtAl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Xie, Jialiang and Zheng, Qimu and Zhou, Minghui and Mockus, Audris</text:p>
              </table:table-cell>
              <table:table-cell office:value-type="string" calcext:value-type="string">
                <text:p>Companion Proceedings of the 36th International Conference on Software Engineering</text:p>
              </table:table-cell>
              <table:table-cell table:number-columns-repeated="15" office:value-type="string" calcext:value-type="string">
                <text:p/>
              </table:table-cell>
              <table:table-cell office:value-type="string" calcext:value-type="string">
                <text:p>556--559</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CSE Companion 2014</text:p>
              </table:table-cell>
              <table:table-cell office:value-type="string" calcext:value-type="string">
                <text:p>Product Assignment Recommender</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591062.2591073</text:p>
              </table:table-cell>
              <table:table-cell table:number-columns-repeated="5" office:value-type="string" calcext:value-type="string">
                <text:p/>
              </table:table-cell>
              <table:table-cell office:value-type="string" calcext:value-type="string">
                <text:p>978-1-4503-2768-8</text:p>
              </table:table-cell>
            </table:table-row>
            <table:table-row table:style-name="ro1" table:visibility="collapse">
              <table:table-cell office:value-type="string" calcext:value-type="string">
                <text:p>YeBunescuLiu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Ye, Xin and Bunescu, Razvan and Liu, Chang</text:p>
              </table:table-cell>
              <table:table-cell office:value-type="string" calcext:value-type="string">
                <text:p>Proceedings of the 22Nd ACM SIGSOFT International Symposium on Foundations of Software Engineering</text:p>
              </table:table-cell>
              <table:table-cell table:number-columns-repeated="15" office:value-type="string" calcext:value-type="string">
                <text:p/>
              </table:table-cell>
              <table:table-cell office:value-type="string" calcext:value-type="string">
                <text:p>689--699</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FSE 2014</text:p>
              </table:table-cell>
              <table:table-cell office:value-type="string" calcext:value-type="string">
                <text:p>Learning to Rank Relevant Files for Bug Reports Using Domain Knowledge</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635868.2635874</text:p>
              </table:table-cell>
              <table:table-cell table:number-columns-repeated="5" office:value-type="string" calcext:value-type="string">
                <text:p/>
              </table:table-cell>
              <table:table-cell office:value-type="string" calcext:value-type="string">
                <text:p>978-1-4503-3056-5</text:p>
              </table:table-cell>
            </table:table-row>
            <table:table-row table:style-name="ro1" table:visibility="collapse">
              <table:table-cell office:value-type="string" calcext:value-type="string">
                <text:p>YongpisanpopHataMatsumoto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Yongpisanpop, Papon and Hata, Hideaki and Matsumoto, Kenichi</text:p>
              </table:table-cell>
              <table:table-cell office:value-type="string" calcext:value-type="string">
                <text:p>Companion Proceedings of the 36th International Conference on Software Engineering</text:p>
              </table:table-cell>
              <table:table-cell table:number-columns-repeated="15" office:value-type="string" calcext:value-type="string">
                <text:p/>
              </table:table-cell>
              <table:table-cell office:value-type="string" calcext:value-type="string">
                <text:p>500--503</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CSE Companion 2014</text:p>
              </table:table-cell>
              <table:table-cell office:value-type="string" calcext:value-type="string">
                <text:p>Bugarium: 3D Interaction for Supporting Large-scale Bug Repositories Analysis</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591062.2591125</text:p>
              </table:table-cell>
              <table:table-cell table:number-columns-repeated="5" office:value-type="string" calcext:value-type="string">
                <text:p/>
              </table:table-cell>
              <table:table-cell office:value-type="string" calcext:value-type="string">
                <text:p>978-1-4503-2768-8</text:p>
              </table:table-cell>
            </table:table-row>
            <table:table-row table:style-name="ro1" table:visibility="collapse">
              <table:table-cell office:value-type="string" calcext:value-type="string">
                <text:p>Zimmermann2014</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Zimmermann, Thomas</text:p>
              </table:table-cell>
              <table:table-cell office:value-type="string" calcext:value-type="string">
                <text:p>Proceedings of the 1st International Workshop on Software Engineering Research and Industrial Practices</text:p>
              </table:table-cell>
              <table:table-cell table:number-columns-repeated="15" office:value-type="string" calcext:value-type="string">
                <text:p/>
              </table:table-cell>
              <table:table-cell office:value-type="string" calcext:value-type="string">
                <text:p>1--1</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SER\&amp;\#38;IPs 2014</text:p>
              </table:table-cell>
              <table:table-cell office:value-type="string" calcext:value-type="string">
                <text:p>Confessions of an Industrial Researcher: A Typical Bollywood Story (Invited Talk)</text:p>
              </table:table-cell>
              <table:table-cell table:number-columns-repeated="2" office:value-type="string" calcext:value-type="string">
                <text:p/>
              </table:table-cell>
              <table:table-cell office:value-type="string" calcext:value-type="string">
                <text:p>2014</text:p>
              </table:table-cell>
              <table:table-cell office:value-type="string" calcext:value-type="string">
                <text:p/>
              </table:table-cell>
              <table:table-cell office:value-type="string" calcext:value-type="string">
                <text:p>http://doi.acm.org/10.1145/2593850.2593851</text:p>
              </table:table-cell>
              <table:table-cell table:number-columns-repeated="5" office:value-type="string" calcext:value-type="string">
                <text:p/>
              </table:table-cell>
              <table:table-cell office:value-type="string" calcext:value-type="string">
                <text:p>978-1-4503-2859-3</text:p>
              </table:table-cell>
            </table:table-row>
          </table:table-row-group>
          <table:table-row table:style-name="ro1">
            <table:table-cell table:style-name="Result" table:formula="of:=SUBTOTAL(3;[.$A$138:.$A$181])" office:value-type="float" office:value="44" calcext:value-type="float">
              <text:p>44</text:p>
            </table:table-cell>
            <table:table-cell table:number-columns-repeated="29"/>
            <table:table-cell table:style-name="Result" office:value-type="string" calcext:value-type="string">
              <text:p>2014 Cont.Núm</text:p>
            </table:table-cell>
            <table:table-cell table:number-columns-repeated="8"/>
          </table:table-row>
          <table:table-row-group table:display="false">
            <table:table-row table:style-name="ro1" table:visibility="collapse">
              <table:table-cell office:value-type="string" calcext:value-type="string">
                <text:p>AltingerSieglDajsurenEtAl2015</text:p>
              </table:table-cell>
              <table:table-cell office:value-type="string" calcext:value-type="string">
                <text:p>6</text:p>
              </table:table-cell>
              <table:table-cell office:value-type="string" calcext:value-type="string">
                <text:p>Piscataway, NJ, USA</text:p>
              </table:table-cell>
              <table:table-cell table:number-columns-repeated="2" office:value-type="string" calcext:value-type="string">
                <text:p/>
              </table:table-cell>
              <table:table-cell office:value-type="string" calcext:value-type="string">
                <text:p>Altinger, Harald and Siegl, Sebastian and Dajsuren, Yanja and Wotawa, Franz</text:p>
              </table:table-cell>
              <table:table-cell office:value-type="string" calcext:value-type="string">
                <text:p>Proceedings of the 12th Working Conference on Mining Software Repositories</text:p>
              </table:table-cell>
              <table:table-cell table:number-columns-repeated="15" office:value-type="string" calcext:value-type="string">
                <text:p/>
              </table:table-cell>
              <table:table-cell office:value-type="string" calcext:value-type="string">
                <text:p>494--497</text:p>
              </table:table-cell>
              <table:table-cell office:value-type="string" calcext:value-type="string">
                <text:p>IEEE Press</text:p>
              </table:table-cell>
              <table:table-cell table:number-columns-repeated="2" office:value-type="string" calcext:value-type="string">
                <text:p/>
              </table:table-cell>
              <table:table-cell office:value-type="string" calcext:value-type="string">
                <text:p>MSR '15</text:p>
              </table:table-cell>
              <table:table-cell office:value-type="string" calcext:value-type="string">
                <text:p>A Novel Industry Grade Dataset for Fault Prediction Based on Model-driven Developed Automotive Embedded Software</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
              </table:table-cell>
              <table:table-cell office:value-type="string" calcext:value-type="string">
                <text:p>http://dl.acm.org/citation.cfm?id=2820518.2820596</text:p>
              </table:table-cell>
              <table:table-cell table:number-columns-repeated="6" office:value-type="string" calcext:value-type="string">
                <text:p/>
              </table:table-cell>
            </table:table-row>
            <table:table-row table:style-name="ro1" table:visibility="collapse">
              <table:table-cell office:value-type="string" calcext:value-type="string">
                <text:p>ChawlaSingh2015</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Chawla, Indu and Singh, Sandeep K.</text:p>
              </table:table-cell>
              <table:table-cell office:value-type="string" calcext:value-type="string">
                <text:p>Proceedings of the 8th India Software Engineering Conference</text:p>
              </table:table-cell>
              <table:table-cell table:number-columns-repeated="15" office:value-type="string" calcext:value-type="string">
                <text:p/>
              </table:table-cell>
              <table:table-cell office:value-type="string" calcext:value-type="string">
                <text:p>90--99</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SEC '15</text:p>
              </table:table-cell>
              <table:table-cell office:value-type="string" calcext:value-type="string">
                <text:p>An Automated Approach for Bug Categorization Using Fuzzy Logic</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
              </table:table-cell>
              <table:table-cell office:value-type="string" calcext:value-type="string">
                <text:p>http://doi.acm.org/10.1145/2723742.2723751</text:p>
              </table:table-cell>
              <table:table-cell table:number-columns-repeated="5" office:value-type="string" calcext:value-type="string">
                <text:p/>
              </table:table-cell>
              <table:table-cell office:value-type="string" calcext:value-type="string">
                <text:p>978-1-4503-3432-7</text:p>
              </table:table-cell>
            </table:table-row>
            <table:table-row table:style-name="ro1" table:visibility="collapse">
              <table:table-cell office:value-type="string" calcext:value-type="string">
                <text:p>DelaitreStivaletFongEtAl2015</text:p>
              </table:table-cell>
              <table:table-cell office:value-type="string" calcext:value-type="string">
                <text:p>6</text:p>
              </table:table-cell>
              <table:table-cell office:value-type="string" calcext:value-type="string">
                <text:p>Piscataway, NJ, USA</text:p>
              </table:table-cell>
              <table:table-cell table:number-columns-repeated="2" office:value-type="string" calcext:value-type="string">
                <text:p/>
              </table:table-cell>
              <table:table-cell office:value-type="string" calcext:value-type="string">
                <text:p>Delaitre, Aurelien and Stivalet, Bertrand and Fong, Elizabeth and Okun, Vadim</text:p>
              </table:table-cell>
              <table:table-cell office:value-type="string" calcext:value-type="string">
                <text:p>Proceedings of the First International Workshop on Complex faUlts and Failures in LargE Software Systems</text:p>
              </table:table-cell>
              <table:table-cell table:number-columns-repeated="15" office:value-type="string" calcext:value-type="string">
                <text:p/>
              </table:table-cell>
              <table:table-cell office:value-type="string" calcext:value-type="string">
                <text:p>14--20</text:p>
              </table:table-cell>
              <table:table-cell office:value-type="string" calcext:value-type="string">
                <text:p>IEEE Press</text:p>
              </table:table-cell>
              <table:table-cell table:number-columns-repeated="2" office:value-type="string" calcext:value-type="string">
                <text:p/>
              </table:table-cell>
              <table:table-cell office:value-type="string" calcext:value-type="string">
                <text:p>COUFLESS '15</text:p>
              </table:table-cell>
              <table:table-cell office:value-type="string" calcext:value-type="string">
                <text:p>Evaluating Bug Finders: Test and Measurement of Static Code Analyzers</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
              </table:table-cell>
              <table:table-cell office:value-type="string" calcext:value-type="string">
                <text:p>http://dl.acm.org/citation.cfm?id=2819419.2819423</text:p>
              </table:table-cell>
              <table:table-cell table:number-columns-repeated="6" office:value-type="string" calcext:value-type="string">
                <text:p/>
              </table:table-cell>
            </table:table-row>
            <table:table-row table:style-name="ro1" table:visibility="collapse">
              <table:table-cell office:value-type="string" calcext:value-type="string">
                <text:p>DiRuscioKolovosKorkontzelosEtAl2015</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Di Ruscio, Davide and Kolovos, Dimitris S. and Korkontzelos, Ioannis and Matragkas, Nicholas and Vinju, Jurgen J.</text:p>
              </table:table-cell>
              <table:table-cell office:value-type="string" calcext:value-type="string">
                <text:p>Proceedings of the 2015 10th Joint Meeting on Foundations of Software Engineering</text:p>
              </table:table-cell>
              <table:table-cell table:number-columns-repeated="15" office:value-type="string" calcext:value-type="string">
                <text:p/>
              </table:table-cell>
              <table:table-cell office:value-type="string" calcext:value-type="string">
                <text:p>970--973</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ESEC/FSE 2015</text:p>
              </table:table-cell>
              <table:table-cell office:value-type="string" calcext:value-type="string">
                <text:p>OSSMETER: A Software Measurement Platform for Automatically Analysing Open Source Software Projects</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
              </table:table-cell>
              <table:table-cell office:value-type="string" calcext:value-type="string">
                <text:p>http://doi.acm.org/10.1145/2786805.2803186</text:p>
              </table:table-cell>
              <table:table-cell table:number-columns-repeated="5" office:value-type="string" calcext:value-type="string">
                <text:p/>
              </table:table-cell>
              <table:table-cell office:value-type="string" calcext:value-type="string">
                <text:p>978-1-4503-3675-8</text:p>
              </table:table-cell>
            </table:table-row>
            <table:table-row table:style-name="ro1" table:visibility="collapse">
              <table:table-cell office:value-type="string" calcext:value-type="string">
                <text:p>Gonzalez-BarahonaRoblesIzquierdo-Cortazar2015</text:p>
              </table:table-cell>
              <table:table-cell office:value-type="string" calcext:value-type="string">
                <text:p>6</text:p>
              </table:table-cell>
              <table:table-cell office:value-type="string" calcext:value-type="string">
                <text:p>Piscataway, NJ, USA</text:p>
              </table:table-cell>
              <table:table-cell table:number-columns-repeated="2" office:value-type="string" calcext:value-type="string">
                <text:p/>
              </table:table-cell>
              <table:table-cell office:value-type="string" calcext:value-type="string">
                <text:p>Gonzalez-Barahona, Jesus M. and Robles, Gregorio and Izquierdo-Cortazar, Daniel</text:p>
              </table:table-cell>
              <table:table-cell office:value-type="string" calcext:value-type="string">
                <text:p>Proceedings of the 12th Working Conference on Mining Software Repositories</text:p>
              </table:table-cell>
              <table:table-cell table:number-columns-repeated="15" office:value-type="string" calcext:value-type="string">
                <text:p/>
              </table:table-cell>
              <table:table-cell office:value-type="string" calcext:value-type="string">
                <text:p>478--481</text:p>
              </table:table-cell>
              <table:table-cell office:value-type="string" calcext:value-type="string">
                <text:p>IEEE Press</text:p>
              </table:table-cell>
              <table:table-cell table:number-columns-repeated="2" office:value-type="string" calcext:value-type="string">
                <text:p/>
              </table:table-cell>
              <table:table-cell office:value-type="string" calcext:value-type="string">
                <text:p>MSR '15</text:p>
              </table:table-cell>
              <table:table-cell office:value-type="string" calcext:value-type="string">
                <text:p>The MetricsGrimoire Database Collection</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
              </table:table-cell>
              <table:table-cell office:value-type="string" calcext:value-type="string">
                <text:p>http://dl.acm.org/citation.cfm?id=2820518.2820592</text:p>
              </table:table-cell>
              <table:table-cell table:number-columns-repeated="6" office:value-type="string" calcext:value-type="string">
                <text:p/>
              </table:table-cell>
            </table:table-row>
            <table:table-row table:style-name="ro1" table:visibility="collapse">
              <table:table-cell office:value-type="string" calcext:value-type="string">
                <text:p>GuJinSongEtAl2015</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Gu, Rui and Jin, Guoliang and Song, Linhai and Zhu, Linjie and Lu, Shan</text:p>
              </table:table-cell>
              <table:table-cell office:value-type="string" calcext:value-type="string">
                <text:p>Proceedings of the 2015 10th Joint Meeting on Foundations of Software Engineering</text:p>
              </table:table-cell>
              <table:table-cell table:number-columns-repeated="15" office:value-type="string" calcext:value-type="string">
                <text:p/>
              </table:table-cell>
              <table:table-cell office:value-type="string" calcext:value-type="string">
                <text:p>426--438</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ESEC/FSE 2015</text:p>
              </table:table-cell>
              <table:table-cell office:value-type="string" calcext:value-type="string">
                <text:p>What Change History Tells Us About Thread Synchronization</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
              </table:table-cell>
              <table:table-cell office:value-type="string" calcext:value-type="string">
                <text:p>http://doi.acm.org/10.1145/2786805.2786815</text:p>
              </table:table-cell>
              <table:table-cell table:number-columns-repeated="5" office:value-type="string" calcext:value-type="string">
                <text:p/>
              </table:table-cell>
              <table:table-cell office:value-type="string" calcext:value-type="string">
                <text:p>978-1-4503-3675-8</text:p>
              </table:table-cell>
            </table:table-row>
            <table:table-row table:style-name="ro1" table:visibility="collapse">
              <table:table-cell office:value-type="string" calcext:value-type="string">
                <text:p>KasikciZamfirCandea2015</text:p>
              </table:table-cell>
              <table:table-cell office:value-type="string" calcext:value-type="string">
                <text:p>7</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Kasikci, Baris and Zamfir, Cristian and Candea, George</text:p>
              </table:table-cell>
              <table:table-cell table:number-columns-repeated="8" office:value-type="string" calcext:value-type="string">
                <text:p/>
              </table:table-cell>
              <table:table-cell office:value-type="string" calcext:value-type="string">
                <text:p>ACM Trans. Program. Lang. Syst.</text:p>
              </table:table-cell>
              <table:table-cell office:value-type="string" calcext:value-type="string">
                <text:p/>
              </table:table-cell>
              <table:table-cell office:value-type="string" calcext:value-type="string">
                <text:p>May</text:p>
              </table:table-cell>
              <table:table-cell table:number-columns-repeated="3" office:value-type="string" calcext:value-type="string">
                <text:p/>
              </table:table-cell>
              <table:table-cell office:value-type="string" calcext:value-type="string">
                <text:p>3</text:p>
              </table:table-cell>
              <table:table-cell office:value-type="string" calcext:value-type="string">
                <text:p/>
              </table:table-cell>
              <table:table-cell office:value-type="string" calcext:value-type="string">
                <text:p>8:1--8:44</text:p>
              </table:table-cell>
              <table:table-cell office:value-type="string" calcext:value-type="string">
                <text:p>ACM</text:p>
              </table:table-cell>
              <table:table-cell table:number-columns-repeated="3" office:value-type="string" calcext:value-type="string">
                <text:p/>
              </table:table-cell>
              <table:table-cell office:value-type="string" calcext:value-type="string">
                <text:p>Automated Classification of Data Races Under Both Strong and Weak Memory Models</text:p>
              </table:table-cell>
              <table:table-cell office:value-type="string" calcext:value-type="string">
                <text:p/>
              </table:table-cell>
              <table:table-cell office:value-type="string" calcext:value-type="string">
                <text:p>37</text:p>
              </table:table-cell>
              <table:table-cell office:value-type="string" calcext:value-type="string">
                <text:p>2015</text:p>
              </table:table-cell>
              <table:table-cell office:value-type="string" calcext:value-type="string">
                <text:p/>
              </table:table-cell>
              <table:table-cell office:value-type="string" calcext:value-type="string">
                <text:p>http://doi.acm.org/10.1145/2734118</text:p>
              </table:table-cell>
              <table:table-cell table:number-columns-repeated="6" office:value-type="string" calcext:value-type="string">
                <text:p/>
              </table:table-cell>
            </table:table-row>
            <table:table-row table:style-name="ro1" table:visibility="collapse">
              <table:table-cell office:value-type="string" calcext:value-type="string">
                <text:p>KoopaeiHamou-Lhadj2015</text:p>
              </table:table-cell>
              <table:table-cell office:value-type="string" calcext:value-type="string">
                <text:p>6</text:p>
              </table:table-cell>
              <table:table-cell office:value-type="string" calcext:value-type="string">
                <text:p>Riverton, NJ, USA</text:p>
              </table:table-cell>
              <table:table-cell table:number-columns-repeated="2" office:value-type="string" calcext:value-type="string">
                <text:p/>
              </table:table-cell>
              <table:table-cell office:value-type="string" calcext:value-type="string">
                <text:p>Koopaei, Neda Ebrahimi and Hamou-Lhadj, Abdelwahab</text:p>
              </table:table-cell>
              <table:table-cell office:value-type="string" calcext:value-type="string">
                <text:p>Proceedings of the 25th Annual International Conference on Computer Science and Software Engineering</text:p>
              </table:table-cell>
              <table:table-cell table:number-columns-repeated="15" office:value-type="string" calcext:value-type="string">
                <text:p/>
              </table:table-cell>
              <table:table-cell office:value-type="string" calcext:value-type="string">
                <text:p>201--210</text:p>
              </table:table-cell>
              <table:table-cell office:value-type="string" calcext:value-type="string">
                <text:p>IBM Corp.</text:p>
              </table:table-cell>
              <table:table-cell table:number-columns-repeated="2" office:value-type="string" calcext:value-type="string">
                <text:p/>
              </table:table-cell>
              <table:table-cell office:value-type="string" calcext:value-type="string">
                <text:p>CASCON '15</text:p>
              </table:table-cell>
              <table:table-cell office:value-type="string" calcext:value-type="string">
                <text:p>CrashAutomata: An Approach for the Detection of Duplicate Crash Reports Based on Generalizable Automata</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
              </table:table-cell>
              <table:table-cell office:value-type="string" calcext:value-type="string">
                <text:p>http://dl.acm.org/citation.cfm?id=2886444.2886474</text:p>
              </table:table-cell>
              <table:table-cell table:number-columns-repeated="6" office:value-type="string" calcext:value-type="string">
                <text:p/>
              </table:table-cell>
            </table:table-row>
            <table:table-row table:style-name="ro1" table:visibility="collapse">
              <table:table-cell office:value-type="string" calcext:value-type="string">
                <text:p>LeSunSu2015</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Le, Vu and Sun, Chengnian and Su, Zhendong</text:p>
              </table:table-cell>
              <table:table-cell office:value-type="string" calcext:value-type="string">
                <text:p>Proceedings of the 2015 International Symposium on Software Testing and Analysis</text:p>
              </table:table-cell>
              <table:table-cell table:number-columns-repeated="15" office:value-type="string" calcext:value-type="string">
                <text:p/>
              </table:table-cell>
              <table:table-cell office:value-type="string" calcext:value-type="string">
                <text:p>327--337</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SSTA 2015</text:p>
              </table:table-cell>
              <table:table-cell office:value-type="string" calcext:value-type="string">
                <text:p>Randomized Stress-testing of Link-time Optimizers</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
              </table:table-cell>
              <table:table-cell office:value-type="string" calcext:value-type="string">
                <text:p>http://doi.acm.org/10.1145/2771783.2771785</text:p>
              </table:table-cell>
              <table:table-cell table:number-columns-repeated="5" office:value-type="string" calcext:value-type="string">
                <text:p/>
              </table:table-cell>
              <table:table-cell office:value-type="string" calcext:value-type="string">
                <text:p>978-1-4503-3620-8</text:p>
              </table:table-cell>
            </table:table-row>
            <table:table-row table:style-name="ro1" table:visibility="collapse">
              <table:table-cell office:value-type="string" calcext:value-type="string">
                <text:p>OrtuDestefanisAdamsEtAl2015</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Ortu, Marco and Destefanis, Giuseppe and Adams, Bram and Murgia, Alessandro and Marchesi, Michele and Tonelli, Roberto</text:p>
              </table:table-cell>
              <table:table-cell office:value-type="string" calcext:value-type="string">
                <text:p>Proceedings of the 11th International Conference on Predictive Models and Data Analytics in Software Engineering</text:p>
              </table:table-cell>
              <table:table-cell table:number-columns-repeated="15" office:value-type="string" calcext:value-type="string">
                <text:p/>
              </table:table-cell>
              <table:table-cell office:value-type="string" calcext:value-type="string">
                <text:p>1:1--1:4</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PROMISE '15</text:p>
              </table:table-cell>
              <table:table-cell office:value-type="string" calcext:value-type="string">
                <text:p>The JIRA Repository Dataset: Understanding Social Aspects of Software Development</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
              </table:table-cell>
              <table:table-cell office:value-type="string" calcext:value-type="string">
                <text:p>http://doi.acm.org/10.1145/2810146.2810147</text:p>
              </table:table-cell>
              <table:table-cell table:number-columns-repeated="5" office:value-type="string" calcext:value-type="string">
                <text:p/>
              </table:table-cell>
              <table:table-cell office:value-type="string" calcext:value-type="string">
                <text:p>978-1-4503-3715-1</text:p>
              </table:table-cell>
            </table:table-row>
            <table:table-row table:style-name="ro1" table:visibility="collapse">
              <table:table-cell office:value-type="string" calcext:value-type="string">
                <text:p>RomoCapiluppi2015</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Romo, Bilyaminu Auwal and Capiluppi, Andrea</text:p>
              </table:table-cell>
              <table:table-cell office:value-type="string" calcext:value-type="string">
                <text:p>Proceedings of the 19th International Conference on Evaluation and Assessment in Software Engineering</text:p>
              </table:table-cell>
              <table:table-cell table:number-columns-repeated="15" office:value-type="string" calcext:value-type="string">
                <text:p/>
              </table:table-cell>
              <table:table-cell office:value-type="string" calcext:value-type="string">
                <text:p>33:1--33:6</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EASE '15</text:p>
              </table:table-cell>
              <table:table-cell office:value-type="string" calcext:value-type="string">
                <text:p>Towards an Automation of the Traceability of Bugs from Development Logs: A Study Based on Open Source Software</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
              </table:table-cell>
              <table:table-cell office:value-type="string" calcext:value-type="string">
                <text:p>http://doi.acm.org/10.1145/2745802.2745833</text:p>
              </table:table-cell>
              <table:table-cell table:number-columns-repeated="5" office:value-type="string" calcext:value-type="string">
                <text:p/>
              </table:table-cell>
              <table:table-cell office:value-type="string" calcext:value-type="string">
                <text:p>978-1-4503-3350-4</text:p>
              </table:table-cell>
            </table:table-row>
            <table:table-row table:style-name="ro1" table:visibility="collapse">
              <table:table-cell office:value-type="string" calcext:value-type="string">
                <text:p>RuohonenHyrynsalmiLeppaenen2015</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Ruohonen, Jukka and Hyrynsalmi, Sami and Lepp\"{a}nen, Ville</text:p>
              </table:table-cell>
              <table:table-cell office:value-type="string" calcext:value-type="string">
                <text:p>Proceedings of the 14th International Workshop on Principles of Software Evolution</text:p>
              </table:table-cell>
              <table:table-cell table:number-columns-repeated="15" office:value-type="string" calcext:value-type="string">
                <text:p/>
              </table:table-cell>
              <table:table-cell office:value-type="string" calcext:value-type="string">
                <text:p>56--65</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WPSE 2015</text:p>
              </table:table-cell>
              <table:table-cell office:value-type="string" calcext:value-type="string">
                <text:p>Software Evolution and Time Series Volatility: An Empirical Exploration</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
              </table:table-cell>
              <table:table-cell office:value-type="string" calcext:value-type="string">
                <text:p>http://doi.acm.org/10.1145/2804360.2804367</text:p>
              </table:table-cell>
              <table:table-cell table:number-columns-repeated="5" office:value-type="string" calcext:value-type="string">
                <text:p/>
              </table:table-cell>
              <table:table-cell office:value-type="string" calcext:value-type="string">
                <text:p>978-1-4503-3816-5</text:p>
              </table:table-cell>
            </table:table-row>
            <table:table-row table:style-name="ro1" table:visibility="collapse">
              <table:table-cell office:value-type="string" calcext:value-type="string">
                <text:p>SahaLawallKhurshidEtAl2015</text:p>
              </table:table-cell>
              <table:table-cell office:value-type="string" calcext:value-type="string">
                <text:p>6</text:p>
              </table:table-cell>
              <table:table-cell office:value-type="string" calcext:value-type="string">
                <text:p>Piscataway, NJ, USA</text:p>
              </table:table-cell>
              <table:table-cell table:number-columns-repeated="2" office:value-type="string" calcext:value-type="string">
                <text:p/>
              </table:table-cell>
              <table:table-cell office:value-type="string" calcext:value-type="string">
                <text:p>Saha, Ripon K. and Lawall, Julia and Khurshid, Sarfraz and Perry, Dewayne E.</text:p>
              </table:table-cell>
              <table:table-cell office:value-type="string" calcext:value-type="string">
                <text:p>Proceedings of the 12th Working Conference on Mining Software Repositories</text:p>
              </table:table-cell>
              <table:table-cell table:number-columns-repeated="15" office:value-type="string" calcext:value-type="string">
                <text:p/>
              </table:table-cell>
              <table:table-cell office:value-type="string" calcext:value-type="string">
                <text:p>258--268</text:p>
              </table:table-cell>
              <table:table-cell office:value-type="string" calcext:value-type="string">
                <text:p>IEEE Press</text:p>
              </table:table-cell>
              <table:table-cell table:number-columns-repeated="2" office:value-type="string" calcext:value-type="string">
                <text:p/>
              </table:table-cell>
              <table:table-cell office:value-type="string" calcext:value-type="string">
                <text:p>MSR '15</text:p>
              </table:table-cell>
              <table:table-cell office:value-type="string" calcext:value-type="string">
                <text:p>Are These Bugs Really "Normal"?</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
              </table:table-cell>
              <table:table-cell office:value-type="string" calcext:value-type="string">
                <text:p>http://dl.acm.org/citation.cfm?id=2820518.2820550</text:p>
              </table:table-cell>
              <table:table-cell table:number-columns-repeated="6" office:value-type="string" calcext:value-type="string">
                <text:p/>
              </table:table-cell>
            </table:table-row>
            <table:table-row table:style-name="ro1" table:visibility="collapse">
              <table:table-cell office:value-type="string" calcext:value-type="string">
                <text:p>SridharaSinhaMani2015</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Sridhara, Giriprasad and Sinha, Vibha Singhal and Mani, Senthil</text:p>
              </table:table-cell>
              <table:table-cell office:value-type="string" calcext:value-type="string">
                <text:p>Proceedings of the 8th India Software Engineering Conference</text:p>
              </table:table-cell>
              <table:table-cell table:number-columns-repeated="15" office:value-type="string" calcext:value-type="string">
                <text:p/>
              </table:table-cell>
              <table:table-cell office:value-type="string" calcext:value-type="string">
                <text:p>156--165</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SEC '15</text:p>
              </table:table-cell>
              <table:table-cell office:value-type="string" calcext:value-type="string">
                <text:p>Naturalness of Natural Language Artifacts in Software</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
              </table:table-cell>
              <table:table-cell office:value-type="string" calcext:value-type="string">
                <text:p>http://doi.acm.org/10.1145/2723742.2723758</text:p>
              </table:table-cell>
              <table:table-cell table:number-columns-repeated="5" office:value-type="string" calcext:value-type="string">
                <text:p/>
              </table:table-cell>
              <table:table-cell office:value-type="string" calcext:value-type="string">
                <text:p>978-1-4503-3432-7</text:p>
              </table:table-cell>
            </table:table-row>
            <table:table-row table:style-name="ro1" table:visibility="collapse">
              <table:table-cell office:value-type="string" calcext:value-type="string">
                <text:p>SurekaKumarGupta2015</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Sureka, Ashish and Kumar, Atul and Gupta, Shrinath</text:p>
              </table:table-cell>
              <table:table-cell office:value-type="string" calcext:value-type="string">
                <text:p>Proceedings of the 8th India Software Engineering Conference</text:p>
              </table:table-cell>
              <table:table-cell table:number-columns-repeated="15" office:value-type="string" calcext:value-type="string">
                <text:p/>
              </table:table-cell>
              <table:table-cell office:value-type="string" calcext:value-type="string">
                <text:p>198--199</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SEC '15</text:p>
              </table:table-cell>
              <table:table-cell office:value-type="string" calcext:value-type="string">
                <text:p>Ahaan: Software Process Intelligence: Mining Software Process Data for Extracting Actionable Information</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
              </table:table-cell>
              <table:table-cell office:value-type="string" calcext:value-type="string">
                <text:p>http://doi.acm.org/10.1145/2723742.2723763</text:p>
              </table:table-cell>
              <table:table-cell table:number-columns-repeated="5" office:value-type="string" calcext:value-type="string">
                <text:p/>
              </table:table-cell>
              <table:table-cell office:value-type="string" calcext:value-type="string">
                <text:p>978-1-4503-3432-7</text:p>
              </table:table-cell>
            </table:table-row>
            <table:table-row table:style-name="ro1" table:visibility="collapse">
              <table:table-cell office:value-type="string" calcext:value-type="string">
                <text:p>WhiteLinares-VasquezJohnsonEtAl2015</text:p>
              </table:table-cell>
              <table:table-cell office:value-type="string" calcext:value-type="string">
                <text:p>6</text:p>
              </table:table-cell>
              <table:table-cell office:value-type="string" calcext:value-type="string">
                <text:p>Piscataway, NJ, USA</text:p>
              </table:table-cell>
              <table:table-cell table:number-columns-repeated="2" office:value-type="string" calcext:value-type="string">
                <text:p/>
              </table:table-cell>
              <table:table-cell office:value-type="string" calcext:value-type="string">
                <text:p>White, Martin and Linares-V\'{a}squez, Mario and Johnson, Peter and Bernal-C\'{a}rdenas, Carlos and Poshyvanyk, Denys</text:p>
              </table:table-cell>
              <table:table-cell office:value-type="string" calcext:value-type="string">
                <text:p>Proceedings of the 2015 IEEE 23rd International Conference on Program Comprehension</text:p>
              </table:table-cell>
              <table:table-cell table:number-columns-repeated="15" office:value-type="string" calcext:value-type="string">
                <text:p/>
              </table:table-cell>
              <table:table-cell office:value-type="string" calcext:value-type="string">
                <text:p>48--59</text:p>
              </table:table-cell>
              <table:table-cell office:value-type="string" calcext:value-type="string">
                <text:p>IEEE Press</text:p>
              </table:table-cell>
              <table:table-cell table:number-columns-repeated="2" office:value-type="string" calcext:value-type="string">
                <text:p/>
              </table:table-cell>
              <table:table-cell office:value-type="string" calcext:value-type="string">
                <text:p>ICPC '15</text:p>
              </table:table-cell>
              <table:table-cell office:value-type="string" calcext:value-type="string">
                <text:p>Generating Reproducible and Replayable Bug Reports from Android Application Crashes</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
              </table:table-cell>
              <table:table-cell office:value-type="string" calcext:value-type="string">
                <text:p>http://dl.acm.org/citation.cfm?id=2820282.2820291</text:p>
              </table:table-cell>
              <table:table-cell table:number-columns-repeated="6" office:value-type="string" calcext:value-type="string">
                <text:p/>
              </table:table-cell>
            </table:table-row>
            <table:table-row table:style-name="ro1" table:visibility="collapse">
              <table:table-cell office:value-type="string" calcext:value-type="string">
                <text:p>YeasminRoySchneider2015</text:p>
              </table:table-cell>
              <table:table-cell office:value-type="string" calcext:value-type="string">
                <text:p>6</text:p>
              </table:table-cell>
              <table:table-cell office:value-type="string" calcext:value-type="string">
                <text:p>Riverton, NJ, USA</text:p>
              </table:table-cell>
              <table:table-cell table:number-columns-repeated="2" office:value-type="string" calcext:value-type="string">
                <text:p/>
              </table:table-cell>
              <table:table-cell office:value-type="string" calcext:value-type="string">
                <text:p>Yeasmin, Shamima and Roy, Chanchal K. and Schneider, Kevin A.</text:p>
              </table:table-cell>
              <table:table-cell office:value-type="string" calcext:value-type="string">
                <text:p>Proceedings of the 25th Annual International Conference on Computer Science and Software Engineering</text:p>
              </table:table-cell>
              <table:table-cell table:number-columns-repeated="15" office:value-type="string" calcext:value-type="string">
                <text:p/>
              </table:table-cell>
              <table:table-cell office:value-type="string" calcext:value-type="string">
                <text:p>171--180</text:p>
              </table:table-cell>
              <table:table-cell office:value-type="string" calcext:value-type="string">
                <text:p>IBM Corp.</text:p>
              </table:table-cell>
              <table:table-cell table:number-columns-repeated="2" office:value-type="string" calcext:value-type="string">
                <text:p/>
              </table:table-cell>
              <table:table-cell office:value-type="string" calcext:value-type="string">
                <text:p>CASCON '15</text:p>
              </table:table-cell>
              <table:table-cell office:value-type="string" calcext:value-type="string">
                <text:p>How Should We Read and Analyze Bug Reports: An Interactive Visualization Using Extractive Summaries and Topic Evolution</text:p>
              </table:table-cell>
              <table:table-cell table:number-columns-repeated="2" office:value-type="string" calcext:value-type="string">
                <text:p/>
              </table:table-cell>
              <table:table-cell office:value-type="string" calcext:value-type="string">
                <text:p>2015</text:p>
              </table:table-cell>
              <table:table-cell office:value-type="string" calcext:value-type="string">
                <text:p/>
              </table:table-cell>
              <table:table-cell office:value-type="string" calcext:value-type="string">
                <text:p>http://dl.acm.org/citation.cfm?id=2886444.2886470</text:p>
              </table:table-cell>
              <table:table-cell table:number-columns-repeated="6" office:value-type="string" calcext:value-type="string">
                <text:p/>
              </table:table-cell>
            </table:table-row>
          </table:table-row-group>
          <table:table-row table:style-name="ro1">
            <table:table-cell table:style-name="Result" table:formula="of:=SUBTOTAL(3;[.$A$183:.$A$199])" office:value-type="float" office:value="17" calcext:value-type="float">
              <text:p>17</text:p>
            </table:table-cell>
            <table:table-cell table:number-columns-repeated="29"/>
            <table:table-cell table:style-name="Result" office:value-type="string" calcext:value-type="string">
              <text:p>2015 Cont.Núm</text:p>
            </table:table-cell>
            <table:table-cell table:number-columns-repeated="8"/>
          </table:table-row>
          <table:table-row-group table:display="false">
            <table:table-row table:style-name="ro1" table:visibility="collapse">
              <table:table-cell office:value-type="string" calcext:value-type="string">
                <text:p>SripadaReddyKhandelwal2016</text:p>
              </table:table-cell>
              <table:table-cell office:value-type="string" calcext:value-type="string">
                <text:p>6</text:p>
              </table:table-cell>
              <table:table-cell office:value-type="string" calcext:value-type="string">
                <text:p>New York, NY, USA</text:p>
              </table:table-cell>
              <table:table-cell table:number-columns-repeated="2" office:value-type="string" calcext:value-type="string">
                <text:p/>
              </table:table-cell>
              <table:table-cell office:value-type="string" calcext:value-type="string">
                <text:p>Sripada, Sai Krishna and Reddy, Y. Raghu and Khandelwal, Shivam</text:p>
              </table:table-cell>
              <table:table-cell office:value-type="string" calcext:value-type="string">
                <text:p>Proceedings of the 9th India Software Engineering Conference</text:p>
              </table:table-cell>
              <table:table-cell table:number-columns-repeated="15" office:value-type="string" calcext:value-type="string">
                <text:p/>
              </table:table-cell>
              <table:table-cell office:value-type="string" calcext:value-type="string">
                <text:p>119--130</text:p>
              </table:table-cell>
              <table:table-cell office:value-type="string" calcext:value-type="string">
                <text:p>ACM</text:p>
              </table:table-cell>
              <table:table-cell table:number-columns-repeated="2" office:value-type="string" calcext:value-type="string">
                <text:p/>
              </table:table-cell>
              <table:table-cell office:value-type="string" calcext:value-type="string">
                <text:p>ISEC '16</text:p>
              </table:table-cell>
              <table:table-cell office:value-type="string" calcext:value-type="string">
                <text:p>Architecting an Extensible Framework for Gamifying Software Engineering Concepts</text:p>
              </table:table-cell>
              <table:table-cell table:number-columns-repeated="2" office:value-type="string" calcext:value-type="string">
                <text:p/>
              </table:table-cell>
              <table:table-cell office:value-type="string" calcext:value-type="string">
                <text:p>2016</text:p>
              </table:table-cell>
              <table:table-cell office:value-type="string" calcext:value-type="string">
                <text:p/>
              </table:table-cell>
              <table:table-cell office:value-type="string" calcext:value-type="string">
                <text:p>http://doi.acm.org/10.1145/2856636.2856649</text:p>
              </table:table-cell>
              <table:table-cell table:number-columns-repeated="5" office:value-type="string" calcext:value-type="string">
                <text:p/>
              </table:table-cell>
              <table:table-cell office:value-type="string" calcext:value-type="string">
                <text:p>978-1-4503-4018-2</text:p>
              </table:table-cell>
            </table:table-row>
          </table:table-row-group>
          <table:table-row table:style-name="ro1">
            <table:table-cell table:style-name="Result" table:formula="of:=SUBTOTAL(3;[.$A$201:.$A$201])" office:value-type="float" office:value="1" calcext:value-type="float">
              <text:p>1</text:p>
            </table:table-cell>
            <table:table-cell table:number-columns-repeated="29"/>
            <table:table-cell table:style-name="Result" office:value-type="string" calcext:value-type="string">
              <text:p>2016 Cont.Núm</text:p>
            </table:table-cell>
            <table:table-cell table:number-columns-repeated="8"/>
          </table:table-row>
        </table:table-row-group>
        <table:table-row table:style-name="ro1">
          <table:table-cell table:style-name="Result" table:formula="of:=SUBTOTAL(3;[.$A$2:.$A$202])" office:value-type="float" office:value="184" calcext:value-type="float">
            <text:p>184</text:p>
          </table:table-cell>
          <table:table-cell table:number-columns-repeated="29"/>
          <table:table-cell table:style-name="Result" office:value-type="string" calcext:value-type="string">
            <text:p>Total geral</text:p>
          </table:table-cell>
          <table:table-cell table:number-columns-repeated="8"/>
        </table:table-row>
      </table:table>
      <table:named-expressions/>
      <table:database-ranges>
        <table:database-range table:name="__Anonymous_DB__1" table:target-range-address="biblio.A1:biblio.AM203">
          <table:sort table:bind-styles-to-content="false">
            <table:sort-by table:field-number="30" table:data-type="automatic"/>
          </table:sort>
          <table:subtotal-rules table:bind-styles-to-content="false">
            <table:sort-groups/>
            <table:subtotal-rule table:group-by-field-number="30">
              <table:subtotal-field table:field-number="0" table:function="countnums"/>
            </table:subtotal-rule>
          </table:subtotal-rules>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date>2016-03-04T19:45:29.738779556</dc:date>
    <meta:editing-duration>PT2H32M14S</meta:editing-duration>
    <meta:editing-cycles>1</meta:editing-cycles>
    <meta:document-statistic meta:table-count="1" meta:cell-count="7251" meta:object-count="0"/>
    <meta:user-defined meta:name="Info 1"/>
    <meta:user-defined meta:name="Info 2"/>
    <meta:user-defined meta:name="Info 3"/>
    <meta:user-defined meta:name="Info 4"/>
  </office:meta>
</office:document-meta>
</file>